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DejaVu Math TeX Gyre" svg:font-family="'DejaVu Math TeX Gyre'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 Francisco" svg:font-family="'San Francisco'"/>
    <style:font-face style:name="San francisco" svg:font-family="'San francisco'"/>
    <style:font-face style:name="Sans mono" svg:font-family="'Sans mono'" style:font-family-generic="swiss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C', 'UseCharStyles': 1, 'LineNumberRatio': 100, 'LineNumberStart': 1, 'MasterCharStyle': '', 'ShowLineNumbers': 0, 'ColourizeBackground': 1, 'LineNumberSeparator': '  ', 'LineNumberPaddingSymbol': '', 'StoreOptionsWithSnippet': 1}" fo:background-color="#f8f8f8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', 'UseCharStyles': 1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San Francisco" fo:language="zxx" fo:country="none" fo:font-style="normal" style:text-underline-style="none" fo:font-weight="normal" fo:background-color="transparent"/>
    </style:style>
    <style:style style:name="P3" style:family="paragraph" style:parent-style-name="Standard">
      <style:paragraph-properties fo:text-align="center" style:justify-single-word="false"/>
      <style:text-properties officeooo:paragraph-rsid="0011f75c"/>
    </style:style>
    <style:style style:name="P4" style:family="paragraph" style:parent-style-name="Standard">
      <style:paragraph-properties fo:text-align="center" style:justify-single-word="false"/>
      <style:text-properties officeooo:paragraph-rsid="00140310"/>
    </style:style>
    <style:style style:name="P5" style:family="paragraph" style:parent-style-name="Standard">
      <style:paragraph-properties fo:text-align="start" style:justify-single-word="false"/>
      <style:text-properties officeooo:paragraph-rsid="00136d42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36d42"/>
    </style:style>
    <style:style style:name="P7" style:family="paragraph" style:list-style-name="L1">
      <style:text-properties officeooo:paragraph-rsid="00136d42"/>
    </style:style>
    <style:style style:name="P8" style:family="paragraph" style:parent-style-name="Standard" style:list-style-name="L1">
      <style:text-properties officeooo:paragraph-rsid="00136d42"/>
    </style:style>
    <style:style style:name="P9" style:family="paragraph" style:parent-style-name="Standard">
      <style:text-properties officeooo:paragraph-rsid="0017ff4b"/>
    </style:style>
    <style:style style:name="P10" style:family="paragraph" style:parent-style-name="Standard">
      <loext:graphic-properties draw:fill="solid" draw:fill-color="#f8f8f8" draw:opacity="100%"/>
      <style:paragraph-properties fo:background-color="#f8f8f8"/>
      <style:text-properties officeooo:paragraph-rsid="0017ff4b"/>
    </style:style>
    <style:style style:name="P11" style:family="paragraph" style:parent-style-name="Standard">
      <loext:graphic-properties draw:fill="solid" draw:fill-color="#f8f8f8" draw:opacity="100%"/>
      <style:paragraph-properties ch2_options="{'Style': 'default', 'Language': 'C', 'UseCharStyles': 1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0017ff4b"/>
    </style:style>
    <style:style style:name="P12" style:family="paragraph" style:parent-style-name="Standard">
      <style:text-properties officeooo:paragraph-rsid="0019de7d"/>
    </style:style>
    <style:style style:name="P13" style:family="paragraph" style:parent-style-name="Standard">
      <loext:graphic-properties draw:fill="solid" draw:fill-color="#f8f8f8" draw:opacity="100%"/>
      <style:paragraph-properties ch2_options="{'Style': 'default', 'Language': 'C', 'UseCharStyles': 1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0019de7d"/>
    </style:style>
    <style:style style:name="P14" style:family="paragraph" style:parent-style-name="Standard">
      <loext:graphic-properties draw:fill="solid" draw:fill-color="#f8f8f8" draw:opacity="100%"/>
      <style:paragraph-properties fo:background-color="#f8f8f8"/>
      <style:text-properties officeooo:paragraph-rsid="001e2605"/>
    </style:style>
    <style:style style:name="P15" style:family="paragraph" style:parent-style-name="Standard">
      <style:text-properties officeooo:paragraph-rsid="001ff654"/>
    </style:style>
    <style:style style:name="P16" style:family="paragraph" style:parent-style-name="Standard">
      <loext:graphic-properties draw:fill="solid" draw:fill-color="#f8f8f8" draw:opacity="100%"/>
      <style:paragraph-properties ch2_options="{'Style': 'default', 'Language': 'C', 'UseCharStyles': 1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001ff654"/>
    </style:style>
    <style:style style:name="P17" style:family="paragraph" style:parent-style-name="Standard">
      <style:text-properties officeooo:paragraph-rsid="00223073"/>
    </style:style>
    <style:style style:name="P18" style:family="paragraph" style:parent-style-name="Standard">
      <style:text-properties officeooo:paragraph-rsid="0023d978"/>
    </style:style>
    <style:style style:name="P19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0" style:family="paragraph" style:list-style-name="L4"/>
    <style:style style:name="P21" style:family="paragraph" style:list-style-name="L4">
      <style:text-properties officeooo:paragraph-rsid="0019de7d"/>
    </style:style>
    <style:style style:name="P22" style:family="paragraph" style:parent-style-name="Text_20_body">
      <style:text-properties officeooo:paragraph-rsid="0017ff4b"/>
    </style:style>
    <style:style style:name="P23" style:family="paragraph" style:list-style-name="L6"/>
    <style:style style:name="P24" style:family="paragraph" style:parent-style-name="Text_20_body" style:list-style-name="L6"/>
    <style:style style:name="T1" style:family="text">
      <style:text-properties fo:language="zxx" fo:country="none"/>
    </style:style>
    <style:style style:name="T2" style:family="text">
      <style:text-properties style:use-window-font-color="true" loext:opacity="0%" fo:font-size="12pt" fo:language="zxx" fo:country="none" style:text-underline-style="none" fo:font-weight="bold" officeooo:rsid="0023d978" style:font-size-asian="10.5pt" style:font-weight-asian="bold" style:font-size-complex="12pt" style:font-weight-complex="bold"/>
    </style:style>
    <style:style style:name="T3" style:family="text">
      <style:text-properties style:use-window-font-color="true" loext:opacity="0%" fo:font-size="12pt" fo:language="zxx" fo:country="none" style:text-underline-style="none" fo:font-weight="normal" officeooo:rsid="0023d978" style:font-size-asian="10.5pt" style:font-weight-asian="normal" style:font-size-complex="12pt" style:font-weight-complex="normal"/>
    </style:style>
    <style:style style:name="T4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loext:padding="0.049cm" loext:border="0.06pt solid #d9d9e3"/>
    </style:style>
    <style:style style:name="T5" style:family="text">
      <style:text-properties style:use-window-font-color="true" loext:opacity="0%" style:font-name="San francisco" officeooo:rsid="0017ff4b"/>
    </style:style>
    <style:style style:name="T6" style:family="text">
      <style:text-properties style:use-window-font-color="true" loext:opacity="0%" style:font-name="San francisco" fo:font-size="15pt" officeooo:rsid="0017ff4b" style:font-size-asian="15pt" style:font-size-complex="15pt"/>
    </style:style>
    <style:style style:name="T7" style:family="text">
      <style:text-properties style:use-window-font-color="true" loext:opacity="0%" style:font-name="San francisco" fo:font-size="16pt" fo:font-weight="bold" officeooo:rsid="0017ff4b" style:font-size-asian="16pt" style:font-weight-asian="bold" style:font-size-complex="16pt" style:font-weight-complex="bold"/>
    </style:style>
    <style:style style:name="T8" style:family="text">
      <style:text-properties style:use-window-font-color="true" loext:opacity="0%" style:font-name="San francisco" fo:font-size="16pt" style:text-underline-style="none" fo:font-weight="bold" officeooo:rsid="0019de7d" style:font-size-asian="16pt" style:font-weight-asian="bold" style:font-size-complex="16pt" style:font-weight-complex="bold"/>
    </style:style>
    <style:style style:name="T9" style:family="text">
      <style:text-properties style:use-window-font-color="true" loext:opacity="0%" style:font-name="San francisco" fo:font-size="16pt" style:text-underline-style="none" fo:font-weight="bold" officeooo:rsid="001ff654" style:font-size-asian="16pt" style:font-weight-asian="bold" style:font-size-complex="16pt" style:font-weight-complex="bold"/>
    </style:style>
    <style:style style:name="T10" style:family="text">
      <style:text-properties style:use-window-font-color="true" loext:opacity="0%" style:font-name="San francisco" fo:font-size="16pt" fo:language="zxx" fo:country="none" style:text-underline-style="none" fo:font-weight="bold" officeooo:rsid="0019de7d" style:font-size-asian="16pt" style:font-weight-asian="bold" style:font-size-complex="16pt" style:font-weight-complex="bold"/>
    </style:style>
    <style:style style:name="T11" style:family="text">
      <style:text-properties style:use-window-font-color="true" loext:opacity="0%" style:font-name="San francisco" fo:font-size="16pt" fo:language="zxx" fo:country="none" style:text-underline-style="none" fo:font-weight="bold" officeooo:rsid="00223073" style:font-size-asian="16pt" style:font-weight-asian="bold" style:font-size-complex="16pt" style:font-weight-complex="bold"/>
    </style:style>
    <style:style style:name="T12" style:family="text">
      <style:text-properties style:use-window-font-color="true" loext:opacity="0%" style:font-name="San francisco" fo:font-size="16pt" fo:language="zxx" fo:country="none" style:text-underline-style="none" fo:font-weight="bold" officeooo:rsid="0023d978" style:font-size-asian="16pt" style:font-weight-asian="bold" style:font-size-complex="16pt" style:font-weight-complex="bold"/>
    </style:style>
    <style:style style:name="T13" style:family="text">
      <style:text-properties style:use-window-font-color="true" loext:opacity="0%" style:font-name="San francisco" fo:font-style="italic" fo:font-weight="normal" officeooo:rsid="0017ff4b" style:font-style-asian="italic" style:font-weight-asian="normal" style:font-style-complex="italic" style:font-weight-complex="normal"/>
    </style:style>
    <style:style style:name="T14" style:family="text">
      <style:text-properties style:use-window-font-color="true" loext:opacity="0%" style:font-name="San francisco" fo:font-weight="normal" officeooo:rsid="0017ff4b" style:font-weight-asian="normal" style:font-weight-complex="normal"/>
    </style:style>
    <style:style style:name="T15" style:family="text">
      <style:text-properties style:use-window-font-color="true" loext:opacity="0%" style:font-name="San francisco" fo:language="zxx" fo:country="none" fo:font-style="normal" style:text-underline-style="none" fo:font-weight="normal" officeooo:rsid="0017ff4b" fo:background-color="transparent" loext:char-shading-value="0" style:font-weight-asian="normal" style:font-weight-complex="normal"/>
    </style:style>
    <style:style style:name="T16" style:family="text">
      <style:text-properties style:use-window-font-color="true" loext:opacity="0%" style:font-name="San francisco" fo:language="zxx" fo:country="none" fo:font-style="normal" style:text-underline-style="none" fo:font-weight="normal" officeooo:rsid="0017ff4b" fo:background-color="transparent" loext:char-shading-value="0" style:font-weight-asian="normal" style:font-weight-complex="normal"/>
    </style:style>
    <style:style style:name="T17" style:family="text">
      <style:text-properties style:use-window-font-color="true" loext:opacity="0%" style:font-name="San francisco" fo:language="zxx" fo:country="none" fo:font-style="italic" style:text-underline-style="none" fo:font-weight="bold" officeooo:rsid="0017ff4b" fo:background-color="transparent" loext:char-shading-value="0" style:font-style-asian="italic" style:font-weight-asian="bold" style:font-style-complex="italic" style:font-weight-complex="bold" ch2_options="{'Style': 'colorful', 'Language': 'Bash', 'UseCharStyles': 1, 'LineNumberRatio': 100, 'LineNumberStart': 1, 'MasterCharStyle': '', 'ShowLineNumbers': 0, 'ColourizeBackground': 1, 'LineNumberSeparator': '  ', 'LineNumberPaddingSymbol': '', 'StoreOptionsWithSnippet': 1}"/>
    </style:style>
    <style:style style:name="T18" style:family="text">
      <style:text-properties style:use-window-font-color="true" loext:opacity="0%" style:font-name="San francisco" style:text-underline-style="none" fo:font-weight="normal" officeooo:rsid="0019de7d" style:font-weight-asian="normal" style:font-weight-complex="normal"/>
    </style:style>
    <style:style style:name="T19" style:family="text">
      <style:text-properties style:use-window-font-color="true" loext:opacity="0%" style:font-name="San francisco" fo:font-size="12pt" fo:language="zxx" fo:country="none" style:text-underline-style="none" fo:font-weight="normal" officeooo:rsid="0023d978" style:font-size-asian="10.5pt" style:font-weight-asian="normal" style:font-size-complex="12pt" style:font-weight-complex="normal"/>
    </style:style>
    <style:style style:name="T20" style:family="text">
      <style:text-properties style:use-window-font-color="true" loext:opacity="0%" style:font-name="San francisco" fo:font-size="12pt" fo:language="zxx" fo:country="none" style:text-underline-style="none" fo:font-weight="bold" officeooo:rsid="0023d978" style:font-size-asian="10.5pt" style:font-weight-asian="bold" style:font-size-complex="12pt" style:font-weight-complex="bold"/>
    </style:style>
    <style:style style:name="T21" style:family="text">
      <style:text-properties style:use-window-font-color="true" loext:opacity="0%" style:font-name="San francisco" fo:font-size="12pt" fo:language="zxx" fo:country="none" style:text-underline-style="none" officeooo:rsid="0023d978" style:font-size-asian="10.5pt" style:font-size-complex="12pt"/>
    </style:style>
    <style:style style:name="T22" style:family="text">
      <style:text-properties style:use-window-font-color="true" loext:opacity="0%" style:font-name="San francisco" fo:font-size="12pt" fo:language="zxx" fo:country="none" fo:font-style="normal" style:text-underline-style="none" fo:font-weight="normal" officeooo:rsid="0019de7d" fo:background-color="transparent" loext:char-shading-value="0" style:font-size-asian="10.5pt" style:font-weight-asian="normal" style:font-size-complex="12pt" style:font-weight-complex="normal"/>
    </style:style>
    <style:style style:name="T23" style:family="text">
      <style:text-properties style:use-window-font-color="true" loext:opacity="0%" style:font-name="San francisco" fo:font-size="11pt" fo:language="zxx" fo:country="none" style:text-underline-style="none" fo:font-weight="bold" officeooo:rsid="00223073" style:font-size-asian="11pt" style:font-weight-asian="bold" style:font-size-complex="11pt" style:font-weight-complex="bold"/>
    </style:style>
    <style:style style:name="T24" style:family="text">
      <style:text-properties style:use-window-font-color="true" loext:opacity="0%" fo:font-size="16pt" fo:language="zxx" fo:country="none" style:text-underline-style="none" fo:font-weight="bold" officeooo:rsid="0019de7d" style:font-size-asian="16pt" style:font-weight-asian="bold" style:font-size-complex="16pt" style:font-weight-complex="bold"/>
    </style:style>
    <style:style style:name="T25" style:family="text">
      <style:text-properties style:font-name="San francisco"/>
    </style:style>
    <style:style style:name="T26" style:family="text">
      <style:text-properties style:font-name="San francisco" fo:font-size="18pt" fo:language="zxx" fo:country="none" officeooo:rsid="0011f75c" style:font-size-asian="18pt" style:font-size-complex="18pt"/>
    </style:style>
    <style:style style:name="T27" style:family="text">
      <style:text-properties style:font-name="San francisco" fo:font-size="15pt" fo:language="zxx" fo:country="none" officeooo:rsid="0011f75c" style:font-size-asian="15pt" style:font-size-complex="15pt"/>
    </style:style>
    <style:style style:name="T28" style:family="text">
      <style:text-properties style:font-name="San francisco" fo:language="zxx" fo:country="none"/>
    </style:style>
    <style:style style:name="T29" style:family="text">
      <style:text-properties style:font-name="San francisco" fo:language="zxx" fo:country="none" fo:font-style="normal" style:text-underline-style="none" fo:font-weight="normal" officeooo:rsid="0017ff4b" fo:background-color="transparent" loext:char-shading-value="0" style:font-weight-asian="normal" style:font-weight-complex="normal"/>
    </style:style>
    <style:style style:name="T30" style:family="text">
      <style:text-properties style:font-name="San francisco" fo:language="zxx" fo:country="none" fo:font-style="normal" style:text-underline-style="none" fo:font-weight="normal" officeooo:rsid="0017ff4b" fo:background-color="transparent" loext:char-shading-value="0" style:font-weight-asian="normal" style:font-weight-complex="normal"/>
    </style:style>
    <style:style style:name="T31" style:family="text">
      <style:text-properties style:font-name="San francisco" fo:language="zxx" fo:country="none" fo:font-style="normal" style:text-underline-style="none" fo:font-weight="normal" officeooo:rsid="0019de7d" fo:background-color="transparent" loext:char-shading-value="0" style:font-weight-asian="normal" style:font-weight-complex="normal"/>
    </style:style>
    <style:style style:name="T32" style:family="text">
      <style:text-properties style:font-name="San francisco" fo:language="zxx" fo:country="none" fo:font-style="normal" style:text-underline-style="none" officeooo:rsid="0017ff4b" fo:background-color="transparent" loext:char-shading-value="0" style:font-weight-asian="normal" style:font-weight-complex="normal"/>
    </style:style>
    <style:style style:name="T33" style:family="text">
      <style:text-properties style:font-name="San francisco" fo:language="zxx" fo:country="none" fo:font-style="italic" style:text-underline-style="none" fo:font-weight="bold" officeooo:rsid="0017ff4b" fo:background-color="transparent" loext:char-shading-value="0" style:font-style-asian="italic" style:font-weight-asian="bold" style:font-style-complex="italic" style:font-weight-complex="bold" ch2_options="{'Style': 'colorful', 'Language': 'Bash', 'UseCharStyles': 1, 'LineNumberRatio': 100, 'LineNumberStart': 1, 'MasterCharStyle': '', 'ShowLineNumbers': 0, 'ColourizeBackground': 1, 'LineNumberSeparator': '  ', 'LineNumberPaddingSymbol': '', 'StoreOptionsWithSnippet': 1}"/>
    </style:style>
    <style:style style:name="T34" style:family="text">
      <style:text-properties style:font-name="San francisco" fo:language="zxx" fo:country="none" style:text-underline-style="none" fo:font-weight="normal" officeooo:rsid="0017ff4b" fo:background-color="transparent" loext:char-shading-value="0" style:font-weight-asian="normal" style:font-weight-complex="normal"/>
    </style:style>
    <style:style style:name="T35" style:family="text">
      <style:text-properties style:font-name="San francisco" fo:language="zxx" fo:country="none" style:text-underline-style="none" fo:font-weight="normal" officeooo:rsid="001a4fab" fo:background-color="transparent" loext:char-shading-value="0" style:font-weight-asian="normal" style:font-weight-complex="normal"/>
    </style:style>
    <style:style style:name="T36" style:family="text">
      <style:text-properties style:font-name="San francisco" fo:language="zxx" fo:country="none" style:text-underline-style="none" fo:font-weight="normal" officeooo:rsid="001a9b62" fo:background-color="transparent" loext:char-shading-value="0" style:font-weight-asian="normal" style:font-weight-complex="normal"/>
    </style:style>
    <style:style style:name="T37" style:family="text">
      <style:text-properties style:font-name="San francisco" fo:language="zxx" fo:country="none" style:text-underline-style="none" fo:font-weight="normal" officeooo:rsid="001c6472" fo:background-color="transparent" loext:char-shading-value="0" style:font-weight-asian="normal" style:font-weight-complex="normal"/>
    </style:style>
    <style:style style:name="T38" style:family="text">
      <style:text-properties style:font-name="San francisco" fo:language="zxx" fo:country="none" style:text-underline-style="none" fo:font-weight="normal" officeooo:rsid="001ca6e1" fo:background-color="transparent" loext:char-shading-value="0" style:font-weight-asian="normal" style:font-weight-complex="normal"/>
    </style:style>
    <style:style style:name="T39" style:family="text">
      <style:text-properties style:font-name="San francisco" fo:font-size="12pt" fo:language="zxx" fo:country="none" officeooo:rsid="00136d42" style:font-size-asian="10.5pt" style:font-size-complex="12pt"/>
    </style:style>
    <style:style style:name="T40" style:family="text">
      <style:text-properties style:font-name="San francisco" fo:font-size="12pt" fo:language="zxx" fo:country="none" style:text-underline-style="none" fo:font-weight="normal" officeooo:rsid="0019de7d" fo:background-color="transparent" loext:char-shading-value="0" style:font-size-asian="10.5pt" style:font-weight-asian="normal" style:font-size-complex="12pt" style:font-weight-complex="normal"/>
    </style:style>
    <style:style style:name="T41" style:family="text">
      <style:text-properties style:font-name="San francisco" fo:font-size="12pt" fo:language="zxx" fo:country="none" style:text-underline-style="none" fo:font-weight="normal" officeooo:rsid="001ff654" fo:background-color="transparent" loext:char-shading-value="0" style:font-size-asian="10.5pt" style:font-weight-asian="normal" style:font-size-complex="12pt" style:font-weight-complex="normal"/>
    </style:style>
    <style:style style:name="T42" style:family="text">
      <style:text-properties style:font-name="San francisco" fo:font-size="12pt" fo:language="zxx" fo:country="none" style:text-underline-style="none" fo:font-weight="normal" officeooo:rsid="002004ef" fo:background-color="transparent" loext:char-shading-value="0" style:font-size-asian="10.5pt" style:font-weight-asian="normal" style:font-size-complex="12pt" style:font-weight-complex="normal"/>
    </style:style>
    <style:style style:name="T43" style:family="text">
      <style:text-properties style:font-name="San francisco" fo:font-size="12pt" fo:language="zxx" fo:country="none" fo:font-style="normal" style:text-underline-style="none" fo:font-weight="normal" officeooo:rsid="0019de7d" fo:background-color="transparent" loext:char-shading-value="0" style:font-size-asian="10.5pt" style:font-weight-asian="normal" style:font-size-complex="12pt" style:font-weight-complex="normal"/>
    </style:style>
    <style:style style:name="T44" style:family="text">
      <style:text-properties style:font-name="San francisco" fo:font-size="12pt" fo:language="zxx" fo:country="none" fo:font-style="normal" style:text-underline-style="none" officeooo:rsid="0019de7d" fo:background-color="transparent" loext:char-shading-value="0" style:font-size-asian="10.5pt" style:font-weight-asian="normal" style:font-size-complex="12pt" style:font-weight-complex="normal"/>
    </style:style>
    <style:style style:name="T45" style:family="text">
      <style:text-properties style:font-name="San francisco" fo:font-size="11pt" style:font-size-asian="11pt" style:font-size-complex="11pt"/>
    </style:style>
    <style:style style:name="T46" style:family="text">
      <style:text-properties style:font-name="San francisco" fo:font-size="11pt" officeooo:rsid="0023d978" style:font-size-asian="11pt" style:font-size-complex="11pt"/>
    </style:style>
    <style:style style:name="T47" style:family="text">
      <style:text-properties style:font-name="San francisc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8" style:family="text">
      <style:text-properties style:font-name="San francisc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9" style:family="text">
      <style:text-properties style:font-name="San francisco" fo:font-size="11pt" fo:font-weight="normal" style:font-size-asian="11pt" style:font-weight-asian="normal" style:font-size-complex="11pt" style:font-weight-complex="normal"/>
    </style:style>
    <style:style style:name="T50" style:family="text">
      <style:text-properties style:font-name="San francisco" fo:font-size="11pt" fo:font-weight="normal" officeooo:rsid="0019de7d" style:font-size-asian="11pt" style:font-weight-asian="normal" style:font-size-complex="11pt" style:font-weight-complex="normal"/>
    </style:style>
    <style:style style:name="T51" style:family="text">
      <style:text-properties style:font-name="San francisco" fo:font-size="11pt" fo:font-weight="bold" style:font-size-asian="11pt" style:font-weight-asian="bold" style:font-size-complex="11pt" style:font-weight-complex="bold"/>
    </style:style>
    <style:style style:name="T52" style:family="text">
      <style:text-properties style:font-name="San francisco" fo:font-size="11pt" fo:language="zxx" fo:country="none" style:font-size-asian="11pt" style:font-size-complex="11pt"/>
    </style:style>
    <style:style style:name="T53" style:family="text">
      <style:text-properties style:font-name="San francisco" fo:font-size="11pt" fo:language="zxx" fo:country="none" officeooo:rsid="0023d978" style:font-size-asian="11pt" style:font-size-complex="11pt"/>
    </style:style>
    <style:style style:name="T54" style:family="text">
      <style:text-properties style:font-name="San francisco" fo:font-size="11pt" fo:language="zxx" fo:country="none" fo:font-weight="bold" style:font-size-asian="11pt" style:font-weight-asian="bold" style:font-size-complex="11pt" style:font-weight-complex="bold"/>
    </style:style>
    <style:style style:name="T55" style:family="text">
      <style:text-properties style:font-name="San francisco" officeooo:rsid="00223073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style:font-name="San Francisco"/>
    </style:style>
    <style:style style:name="T58" style:family="text">
      <style:text-properties style:font-name="San Francisco" fo:language="zxx" fo:country="none" officeooo:rsid="00136d42"/>
    </style:style>
    <style:style style:name="T59" style:family="text">
      <style:text-properties style:font-name="San Francisco" fo:language="zxx" fo:country="none" style:text-underline-style="none" fo:font-weight="normal" fo:background-color="transparent" loext:char-shading-value="0"/>
    </style:style>
    <style:style style:name="T60" style:family="text">
      <style:text-properties style:font-name="San Francisco" fo:language="zxx" fo:country="none" fo:font-style="normal" style:text-underline-style="none" fo:font-weight="normal" fo:background-color="transparent" loext:char-shading-value="0"/>
    </style:style>
    <style:style style:name="T61" style:family="text">
      <style:text-properties style:font-name="San Francisco"/>
    </style:style>
    <style:style style:name="T62" style:family="text">
      <style:text-properties fo:color="#3d7b7b" loext:opacity="100%" style:font-name="San francisco" fo:language="zxx" fo:country="none" fo:font-style="italic" style:text-underline-style="none" fo:font-weight="normal" officeooo:rsid="0017ff4b" fo:background-color="transparent" loext:char-shading-value="0" style:font-weight-asian="normal" style:font-weight-complex="normal"/>
    </style:style>
    <style:style style:name="T63" style:family="text">
      <style:text-properties fo:color="#3d7b7b" loext:opacity="100%" style:font-name="San francisco" fo:font-size="12pt" fo:language="zxx" fo:country="none" fo:font-style="italic" style:text-underline-style="none" fo:font-weight="normal" officeooo:rsid="0019de7d" fo:background-color="transparent" loext:char-shading-value="0" style:font-size-asian="10.5pt" style:font-weight-asian="normal" style:font-size-complex="12pt" style:font-weight-complex="normal"/>
    </style:style>
    <style:style style:name="T64" style:family="text">
      <style:text-properties fo:font-variant="normal" fo:text-transform="none" style:font-name="San Francisco" fo:letter-spacing="normal" fo:language="zxx" fo:country="none" fo:font-style="normal" style:text-underline-style="none" fo:font-weight="normal" fo:background-color="transparent" loext:char-shading-value="0"/>
    </style:style>
    <style:style style:name="T65" style:family="text">
      <style:text-properties fo:font-variant="normal" fo:text-transform="none" fo:color="#d1d5db" loext:opacity="100%" style:font-name="S hne" fo:font-size="12pt" fo:letter-spacing="normal" fo:language="zxx" fo:country="none" fo:font-style="normal" style:text-underline-style="none" fo:font-weight="normal" officeooo:rsid="0023d978" style:font-size-asian="10.5pt" style:font-weight-asian="bold" style:font-size-complex="12pt" style:font-weight-complex="bold"/>
    </style:style>
    <style:style style:name="T66" style:family="text">
      <style:text-properties fo:font-variant="normal" fo:text-transform="none" fo:color="#d1d5db" loext:opacity="100%" fo:font-size="12pt" fo:letter-spacing="normal" fo:language="zxx" fo:country="none" fo:font-style="normal" style:text-underline-style="none" fo:font-weight="normal" officeooo:rsid="0023d978" style:font-size-asian="10.5pt" style:font-weight-asian="bold" style:font-size-complex="12pt" style:font-weight-complex="bold"/>
    </style:style>
    <style:style style:name="T67" style:family="text">
      <style:text-properties fo:font-variant="normal" fo:text-transform="none" fo:color="#d1d5db" loext:opacity="100%" style:font-name="San francisco" fo:font-size="12pt" fo:letter-spacing="normal" fo:language="zxx" fo:country="none" fo:font-style="normal" style:text-underline-style="none" fo:font-weight="normal" officeooo:rsid="0023d978" style:font-size-asian="10.5pt" style:font-weight-asian="bold" style:font-size-complex="12pt" style:font-weight-complex="bold"/>
    </style:style>
    <style:style style:name="T68" style:family="text">
      <style:text-properties fo:font-variant="normal" fo:text-transform="none" fo:color="#d1d5db" loext:opacity="100%" style:font-name="San francisco" fo:font-size="12pt" fo:letter-spacing="normal" fo:language="zxx" fo:country="none" fo:font-style="normal" style:text-underline-style="none" fo:font-weight="normal" officeooo:rsid="0023d978" style:font-size-asian="10.5pt" style:font-weight-asian="normal" style:font-size-complex="12pt" style:font-weight-complex="normal"/>
    </style:style>
    <style:style style:name="T69" style:family="text">
      <style:text-properties fo:font-variant="normal" fo:text-transform="none" fo:color="#d1d5db" loext:opacity="100%" style:font-name="San francisco" fo:font-size="12pt" fo:letter-spacing="normal" fo:language="zxx" fo:country="none" fo:font-style="normal" style:text-underline-style="none" officeooo:rsid="0023d978" style:font-size-asian="10.5pt" style:font-size-complex="12pt"/>
    </style:style>
    <style:style style:name="T70" style:family="text">
      <style:text-properties fo:font-variant="normal" fo:text-transform="none" fo:color="#d1d5db" loext:opacity="100%" style:font-name="San francisco" fo:font-size="12pt" fo:letter-spacing="normal" fo:language="zxx" fo:country="none" fo:font-style="normal" style:text-underline-style="none" fo:font-weight="bold" officeooo:rsid="0023d978" style:font-size-asian="10.5pt" style:font-weight-asian="bold" style:font-size-complex="12pt" style:font-weight-complex="bold"/>
    </style:style>
    <style:style style:name="T71" style:family="text">
      <style:text-properties fo:font-variant="normal" fo:text-transform="none" style:font-name="S hne" fo:font-size="12pt" fo:letter-spacing="normal" fo:language="zxx" fo:country="none" fo:font-style="normal" style:text-underline-style="none" fo:font-weight="normal" fo:background-color="transparent" loext:char-shading-value="0"/>
    </style:style>
    <style:style style:name="T72" style:family="text">
      <style:text-properties fo:font-variant="normal" fo:text-transform="none" style:font-name="S hne" fo:font-size="12pt" fo:letter-spacing="normal" fo:font-style="normal"/>
    </style:style>
    <style:style style:name="T73" style:family="text">
      <style:text-properties fo:font-variant="normal" fo:text-transform="none" style:font-name="S hne" fo:font-size="12pt" fo:letter-spacing="normal" fo:font-style="normal" style:font-size-asian="12pt" style:font-size-complex="12pt"/>
    </style:style>
    <style:style style:name="T74" style:family="text">
      <style:text-properties fo:font-variant="normal" fo:text-transform="none" style:font-name="S hne" fo:font-size="12pt" fo:letter-spacing="normal" fo:font-style="normal" officeooo:rsid="001622b6" style:font-size-asian="12pt" style:font-size-complex="12pt"/>
    </style:style>
    <style:style style:name="T75" style:family="text">
      <style:text-properties fo:font-variant="normal" fo:text-transform="none" style:font-name="S hne" fo:font-size="12pt" fo:letter-spacing="normal" fo:font-style="normal" officeooo:rsid="001622b6"/>
    </style:style>
    <style:style style:name="T76" style:family="text">
      <style:text-properties fo:font-variant="normal" fo:text-transform="none" fo:letter-spacing="normal" fo:font-style="normal"/>
    </style:style>
    <style:style style:name="T77" style:family="text">
      <style:text-properties fo:font-variant="normal" fo:text-transform="none" style:use-window-font-color="true" loext:opacity="0%" style:font-name="S hne" fo:font-size="12pt" fo:letter-spacing="normal" fo:language="zxx" fo:country="none" fo:font-style="normal" style:text-underline-style="none" fo:font-weight="normal" fo:background-color="transparent" loext:char-shading-value="0"/>
    </style:style>
    <style:style style:name="T78" style:family="text">
      <style:text-properties fo:font-variant="normal" fo:text-transform="none" style:use-window-font-color="true" loext:opacity="0%" style:font-name="S hne" fo:font-size="12pt" fo:letter-spacing="normal" fo:font-style="normal"/>
    </style:style>
    <style:style style:name="T79" style:family="text">
      <style:text-properties fo:font-variant="normal" fo:text-transform="none" style:use-window-font-color="true" loext:opacity="0%" style:font-name="S hne" fo:font-size="12pt" fo:letter-spacing="normal" fo:font-style="normal" style:font-size-asian="12pt" style:font-size-complex="12pt"/>
    </style:style>
    <style:style style:name="T80" style:family="text">
      <style:text-properties fo:font-variant="normal" fo:text-transform="none" style:use-window-font-color="true" loext:opacity="0%" style:font-name="S hne" fo:font-size="12pt" fo:letter-spacing="normal" fo:font-style="normal" officeooo:rsid="001622b6" style:font-size-asian="12pt" style:font-size-complex="12pt"/>
    </style:style>
    <style:style style:name="T81" style:family="text">
      <style:text-properties fo:font-variant="normal" fo:text-transform="none" style:use-window-font-color="true" loext:opacity="0%" style:font-name="S hne" fo:font-size="12pt" fo:letter-spacing="normal" fo:font-style="normal" officeooo:rsid="001622b6"/>
    </style:style>
    <style:style style:name="T82" style:family="text">
      <style:text-properties fo:font-variant="normal" fo:text-transform="none" fo:color="#3d7b7b" loext:opacity="100%" style:font-name="San francisco" fo:font-size="12pt" fo:letter-spacing="normal" fo:language="zxx" fo:country="none" fo:font-style="italic" style:text-underline-style="none" fo:font-weight="normal" officeooo:rsid="0017ff4b" fo:background-color="transparent" loext:char-shading-value="0" style:font-weight-asian="normal" style:font-weight-complex="normal"/>
    </style:style>
    <style:style style:name="T83" style:family="text">
      <style:text-properties fo:font-variant="normal" fo:text-transform="none" fo:color="#3d7b7b" loext:opacity="100%" style:font-name="San francisco" fo:font-size="12pt" fo:letter-spacing="normal" fo:language="zxx" fo:country="none" fo:font-style="italic" style:text-underline-style="none" fo:font-weight="normal" officeooo:rsid="0017ff4b" fo:background-color="transparent" loext:char-shading-value="0" style:font-weight-asian="normal" style:font-weight-complex="normal"/>
    </style:style>
    <style:style style:name="T84" style:family="text">
      <style:text-properties loext:padding="0.049cm" loext:border="0.06pt solid #d9d9e3"/>
    </style:style>
    <style:style style:name="T85" style:family="text">
      <style:text-properties fo:color="#ff0000" loext:opacity="100%" style:font-name="San francisco" style:text-underline-style="solid" style:text-underline-width="auto" style:text-underline-color="font-color" fo:font-weight="bold" officeooo:rsid="0017ff4b" style:font-weight-asian="bold" style:font-weight-complex="bold"/>
    </style:style>
    <style:style style:name="T86" style:family="text">
      <style:text-properties fo:color="#ff0000" loext:opacity="100%" style:font-name="San francisco" fo:font-size="11pt" fo:font-weight="bold" style:font-size-asian="11pt" style:font-weight-asian="bold" style:font-size-complex="11pt" style:font-weight-complex="bold"/>
    </style:style>
    <style:style style:name="T87" style:family="text">
      <style:text-properties fo:color="#ff0000" loext:opacity="100%" style:font-name="San francisco" fo:language="zxx" fo:country="none" style:text-underline-style="none" fo:font-weight="normal" officeooo:rsid="0017ff4b" fo:background-color="transparent" loext:char-shading-value="0" style:font-weight-asian="normal" style:font-weight-complex="normal"/>
    </style:style>
    <style:style style:name="T88" style:family="text">
      <style:text-properties fo:color="#ff0000" loext:opacity="100%" style:font-name="San francisco" fo:language="zxx" fo:country="none" style:text-underline-style="none" fo:font-weight="normal" officeooo:rsid="0019de7d" fo:background-color="transparent" loext:char-shading-value="0" style:font-weight-asian="normal" style:font-weight-complex="normal"/>
    </style:style>
    <style:style style:name="T89" style:family="text">
      <style:text-properties fo:color="#ff0000" loext:opacity="100%" style:font-name="San francisco" fo:language="zxx" fo:country="none" style:text-underline-style="solid" style:text-underline-width="auto" style:text-underline-color="font-color" fo:font-weight="bold" officeooo:rsid="0019de7d" fo:background-color="transparent" loext:char-shading-value="0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ch2_5f_default.Punctuation"><text:span text:style-name="T26">RELAZIONE CHAT CLIENT/SERVER MULTITHREAD </text:span></text:span></text:p>
      <text:p text:style-name="P4"><text:span text:style-name="ch2_5f_default.Punctuation"><text:span text:style-name="T26">BASATA SU TOR</text:span></text:span></text:p>
      <text:p text:style-name="P3"><text:span text:style-name="ch2_5f_default.Punctuation"><text:span text:style-name="T27">Daniele Intra – Matricola 01507A</text:span></text:span></text:p>
      <text:p text:style-name="P5"><text:span text:style-name="ch2_5f_default.Punctuation"><text:span text:style-name="T39"/></text:span></text:p>
      <text:p text:style-name="P5"><text:span text:style-name="ch2_5f_default.Punctuation"><text:span text:style-name="T39">Requisiti:</text:span></text:span></text:p>
      <text:list xml:id="list3099632911" text:style-name="L1">
        <text:list-item>
          <text:p text:style-name="P6"><text:span text:style-name="ch2_5f_default.Punctuation"><text:span text:style-name="T39">Sistema operativo Linux</text:span></text:span></text:p>
          <text:list>
            <text:list-item>
              <text:p text:style-name="P6"><text:span text:style-name="ch2_5f_default.Punctuation"><text:span text:style-name="T39">Ambiente utilizzato: Debian GNU/Linux 12 (bookworm) x86_64</text:span></text:span></text:p>
            </text:list-item>
            <text:list-item>
              <text:p text:style-name="P6"><text:span text:style-name="ch2_5f_default.Punctuation"><text:span text:style-name="T39">Kernel: 6.1.0-12-amd64</text:span></text:span></text:p>
            </text:list-item>
          </text:list>
        </text:list-item>
        <text:list-item>
          <text:p text:style-name="P6"><text:span text:style-name="ch2_5f_default.Punctuation"><text:span text:style-name="T39">IDE di sviluppo: Visual Studio Code, v-1.82.0</text:span></text:span></text:p>
        </text:list-item>
        <text:list-item>
          <text:p text:style-name="P8"><text:span text:style-name="ch2_5f_default.Punctuation"><text:span text:style-name="T58">Librerie utilizzate:</text:span></text:span></text:p>
          <text:p text:style-name="P8"><text:span text:style-name="ch2_5f_default.Punctuation"><text:span text:style-name="T58"/></text:span></text:p>
        </text:list-item>
      </text:list>
      <text:p text:style-name="P1"><text:span text:style-name="ch2_5f_default.Comment.Preproc"><text:span text:style-name="T59">#include</text:span></text:span><text:span text:style-name="ch2_5f_default.Text.Whitespace"><text:span text:style-name="T60"> </text:span></text:span><text:span text:style-name="ch2_5f_default.Comment.PreprocFile"><text:span text:style-name="T59">&lt;stdio.h&gt;</text:span></text:span></text:p>
      <text:p text:style-name="P1"><text:span text:style-name="ch2_5f_default.Name"><text:span text:style-name="T77">Questa</text:span></text:span><text:span text:style-name="ch2_5f_default.Text.Whitespace"><text:span text:style-name="T71"> </text:span></text:span><text:span text:style-name="ch2_5f_default.Name"><text:span text:style-name="T77">libreria</text:span></text:span><text:span text:style-name="ch2_5f_default.Text.Whitespace"><text:span text:style-name="T71"> </text:span></text:span><text:span text:style-name="ch2_5f_default.Name"><text:span text:style-name="T77">fornisce</text:span></text:span><text:span text:style-name="ch2_5f_default.Text.Whitespace"><text:span text:style-name="T71"> </text:span></text:span><text:span text:style-name="ch2_5f_default.Name"><text:span text:style-name="T77">funzioni</text:span></text:span><text:span text:style-name="ch2_5f_default.Text.Whitespace"><text:span text:style-name="T71"> </text:span></text:span><text:span text:style-name="ch2_5f_default.Name"><text:span text:style-name="T77">per</text:span></text:span><text:span text:style-name="ch2_5f_default.Text.Whitespace"><text:span text:style-name="T71"> </text:span></text:span><text:span text:style-name="ch2_5f_default.Name"><text:span text:style-name="T77">l</text:span></text:span><text:span text:style-name="ch2_5f_default.Error"><text:span text:style-name="T77">'</text:span></text:span><text:span text:style-name="ch2_5f_default.Name"><text:span text:style-name="T77">input</text:span></text:span><text:span text:style-name="ch2_5f_default.Text.Whitespace"><text:span text:style-name="T71"> </text:span></text:span><text:span text:style-name="ch2_5f_default.Name"><text:span text:style-name="T77">e</text:span></text:span><text:span text:style-name="ch2_5f_default.Text.Whitespace"><text:span text:style-name="T71"> </text:span></text:span><text:span text:style-name="ch2_5f_default.Name"><text:span text:style-name="T77">l</text:span></text:span><text:span text:style-name="ch2_5f_default.Error"><text:span text:style-name="T77">'</text:span></text:span><text:span text:style-name="ch2_5f_default.Name"><text:span text:style-name="T77">output</text:span></text:span><text:span text:style-name="ch2_5f_default.Text.Whitespace"><text:span text:style-name="T71"> </text:span></text:span><text:span text:style-name="ch2_5f_default.Name"><text:span text:style-name="T77">standard</text:span></text:span><text:span text:style-name="ch2_5f_default.Punctuation"><text:span text:style-name="T77">,</text:span></text:span><text:span text:style-name="ch2_5f_default.Text.Whitespace"><text:span text:style-name="T71"> </text:span></text:span><text:span text:style-name="ch2_5f_default.Name"><text:span text:style-name="T77">come</text:span></text:span><text:span text:style-name="ch2_5f_default.Text.Whitespace"><text:span text:style-name="T71"> </text:span></text:span><text:span text:style-name="ch2_5f_default.Name"><text:span text:style-name="T4">printf</text:span></text:span><text:span text:style-name="ch2_5f_default.Text.Whitespace"><text:span text:style-name="T64"> </text:span></text:span><text:span text:style-name="ch2_5f_default.Name"><text:span text:style-name="T77">e</text:span></text:span><text:span text:style-name="ch2_5f_default.Text.Whitespace"><text:span text:style-name="T71"> </text:span></text:span><text:span text:style-name="ch2_5f_default.Name"><text:span text:style-name="T4">scanf</text:span></text:span><text:span text:style-name="ch2_5f_default.Punctuation"><text:span text:style-name="T77">.</text:span></text:span><text:span text:style-name="ch2_5f_default.Text.Whitespace"><text:span text:style-name="T71"> </text:span></text:span><text:span text:style-name="ch2_5f_default.Name"><text:span text:style-name="T77">È</text:span></text:span><text:span text:style-name="ch2_5f_default.Text.Whitespace"><text:span text:style-name="T71"> </text:span></text:span><text:span text:style-name="ch2_5f_default.Name"><text:span text:style-name="T77">utilizzata</text:span></text:span><text:span text:style-name="ch2_5f_default.Text.Whitespace"><text:span text:style-name="T71"> </text:span></text:span><text:span text:style-name="ch2_5f_default.Name"><text:span text:style-name="T77">per</text:span></text:span><text:span text:style-name="ch2_5f_default.Text.Whitespace"><text:span text:style-name="T71"> </text:span></text:span><text:span text:style-name="ch2_5f_default.Name"><text:span text:style-name="T77">la</text:span></text:span><text:span text:style-name="ch2_5f_default.Text.Whitespace"><text:span text:style-name="T71"> </text:span></text:span><text:span text:style-name="ch2_5f_default.Name"><text:span text:style-name="T77">gestione</text:span></text:span><text:span text:style-name="ch2_5f_default.Text.Whitespace"><text:span text:style-name="T71"> </text:span></text:span><text:span text:style-name="ch2_5f_default.Name"><text:span text:style-name="T77">di</text:span></text:span><text:span text:style-name="ch2_5f_default.Text.Whitespace"><text:span text:style-name="T71"> </text:span></text:span><text:span text:style-name="ch2_5f_default.Name"><text:span text:style-name="T77">operazioni</text:span></text:span><text:span text:style-name="ch2_5f_default.Text.Whitespace"><text:span text:style-name="T71"> </text:span></text:span><text:span text:style-name="ch2_5f_default.Name"><text:span text:style-name="T77">di</text:span></text:span><text:span text:style-name="ch2_5f_default.Text.Whitespace"><text:span text:style-name="T71"> </text:span></text:span><text:span text:style-name="ch2_5f_default.Name"><text:span text:style-name="T77">input</text:span></text:span><text:span text:style-name="ch2_5f_default.Operator"><text:span text:style-name="T71">/</text:span></text:span><text:span text:style-name="ch2_5f_default.Name"><text:span text:style-name="T77">output</text:span></text:span><text:span text:style-name="ch2_5f_default.Punctuation"><text:span text:style-name="T77">.</text:span></text:span></text:p>
      <text:p text:style-name="P2"><text:span text:style-name="ch2_5f_default.Comment.Preproc">#include</text:span><text:span text:style-name="ch2_5f_default.Text.Whitespace"> </text:span><text:span text:style-name="ch2_5f_default.Comment.PreprocFile">&lt;stdlib.h&gt;</text:span></text:p>
      <text:p text:style-name="P2"><text:span text:style-name="ch2_5f_default.Name"><text:span text:style-name="T78">Questa</text:span></text:span><text:span text:style-name="ch2_5f_default.Text.Whitespace"><text:span text:style-name="T72"> </text:span></text:span><text:span text:style-name="ch2_5f_default.Name"><text:span text:style-name="T78">libreria</text:span></text:span><text:span text:style-name="ch2_5f_default.Text.Whitespace"><text:span text:style-name="T72"> </text:span></text:span><text:span text:style-name="ch2_5f_default.Name"><text:span text:style-name="T78">contiene</text:span></text:span><text:span text:style-name="ch2_5f_default.Text.Whitespace"><text:span text:style-name="T72"> </text:span></text:span><text:span text:style-name="ch2_5f_default.Name"><text:span text:style-name="T78">funzioni</text:span></text:span><text:span text:style-name="ch2_5f_default.Text.Whitespace"><text:span text:style-name="T72"> </text:span></text:span><text:span text:style-name="ch2_5f_default.Name"><text:span text:style-name="T78">per</text:span></text:span><text:span text:style-name="ch2_5f_default.Text.Whitespace"><text:span text:style-name="T72"> </text:span></text:span><text:span text:style-name="ch2_5f_default.Name"><text:span text:style-name="T78">la</text:span></text:span><text:span text:style-name="ch2_5f_default.Text.Whitespace"><text:span text:style-name="T72"> </text:span></text:span><text:span text:style-name="ch2_5f_default.Name"><text:span text:style-name="T78">gestione</text:span></text:span><text:span text:style-name="ch2_5f_default.Text.Whitespace"><text:span text:style-name="T72"> </text:span></text:span><text:span text:style-name="ch2_5f_default.Name"><text:span text:style-name="T78">della</text:span></text:span><text:span text:style-name="ch2_5f_default.Text.Whitespace"><text:span text:style-name="T72"> </text:span></text:span><text:span text:style-name="ch2_5f_default.Name"><text:span text:style-name="T78">memoria</text:span></text:span><text:span text:style-name="ch2_5f_default.Text.Whitespace"><text:span text:style-name="T72"> </text:span></text:span><text:span text:style-name="ch2_5f_default.Name"><text:span text:style-name="T78">dinamica</text:span></text:span><text:span text:style-name="ch2_5f_default.Punctuation"><text:span text:style-name="T78">,</text:span></text:span><text:span text:style-name="ch2_5f_default.Text.Whitespace"><text:span text:style-name="T72"> </text:span></text:span><text:span text:style-name="ch2_5f_default.Name"><text:span text:style-name="T78">come</text:span></text:span><text:span text:style-name="ch2_5f_default.Text.Whitespace"><text:span text:style-name="T72"> </text:span></text:span><text:span text:style-name="ch2_5f_default.Name"><text:span text:style-name="T84">malloc</text:span></text:span><text:span text:style-name="ch2_5f_default.Text.Whitespace"><text:span text:style-name="T76"> </text:span></text:span><text:span text:style-name="ch2_5f_default.Name"><text:span text:style-name="T78">e</text:span></text:span><text:span text:style-name="ch2_5f_default.Text.Whitespace"><text:span text:style-name="T72"> </text:span></text:span><text:span text:style-name="ch2_5f_default.Name"><text:span text:style-name="T84">free</text:span></text:span><text:span text:style-name="ch2_5f_default.Punctuation"><text:span text:style-name="T78">,</text:span></text:span><text:span text:style-name="ch2_5f_default.Text.Whitespace"><text:span text:style-name="T72"> </text:span></text:span><text:span text:style-name="ch2_5f_default.Name"><text:span text:style-name="T78">e</text:span></text:span><text:span text:style-name="ch2_5f_default.Text.Whitespace"><text:span text:style-name="T72"> </text:span></text:span><text:span text:style-name="ch2_5f_default.Name"><text:span text:style-name="T78">altre</text:span></text:span><text:span text:style-name="ch2_5f_default.Text.Whitespace"><text:span text:style-name="T72"> </text:span></text:span><text:span text:style-name="ch2_5f_default.Name"><text:span text:style-name="T78">funzioni</text:span></text:span><text:span text:style-name="ch2_5f_default.Text.Whitespace"><text:span text:style-name="T72"> </text:span></text:span><text:span text:style-name="ch2_5f_default.Name"><text:span text:style-name="T78">utili</text:span></text:span><text:span text:style-name="ch2_5f_default.Text.Whitespace"><text:span text:style-name="T72"> </text:span></text:span><text:span text:style-name="ch2_5f_default.Name"><text:span text:style-name="T78">come</text:span></text:span><text:span text:style-name="ch2_5f_default.Text.Whitespace"><text:span text:style-name="T72"> </text:span></text:span><text:span text:style-name="ch2_5f_default.Name"><text:span text:style-name="T84">exit</text:span></text:span><text:span text:style-name="ch2_5f_default.Punctuation"><text:span text:style-name="T78">.</text:span></text:span></text:p>
      <text:p text:style-name="P2"><text:span text:style-name="ch2_5f_default.Comment.Preproc">#include</text:span><text:span text:style-name="ch2_5f_default.Text.Whitespace"> </text:span><text:span text:style-name="ch2_5f_default.Comment.PreprocFile">&lt;string.h&gt;</text:span></text:p>
      <text:p text:style-name="P2"><text:span text:style-name="ch2_5f_default.Name"><text:span text:style-name="T78">Questa</text:span></text:span><text:span text:style-name="ch2_5f_default.Text.Whitespace"><text:span text:style-name="T72"> </text:span></text:span><text:span text:style-name="ch2_5f_default.Name"><text:span text:style-name="T78">libreria</text:span></text:span><text:span text:style-name="ch2_5f_default.Text.Whitespace"><text:span text:style-name="T72"> </text:span></text:span><text:span text:style-name="ch2_5f_default.Name"><text:span text:style-name="T78">fornisce</text:span></text:span><text:span text:style-name="ch2_5f_default.Text.Whitespace"><text:span text:style-name="T72"> </text:span></text:span><text:span text:style-name="ch2_5f_default.Name"><text:span text:style-name="T78">funzioni</text:span></text:span><text:span text:style-name="ch2_5f_default.Text.Whitespace"><text:span text:style-name="T72"> </text:span></text:span><text:span text:style-name="ch2_5f_default.Name"><text:span text:style-name="T78">per</text:span></text:span><text:span text:style-name="ch2_5f_default.Text.Whitespace"><text:span text:style-name="T72"> </text:span></text:span><text:span text:style-name="ch2_5f_default.Name"><text:span text:style-name="T78">la</text:span></text:span><text:span text:style-name="ch2_5f_default.Text.Whitespace"><text:span text:style-name="T72"> </text:span></text:span><text:span text:style-name="ch2_5f_default.Name"><text:span text:style-name="T78">gestione</text:span></text:span><text:span text:style-name="ch2_5f_default.Text.Whitespace"><text:span text:style-name="T72"> </text:span></text:span><text:span text:style-name="ch2_5f_default.Name"><text:span text:style-name="T78">delle</text:span></text:span><text:span text:style-name="ch2_5f_default.Text.Whitespace"><text:span text:style-name="T72"> </text:span></text:span><text:span text:style-name="ch2_5f_default.Name"><text:span text:style-name="T78">stringhe</text:span></text:span><text:span text:style-name="ch2_5f_default.Punctuation"><text:span text:style-name="T78">,</text:span></text:span><text:span text:style-name="ch2_5f_default.Text.Whitespace"><text:span text:style-name="T72"> </text:span></text:span><text:span text:style-name="ch2_5f_default.Name"><text:span text:style-name="T78">come</text:span></text:span><text:span text:style-name="ch2_5f_default.Text.Whitespace"><text:span text:style-name="T72"> </text:span></text:span><text:span text:style-name="ch2_5f_default.Name"><text:span text:style-name="T84">strcpy</text:span></text:span><text:span text:style-name="ch2_5f_default.Text.Whitespace"><text:span text:style-name="T76"> </text:span></text:span><text:span text:style-name="ch2_5f_default.Name"><text:span text:style-name="T78">e</text:span></text:span><text:span text:style-name="ch2_5f_default.Text.Whitespace"><text:span text:style-name="T72"> </text:span></text:span><text:span text:style-name="ch2_5f_default.Name"><text:span text:style-name="T84">strlen</text:span></text:span><text:span text:style-name="ch2_5f_default.Punctuation"><text:span text:style-name="T78">.</text:span></text:span></text:p>
      <text:p text:style-name="P2"><text:span text:style-name="ch2_5f_default.Comment.Preproc">#include</text:span><text:span text:style-name="ch2_5f_default.Text.Whitespace"> </text:span><text:span text:style-name="ch2_5f_default.Comment.PreprocFile">&lt;unistd.h&gt;</text:span></text:p>
      <text:p text:style-name="P2"><text:span text:style-name="ch2_5f_default.Name"><text:span text:style-name="T78">Questa</text:span></text:span><text:span text:style-name="ch2_5f_default.Text.Whitespace"><text:span text:style-name="T72"> </text:span></text:span><text:span text:style-name="ch2_5f_default.Name"><text:span text:style-name="T78">libreria</text:span></text:span><text:span text:style-name="ch2_5f_default.Text.Whitespace"><text:span text:style-name="T72"> </text:span></text:span><text:span text:style-name="ch2_5f_default.Name"><text:span text:style-name="T78">contiene</text:span></text:span><text:span text:style-name="ch2_5f_default.Text.Whitespace"><text:span text:style-name="T72"> </text:span></text:span><text:span text:style-name="ch2_5f_default.Name"><text:span text:style-name="T78">funzioni</text:span></text:span><text:span text:style-name="ch2_5f_default.Text.Whitespace"><text:span text:style-name="T72"> </text:span></text:span><text:span text:style-name="ch2_5f_default.Name"><text:span text:style-name="T78">e</text:span></text:span><text:span text:style-name="ch2_5f_default.Text.Whitespace"><text:span text:style-name="T72"> </text:span></text:span><text:span text:style-name="ch2_5f_default.Name"><text:span text:style-name="T78">costanti</text:span></text:span><text:span text:style-name="ch2_5f_default.Text.Whitespace"><text:span text:style-name="T72"> </text:span></text:span><text:span text:style-name="ch2_5f_default.Name"><text:span text:style-name="T78">relative</text:span></text:span><text:span text:style-name="ch2_5f_default.Text.Whitespace"><text:span text:style-name="T72"> </text:span></text:span><text:span text:style-name="ch2_5f_default.Name"><text:span text:style-name="T78">alle</text:span></text:span><text:span text:style-name="ch2_5f_default.Text.Whitespace"><text:span text:style-name="T72"> </text:span></text:span><text:span text:style-name="ch2_5f_default.Name"><text:span text:style-name="T78">chiamate</text:span></text:span><text:span text:style-name="ch2_5f_default.Text.Whitespace"><text:span text:style-name="T72"> </text:span></text:span><text:span text:style-name="ch2_5f_default.Name"><text:span text:style-name="T78">di</text:span></text:span><text:span text:style-name="ch2_5f_default.Text.Whitespace"><text:span text:style-name="T72"> </text:span></text:span><text:span text:style-name="ch2_5f_default.Name"><text:span text:style-name="T78">sistema</text:span></text:span><text:span text:style-name="ch2_5f_default.Text.Whitespace"><text:span text:style-name="T72"> </text:span></text:span><text:span text:style-name="ch2_5f_default.Name"><text:span text:style-name="T78">Unix</text:span></text:span><text:span text:style-name="ch2_5f_default.Punctuation"><text:span text:style-name="T78">,</text:span></text:span><text:span text:style-name="ch2_5f_default.Text.Whitespace"><text:span text:style-name="T72"> </text:span></text:span><text:span text:style-name="ch2_5f_default.Name"><text:span text:style-name="T78">tra</text:span></text:span><text:span text:style-name="ch2_5f_default.Text.Whitespace"><text:span text:style-name="T72"> </text:span></text:span><text:span text:style-name="ch2_5f_default.Name"><text:span text:style-name="T78">cui</text:span></text:span><text:span text:style-name="ch2_5f_default.Text.Whitespace"><text:span text:style-name="T72"> </text:span></text:span><text:span text:style-name="ch2_5f_default.Name"><text:span text:style-name="T84">read</text:span></text:span><text:span text:style-name="ch2_5f_default.Punctuation"><text:span text:style-name="T78">,</text:span></text:span><text:span text:style-name="ch2_5f_default.Text.Whitespace"><text:span text:style-name="T72"> </text:span></text:span><text:span text:style-name="ch2_5f_default.Name"><text:span text:style-name="T84">write</text:span></text:span><text:span text:style-name="ch2_5f_default.Punctuation"><text:span text:style-name="T78">,</text:span></text:span><text:span text:style-name="ch2_5f_default.Text.Whitespace"><text:span text:style-name="T72"> </text:span></text:span><text:span text:style-name="ch2_5f_default.Name"><text:span text:style-name="T78">e</text:span></text:span><text:span text:style-name="ch2_5f_default.Text.Whitespace"><text:span text:style-name="T72"> </text:span></text:span><text:span text:style-name="ch2_5f_default.Name"><text:span text:style-name="T84">close</text:span></text:span><text:span text:style-name="ch2_5f_default.Punctuation"><text:span text:style-name="T78">.</text:span></text:span><text:span text:style-name="ch2_5f_default.Text.Whitespace"><text:span text:style-name="T72"> </text:span></text:span><text:span text:style-name="ch2_5f_default.Name"><text:span text:style-name="T78">È</text:span></text:span><text:span text:style-name="ch2_5f_default.Text.Whitespace"><text:span text:style-name="T72"> </text:span></text:span><text:span text:style-name="ch2_5f_default.Name"><text:span text:style-name="T78">utilizzata</text:span></text:span><text:span text:style-name="ch2_5f_default.Text.Whitespace"><text:span text:style-name="T72"> </text:span></text:span><text:span text:style-name="ch2_5f_default.Name"><text:span text:style-name="T78">per</text:span></text:span><text:span text:style-name="ch2_5f_default.Text.Whitespace"><text:span text:style-name="T72"> </text:span></text:span><text:span text:style-name="ch2_5f_default.Name"><text:span text:style-name="T78">la</text:span></text:span><text:span text:style-name="ch2_5f_default.Text.Whitespace"><text:span text:style-name="T72"> </text:span></text:span><text:span text:style-name="ch2_5f_default.Name"><text:span text:style-name="T78">gestione</text:span></text:span><text:span text:style-name="ch2_5f_default.Text.Whitespace"><text:span text:style-name="T72"> </text:span></text:span><text:span text:style-name="ch2_5f_default.Name"><text:span text:style-name="T78">dei</text:span></text:span><text:span text:style-name="ch2_5f_default.Text.Whitespace"><text:span text:style-name="T72"> </text:span></text:span><text:span text:style-name="ch2_5f_default.Name"><text:span text:style-name="T78">file</text:span></text:span><text:span text:style-name="ch2_5f_default.Text.Whitespace"><text:span text:style-name="T72"> </text:span></text:span><text:span text:style-name="ch2_5f_default.Name"><text:span text:style-name="T78">descriptor</text:span></text:span><text:span text:style-name="ch2_5f_default.Text.Whitespace"><text:span text:style-name="T72"> </text:span></text:span><text:span text:style-name="ch2_5f_default.Name"><text:span text:style-name="T78">e</text:span></text:span><text:span text:style-name="ch2_5f_default.Text.Whitespace"><text:span text:style-name="T72"> </text:span></text:span><text:span text:style-name="ch2_5f_default.Name"><text:span text:style-name="T78">delle</text:span></text:span><text:span text:style-name="ch2_5f_default.Text.Whitespace"><text:span text:style-name="T72"> </text:span></text:span><text:span text:style-name="ch2_5f_default.Name"><text:span text:style-name="T78">operazioni</text:span></text:span><text:span text:style-name="ch2_5f_default.Text.Whitespace"><text:span text:style-name="T72"> </text:span></text:span><text:span text:style-name="ch2_5f_default.Name"><text:span text:style-name="T78">di</text:span></text:span><text:span text:style-name="ch2_5f_default.Text.Whitespace"><text:span text:style-name="T72"> </text:span></text:span><text:span text:style-name="ch2_5f_default.Name"><text:span text:style-name="T78">I</text:span></text:span><text:span text:style-name="ch2_5f_default.Operator"><text:span text:style-name="T72">/</text:span></text:span><text:span text:style-name="ch2_5f_default.Name"><text:span text:style-name="T78">O</text:span></text:span><text:span text:style-name="ch2_5f_default.Text.Whitespace"><text:span text:style-name="T72"> </text:span></text:span><text:span text:style-name="ch2_5f_default.Name"><text:span text:style-name="T78">a</text:span></text:span><text:span text:style-name="ch2_5f_default.Text.Whitespace"><text:span text:style-name="T72"> </text:span></text:span><text:span text:style-name="ch2_5f_default.Name"><text:span text:style-name="T78">basso</text:span></text:span><text:span text:style-name="ch2_5f_default.Text.Whitespace"><text:span text:style-name="T72"> </text:span></text:span><text:span text:style-name="ch2_5f_default.Name"><text:span text:style-name="T78">livello</text:span></text:span><text:span text:style-name="ch2_5f_default.Punctuation"><text:span text:style-name="T78">.</text:span></text:span></text:p>
      <text:p text:style-name="P2"><text:span text:style-name="ch2_5f_default.Comment.Preproc">#include</text:span><text:span text:style-name="ch2_5f_default.Text.Whitespace"> </text:span><text:span text:style-name="ch2_5f_default.Comment.PreprocFile">&lt;arpa/inet.h&gt;</text:span></text:p>
      <text:p text:style-name="P2"><text:span text:style-name="ch2_5f_default.Name"><text:span text:style-name="T78">Questa</text:span></text:span><text:span text:style-name="ch2_5f_default.Text.Whitespace"><text:span text:style-name="T72"> </text:span></text:span><text:span text:style-name="ch2_5f_default.Name"><text:span text:style-name="T78">libreria</text:span></text:span><text:span text:style-name="ch2_5f_default.Text.Whitespace"><text:span text:style-name="T72"> </text:span></text:span><text:span text:style-name="ch2_5f_default.Name"><text:span text:style-name="T78">fornisce</text:span></text:span><text:span text:style-name="ch2_5f_default.Text.Whitespace"><text:span text:style-name="T72"> </text:span></text:span><text:span text:style-name="ch2_5f_default.Name"><text:span text:style-name="T78">funzioni</text:span></text:span><text:span text:style-name="ch2_5f_default.Text.Whitespace"><text:span text:style-name="T72"> </text:span></text:span><text:span text:style-name="ch2_5f_default.Name"><text:span text:style-name="T78">e</text:span></text:span><text:span text:style-name="ch2_5f_default.Text.Whitespace"><text:span text:style-name="T72"> </text:span></text:span><text:span text:style-name="ch2_5f_default.Name"><text:span text:style-name="T78">strutture</text:span></text:span><text:span text:style-name="ch2_5f_default.Text.Whitespace"><text:span text:style-name="T72"> </text:span></text:span><text:span text:style-name="ch2_5f_default.Name"><text:span text:style-name="T78">dati</text:span></text:span><text:span text:style-name="ch2_5f_default.Text.Whitespace"><text:span text:style-name="T72"> </text:span></text:span><text:span text:style-name="ch2_5f_default.Name"><text:span text:style-name="T78">per</text:span></text:span><text:span text:style-name="ch2_5f_default.Text.Whitespace"><text:span text:style-name="T72"> </text:span></text:span><text:span text:style-name="ch2_5f_default.Name"><text:span text:style-name="T78">la</text:span></text:span><text:span text:style-name="ch2_5f_default.Text.Whitespace"><text:span text:style-name="T72"> </text:span></text:span><text:span text:style-name="ch2_5f_default.Name"><text:span text:style-name="T78">gestione</text:span></text:span><text:span text:style-name="ch2_5f_default.Text.Whitespace"><text:span text:style-name="T72"> </text:span></text:span><text:span text:style-name="ch2_5f_default.Name"><text:span text:style-name="T78">degli</text:span></text:span><text:span text:style-name="ch2_5f_default.Text.Whitespace"><text:span text:style-name="T72"> </text:span></text:span><text:span text:style-name="ch2_5f_default.Name"><text:span text:style-name="T78">indirizzi</text:span></text:span><text:span text:style-name="ch2_5f_default.Text.Whitespace"><text:span text:style-name="T72"> </text:span></text:span><text:span text:style-name="ch2_5f_default.Name"><text:span text:style-name="T78">IP</text:span></text:span><text:span text:style-name="ch2_5f_default.Text.Whitespace"><text:span text:style-name="T72"> </text:span></text:span><text:span text:style-name="ch2_5f_default.Name"><text:span text:style-name="T78">e</text:span></text:span><text:span text:style-name="ch2_5f_default.Text.Whitespace"><text:span text:style-name="T72"> </text:span></text:span><text:span text:style-name="ch2_5f_default.Name"><text:span text:style-name="T78">delle</text:span></text:span><text:span text:style-name="ch2_5f_default.Text.Whitespace"><text:span text:style-name="T72"> </text:span></text:span><text:span text:style-name="ch2_5f_default.Name"><text:span text:style-name="T78">operazioni</text:span></text:span><text:span text:style-name="ch2_5f_default.Text.Whitespace"><text:span text:style-name="T72"> </text:span></text:span><text:span text:style-name="ch2_5f_default.Name"><text:span text:style-name="T78">di</text:span></text:span><text:span text:style-name="ch2_5f_default.Text.Whitespace"><text:span text:style-name="T72"> </text:span></text:span><text:span text:style-name="ch2_5f_default.Name"><text:span text:style-name="T78">rete</text:span></text:span><text:span text:style-name="ch2_5f_default.Punctuation"><text:span text:style-name="T78">,</text:span></text:span><text:span text:style-name="ch2_5f_default.Text.Whitespace"><text:span text:style-name="T72"> </text:span></text:span><text:span text:style-name="ch2_5f_default.Name"><text:span text:style-name="T78">come</text:span></text:span><text:span text:style-name="ch2_5f_default.Text.Whitespace"><text:span text:style-name="T72"> </text:span></text:span><text:span text:style-name="ch2_5f_default.Name"><text:span text:style-name="T78">la</text:span></text:span><text:span text:style-name="ch2_5f_default.Text.Whitespace"><text:span text:style-name="T72"> </text:span></text:span><text:span text:style-name="ch2_5f_default.Name"><text:span text:style-name="T78">conversione</text:span></text:span><text:span text:style-name="ch2_5f_default.Text.Whitespace"><text:span text:style-name="T72"> </text:span></text:span><text:span text:style-name="ch2_5f_default.Name"><text:span text:style-name="T78">tra</text:span></text:span><text:span text:style-name="ch2_5f_default.Text.Whitespace"><text:span text:style-name="T72"> </text:span></text:span><text:span text:style-name="ch2_5f_default.Name"><text:span text:style-name="T78">indirizzi</text:span></text:span><text:span text:style-name="ch2_5f_default.Text.Whitespace"><text:span text:style-name="T72"> </text:span></text:span><text:span text:style-name="ch2_5f_default.Name"><text:span text:style-name="T78">IP</text:span></text:span><text:span text:style-name="ch2_5f_default.Text.Whitespace"><text:span text:style-name="T72"> </text:span></text:span><text:span text:style-name="ch2_5f_default.Name"><text:span text:style-name="T78">e</text:span></text:span><text:span text:style-name="ch2_5f_default.Text.Whitespace"><text:span text:style-name="T72"> </text:span></text:span><text:span text:style-name="ch2_5f_default.Name"><text:span text:style-name="T78">rappresentazioni</text:span></text:span><text:span text:style-name="ch2_5f_default.Text.Whitespace"><text:span text:style-name="T72"> </text:span></text:span><text:span text:style-name="ch2_5f_default.Name"><text:span text:style-name="T78">testuali</text:span></text:span><text:span text:style-name="ch2_5f_default.Punctuation"><text:span text:style-name="T78">.</text:span></text:span></text:p>
      <text:p text:style-name="P2"><text:span text:style-name="ch2_5f_default.Comment.Preproc">#include</text:span><text:span text:style-name="ch2_5f_default.Text.Whitespace"> </text:span><text:span text:style-name="ch2_5f_default.Comment.PreprocFile">&lt;sys/socket.h&gt;</text:span></text:p>
      <text:p text:style-name="P2"><text:span text:style-name="ch2_5f_default.Name"><text:span text:style-name="T78">Questa</text:span></text:span><text:span text:style-name="ch2_5f_default.Text.Whitespace"><text:span text:style-name="T72"> </text:span></text:span><text:span text:style-name="ch2_5f_default.Name"><text:span text:style-name="T78">libreria</text:span></text:span><text:span text:style-name="ch2_5f_default.Text.Whitespace"><text:span text:style-name="T72"> </text:span></text:span><text:span text:style-name="ch2_5f_default.Name"><text:span text:style-name="T78">è</text:span></text:span><text:span text:style-name="ch2_5f_default.Text.Whitespace"><text:span text:style-name="T72"> </text:span></text:span><text:span text:style-name="ch2_5f_default.Name"><text:span text:style-name="T78">utilizzata</text:span></text:span><text:span text:style-name="ch2_5f_default.Text.Whitespace"><text:span text:style-name="T72"> </text:span></text:span><text:span text:style-name="ch2_5f_default.Name"><text:span text:style-name="T78">per</text:span></text:span><text:span text:style-name="ch2_5f_default.Text.Whitespace"><text:span text:style-name="T72"> </text:span></text:span><text:span text:style-name="ch2_5f_default.Name"><text:span text:style-name="T78">la</text:span></text:span><text:span text:style-name="ch2_5f_default.Text.Whitespace"><text:span text:style-name="T72"> </text:span></text:span><text:span text:style-name="ch2_5f_default.Name"><text:span text:style-name="T78">gestione</text:span></text:span><text:span text:style-name="ch2_5f_default.Text.Whitespace"><text:span text:style-name="T72"> </text:span></text:span><text:span text:style-name="ch2_5f_default.Name"><text:span text:style-name="T78">dei</text:span></text:span><text:span text:style-name="ch2_5f_default.Text.Whitespace"><text:span text:style-name="T72"> </text:span></text:span><text:span text:style-name="ch2_5f_default.Name"><text:span text:style-name="T78">socket</text:span></text:span><text:span text:style-name="ch2_5f_default.Punctuation"><text:span text:style-name="T78">,</text:span></text:span><text:span text:style-name="ch2_5f_default.Text.Whitespace"><text:span text:style-name="T72"> </text:span></text:span><text:span text:style-name="ch2_5f_default.Name"><text:span text:style-name="T78">inclusi</text:span></text:span><text:span text:style-name="ch2_5f_default.Text.Whitespace"><text:span text:style-name="T72"> </text:span></text:span><text:span text:style-name="ch2_5f_default.Name"><text:span text:style-name="T78">socket</text:span></text:span><text:span text:style-name="ch2_5f_default.Text.Whitespace"><text:span text:style-name="T72"> </text:span></text:span><text:span text:style-name="ch2_5f_default.Name"><text:span text:style-name="T78">di</text:span></text:span><text:span text:style-name="ch2_5f_default.Text.Whitespace"><text:span text:style-name="T72"> </text:span></text:span><text:span text:style-name="ch2_5f_default.Name"><text:span text:style-name="T78">rete</text:span></text:span><text:span text:style-name="ch2_5f_default.Punctuation"><text:span text:style-name="T78">.</text:span></text:span><text:span text:style-name="ch2_5f_default.Text.Whitespace"><text:span text:style-name="T72"> </text:span></text:span><text:span text:style-name="ch2_5f_default.Name"><text:span text:style-name="T78">Contiene</text:span></text:span><text:span text:style-name="ch2_5f_default.Text.Whitespace"><text:span text:style-name="T72"> </text:span></text:span><text:span text:style-name="ch2_5f_default.Name"><text:span text:style-name="T78">funzioni</text:span></text:span><text:span text:style-name="ch2_5f_default.Text.Whitespace"><text:span text:style-name="T72"> </text:span></text:span><text:span text:style-name="ch2_5f_default.Name"><text:span text:style-name="T78">e</text:span></text:span><text:span text:style-name="ch2_5f_default.Text.Whitespace"><text:span text:style-name="T72"> </text:span></text:span><text:span text:style-name="ch2_5f_default.Name"><text:span text:style-name="T78">definizioni</text:span></text:span><text:span text:style-name="ch2_5f_default.Text.Whitespace"><text:span text:style-name="T72"> </text:span></text:span><text:span text:style-name="ch2_5f_default.Name"><text:span text:style-name="T78">per</text:span></text:span><text:span text:style-name="ch2_5f_default.Text.Whitespace"><text:span text:style-name="T72"> </text:span></text:span><text:span text:style-name="ch2_5f_default.Name"><text:span text:style-name="T78">la</text:span></text:span><text:span text:style-name="ch2_5f_default.Text.Whitespace"><text:span text:style-name="T72"> </text:span></text:span><text:span text:style-name="ch2_5f_default.Name"><text:span text:style-name="T78">creazione</text:span></text:span><text:span text:style-name="ch2_5f_default.Punctuation"><text:span text:style-name="T78">,</text:span></text:span><text:span text:style-name="ch2_5f_default.Text.Whitespace"><text:span text:style-name="T72"> </text:span></text:span><text:span text:style-name="ch2_5f_default.Name"><text:span text:style-name="T78">la</text:span></text:span><text:span text:style-name="ch2_5f_default.Text.Whitespace"><text:span text:style-name="T72"> </text:span></text:span><text:span text:style-name="ch2_5f_default.Name"><text:span text:style-name="T78">configurazione</text:span></text:span><text:span text:style-name="ch2_5f_default.Text.Whitespace"><text:span text:style-name="T72"> </text:span></text:span><text:span text:style-name="ch2_5f_default.Name"><text:span text:style-name="T78">e</text:span></text:span><text:span text:style-name="ch2_5f_default.Text.Whitespace"><text:span text:style-name="T72"> </text:span></text:span><text:span text:style-name="ch2_5f_default.Name"><text:span text:style-name="T78">l</text:span></text:span><text:span text:style-name="ch2_5f_default.Error"><text:span text:style-name="T78">'</text:span></text:span><text:span text:style-name="ch2_5f_default.Name"><text:span text:style-name="T78">uso</text:span></text:span><text:span text:style-name="ch2_5f_default.Text.Whitespace"><text:span text:style-name="T72"> </text:span></text:span><text:span text:style-name="ch2_5f_default.Name"><text:span text:style-name="T78">dei</text:span></text:span><text:span text:style-name="ch2_5f_default.Text.Whitespace"><text:span text:style-name="T72"> </text:span></text:span><text:span text:style-name="ch2_5f_default.Name"><text:span text:style-name="T78">socket</text:span></text:span><text:span text:style-name="ch2_5f_default.Punctuation"><text:span text:style-name="T78">.</text:span></text:span></text:p>
      <text:p text:style-name="P2"><text:span text:style-name="ch2_5f_default.Comment.Preproc">#include</text:span><text:span text:style-name="ch2_5f_default.Text.Whitespace"> </text:span><text:span text:style-name="ch2_5f_default.Comment.PreprocFile">&lt;pthread.h&gt;</text:span></text:p>
      <text:p text:style-name="P2"><text:span text:style-name="ch2_5f_default.Name"><text:span text:style-name="T78">Questa</text:span></text:span><text:span text:style-name="ch2_5f_default.Text.Whitespace"><text:span text:style-name="T72"> </text:span></text:span><text:span text:style-name="ch2_5f_default.Name"><text:span text:style-name="T78">libreria</text:span></text:span><text:span text:style-name="ch2_5f_default.Text.Whitespace"><text:span text:style-name="T72"> </text:span></text:span><text:span text:style-name="ch2_5f_default.Name"><text:span text:style-name="T78">è</text:span></text:span><text:span text:style-name="ch2_5f_default.Text.Whitespace"><text:span text:style-name="T72"> </text:span></text:span><text:span text:style-name="ch2_5f_default.Name"><text:span text:style-name="T78">utilizzata</text:span></text:span><text:span text:style-name="ch2_5f_default.Text.Whitespace"><text:span text:style-name="T72"> </text:span></text:span><text:span text:style-name="ch2_5f_default.Name"><text:span text:style-name="T78">per</text:span></text:span><text:span text:style-name="ch2_5f_default.Text.Whitespace"><text:span text:style-name="T72"> </text:span></text:span><text:span text:style-name="ch2_5f_default.Name"><text:span text:style-name="T78">la</text:span></text:span><text:span text:style-name="ch2_5f_default.Text.Whitespace"><text:span text:style-name="T72"> </text:span></text:span><text:span text:style-name="ch2_5f_default.Name"><text:span text:style-name="T78">programmazione</text:span></text:span><text:span text:style-name="ch2_5f_default.Text.Whitespace"><text:span text:style-name="T72"> </text:span></text:span><text:span text:style-name="ch2_5f_default.Name"><text:span text:style-name="T78">multithreading</text:span></text:span><text:span text:style-name="ch2_5f_default.Text.Whitespace"><text:span text:style-name="T72"> </text:span></text:span><text:span text:style-name="ch2_5f_default.Name"><text:span text:style-name="T78">in</text:span></text:span><text:span text:style-name="ch2_5f_default.Text.Whitespace"><text:span text:style-name="T72"> </text:span></text:span><text:span text:style-name="ch2_5f_default.Name"><text:span text:style-name="T78">C</text:span></text:span><text:span text:style-name="ch2_5f_default.Punctuation"><text:span text:style-name="T78">.</text:span></text:span><text:span text:style-name="ch2_5f_default.Text.Whitespace"><text:span text:style-name="T72"> </text:span></text:span><text:span text:style-name="ch2_5f_default.Name"><text:span text:style-name="T78">Fornisce</text:span></text:span><text:span text:style-name="ch2_5f_default.Text.Whitespace"><text:span text:style-name="T72"> </text:span></text:span><text:span text:style-name="ch2_5f_default.Name"><text:span text:style-name="T78">funzioni</text:span></text:span><text:span text:style-name="ch2_5f_default.Text.Whitespace"><text:span text:style-name="T72"> </text:span></text:span><text:span text:style-name="ch2_5f_default.Name"><text:span text:style-name="T78">e</text:span></text:span><text:span text:style-name="ch2_5f_default.Text.Whitespace"><text:span text:style-name="T72"> </text:span></text:span><text:span text:style-name="ch2_5f_default.Name"><text:span text:style-name="T78">strutture</text:span></text:span><text:span text:style-name="ch2_5f_default.Text.Whitespace"><text:span text:style-name="T72"> </text:span></text:span><text:span text:style-name="ch2_5f_default.Name"><text:span text:style-name="T78">dati</text:span></text:span><text:span text:style-name="ch2_5f_default.Text.Whitespace"><text:span text:style-name="T72"> </text:span></text:span><text:span text:style-name="ch2_5f_default.Name"><text:span text:style-name="T78">per</text:span></text:span><text:span text:style-name="ch2_5f_default.Text.Whitespace"><text:span text:style-name="T72"> </text:span></text:span><text:span text:style-name="ch2_5f_default.Name"><text:span text:style-name="T78">la</text:span></text:span><text:span text:style-name="ch2_5f_default.Text.Whitespace"><text:span text:style-name="T72"> </text:span></text:span><text:span text:style-name="ch2_5f_default.Name"><text:span text:style-name="T78">creazione</text:span></text:span><text:span text:style-name="ch2_5f_default.Text.Whitespace"><text:span text:style-name="T72"> </text:span></text:span><text:span text:style-name="ch2_5f_default.Name"><text:span text:style-name="T78">e</text:span></text:span><text:span text:style-name="ch2_5f_default.Text.Whitespace"><text:span text:style-name="T72"> </text:span></text:span><text:span text:style-name="ch2_5f_default.Name"><text:span text:style-name="T78">la</text:span></text:span><text:span text:style-name="ch2_5f_default.Text.Whitespace"><text:span text:style-name="T72"> </text:span></text:span><text:span text:style-name="ch2_5f_default.Name"><text:span text:style-name="T78">gestione</text:span></text:span><text:span text:style-name="ch2_5f_default.Text.Whitespace"><text:span text:style-name="T72"> </text:span></text:span><text:span text:style-name="ch2_5f_default.Name"><text:span text:style-name="T78">di</text:span></text:span><text:span text:style-name="ch2_5f_default.Text.Whitespace"><text:span text:style-name="T72"> </text:span></text:span><text:span text:style-name="ch2_5f_default.Keyword.Reserved"><text:span text:style-name="T72">thread</text:span></text:span><text:span text:style-name="ch2_5f_default.Punctuation"><text:span text:style-name="T78">.</text:span></text:span></text:p>
      <text:p text:style-name="P2"><text:span text:style-name="ch2_5f_default.Comment.Preproc">#include</text:span><text:span text:style-name="ch2_5f_default.Text.Whitespace"> </text:span><text:span text:style-name="ch2_5f_default.Comment.PreprocFile">&lt;signal.h&gt;</text:span></text:p>
      <text:p text:style-name="P19"><text:span text:style-name="ch2_5f_default.Name"><text:span text:style-name="T57">Questa</text:span></text:span><text:span text:style-name="ch2_5f_default.Text.Whitespace"><text:span text:style-name="T57"> </text:span></text:span><text:span text:style-name="ch2_5f_default.Name"><text:span text:style-name="T57">libreria</text:span></text:span><text:span text:style-name="ch2_5f_default.Text.Whitespace"><text:span text:style-name="T57"> </text:span></text:span><text:span text:style-name="ch2_5f_default.Name"><text:span text:style-name="T57">è</text:span></text:span><text:span text:style-name="ch2_5f_default.Text.Whitespace"><text:span text:style-name="T57"> </text:span></text:span><text:span text:style-name="ch2_5f_default.Name"><text:span text:style-name="T57">utilizzata</text:span></text:span><text:span text:style-name="ch2_5f_default.Text.Whitespace"><text:span text:style-name="T57"> </text:span></text:span><text:span text:style-name="ch2_5f_default.Name"><text:span text:style-name="T57">per</text:span></text:span><text:span text:style-name="ch2_5f_default.Text.Whitespace"><text:span text:style-name="T57"> </text:span></text:span><text:span text:style-name="ch2_5f_default.Name"><text:span text:style-name="T57">la</text:span></text:span><text:span text:style-name="ch2_5f_default.Text.Whitespace"><text:span text:style-name="T57"> </text:span></text:span><text:span text:style-name="ch2_5f_default.Name"><text:span text:style-name="T57">gestione</text:span></text:span><text:span text:style-name="ch2_5f_default.Text.Whitespace"><text:span text:style-name="T57"> </text:span></text:span><text:span text:style-name="ch2_5f_default.Name"><text:span text:style-name="T57">dei</text:span></text:span><text:span text:style-name="ch2_5f_default.Text.Whitespace"><text:span text:style-name="T57"> </text:span></text:span><text:span text:style-name="ch2_5f_default.Name"><text:span text:style-name="T57">segnali</text:span></text:span><text:span text:style-name="ch2_5f_default.Punctuation"><text:span text:style-name="T57">,</text:span></text:span><text:span text:style-name="ch2_5f_default.Text.Whitespace"><text:span text:style-name="T57"> </text:span></text:span><text:span text:style-name="ch2_5f_default.Name"><text:span text:style-name="T57">che</text:span></text:span><text:span text:style-name="ch2_5f_default.Text.Whitespace"><text:span text:style-name="T57"> </text:span></text:span><text:span text:style-name="ch2_5f_default.Name"><text:span text:style-name="T57">sono</text:span></text:span><text:span text:style-name="ch2_5f_default.Text.Whitespace"><text:span text:style-name="T57"> </text:span></text:span><text:span text:style-name="ch2_5f_default.Name"><text:span text:style-name="T57">eventi</text:span></text:span><text:span text:style-name="ch2_5f_default.Text.Whitespace"><text:span text:style-name="T57"> </text:span></text:span><text:span text:style-name="ch2_5f_default.Name"><text:span text:style-name="T57">asincroni</text:span></text:span><text:span text:style-name="ch2_5f_default.Text.Whitespace"><text:span text:style-name="T57"> </text:span></text:span><text:span text:style-name="ch2_5f_default.Name"><text:span text:style-name="T57">generati</text:span></text:span><text:span text:style-name="ch2_5f_default.Text.Whitespace"><text:span text:style-name="T57"> </text:span></text:span><text:span text:style-name="ch2_5f_default.Name"><text:span text:style-name="T57">dal</text:span></text:span><text:span text:style-name="ch2_5f_default.Text.Whitespace"><text:span text:style-name="T57"> </text:span></text:span><text:span text:style-name="ch2_5f_default.Name"><text:span text:style-name="T57">sistema</text:span></text:span><text:span text:style-name="ch2_5f_default.Text.Whitespace"><text:span text:style-name="T57"> </text:span></text:span><text:span text:style-name="ch2_5f_default.Name"><text:span text:style-name="T57">operativo</text:span></text:span><text:span text:style-name="ch2_5f_default.Punctuation"><text:span text:style-name="T57">.</text:span></text:span><text:span text:style-name="ch2_5f_default.Text.Whitespace"><text:span text:style-name="T57"> </text:span></text:span><text:span text:style-name="ch2_5f_default.Name"><text:span text:style-name="T57">È</text:span></text:span><text:span text:style-name="ch2_5f_default.Text.Whitespace"><text:span text:style-name="T57"> </text:span></text:span><text:span text:style-name="ch2_5f_default.Name"><text:span text:style-name="T57">utilizzata</text:span></text:span><text:span text:style-name="ch2_5f_default.Text.Whitespace"><text:span text:style-name="T57"> </text:span></text:span><text:span text:style-name="ch2_5f_default.Name"><text:span text:style-name="T57">per</text:span></text:span><text:span text:style-name="ch2_5f_default.Text.Whitespace"><text:span text:style-name="T57"> </text:span></text:span><text:span text:style-name="ch2_5f_default.Name"><text:span text:style-name="T57">registrare</text:span></text:span><text:span text:style-name="ch2_5f_default.Text.Whitespace"><text:span text:style-name="T57"> </text:span></text:span><text:span text:style-name="ch2_5f_default.Name"><text:span text:style-name="T57">gestori</text:span></text:span><text:span text:style-name="ch2_5f_default.Text.Whitespace"><text:span text:style-name="T57"> </text:span></text:span><text:span text:style-name="ch2_5f_default.Name"><text:span text:style-name="T57">di</text:span></text:span><text:span text:style-name="ch2_5f_default.Text.Whitespace"><text:span text:style-name="T57"> </text:span></text:span><text:span text:style-name="ch2_5f_default.Name"><text:span text:style-name="T57">segnali</text:span></text:span><text:span text:style-name="ch2_5f_default.Text.Whitespace"><text:span text:style-name="T57"> </text:span></text:span><text:span text:style-name="ch2_5f_default.Name"><text:span text:style-name="T57">personalizzati</text:span></text:span><text:span text:style-name="ch2_5f_default.Punctuation"><text:span text:style-name="T57">.</text:span></text:span></text:p>
      <text:p text:style-name="P2"><text:span text:style-name="ch2_5f_default.Comment.Preproc"><text:span text:style-name="T56">#include</text:span></text:span><text:span text:style-name="ch2_5f_default.Text.Whitespace"><text:span text:style-name="T56"> </text:span></text:span><text:span text:style-name="ch2_5f_default.Comment.PreprocFile"><text:span text:style-name="T56">&lt;curl/curl.h&gt;</text:span></text:span></text:p>
      <text:p text:style-name="P2"><text:span text:style-name="ch2_5f_default.Name"><text:span text:style-name="T79">Questa</text:span></text:span><text:span text:style-name="ch2_5f_default.Text.Whitespace"><text:span text:style-name="T73"> </text:span></text:span><text:span text:style-name="ch2_5f_default.Name"><text:span text:style-name="T79">libreria</text:span></text:span><text:span text:style-name="ch2_5f_default.Text.Whitespace"><text:span text:style-name="T73"> </text:span></text:span><text:span text:style-name="ch2_5f_default.Name"><text:span text:style-name="T79">fornisce</text:span></text:span><text:span text:style-name="ch2_5f_default.Text.Whitespace"><text:span text:style-name="T73"> </text:span></text:span><text:span text:style-name="ch2_5f_default.Name"><text:span text:style-name="T79">l</text:span></text:span><text:span text:style-name="ch2_5f_default.Error"><text:span text:style-name="T79">'</text:span></text:span><text:span text:style-name="ch2_5f_default.Name"><text:span text:style-name="T79">interfaccia</text:span></text:span><text:span text:style-name="ch2_5f_default.Text.Whitespace"><text:span text:style-name="T73"> </text:span></text:span><text:span text:style-name="ch2_5f_default.Name"><text:span text:style-name="T79">per</text:span></text:span><text:span text:style-name="ch2_5f_default.Text.Whitespace"><text:span text:style-name="T73"> </text:span></text:span><text:span text:style-name="ch2_5f_default.Name"><text:span text:style-name="T79">l</text:span></text:span><text:span text:style-name="ch2_5f_default.Error"><text:span text:style-name="T79">'</text:span></text:span><text:span text:style-name="ch2_5f_default.Name"><text:span text:style-name="T79">uso</text:span></text:span><text:span text:style-name="ch2_5f_default.Text.Whitespace"><text:span text:style-name="T73"> </text:span></text:span><text:span text:style-name="ch2_5f_default.Name"><text:span text:style-name="T79">di</text:span></text:span><text:span text:style-name="ch2_5f_default.Text.Whitespace"><text:span text:style-name="T73"> </text:span></text:span><text:span text:style-name="ch2_5f_default.Name"><text:span text:style-name="T79">libcurl</text:span></text:span><text:span text:style-name="ch2_5f_default.Punctuation"><text:span text:style-name="T79">,</text:span></text:span><text:span text:style-name="ch2_5f_default.Text.Whitespace"><text:span text:style-name="T73"> </text:span></text:span><text:span text:style-name="ch2_5f_default.Name"><text:span text:style-name="T79">una</text:span></text:span><text:span text:style-name="ch2_5f_default.Text.Whitespace"><text:span text:style-name="T73"> </text:span></text:span><text:span text:style-name="ch2_5f_default.Name"><text:span text:style-name="T79">libreria</text:span></text:span><text:span text:style-name="ch2_5f_default.Text.Whitespace"><text:span text:style-name="T73"> </text:span></text:span><text:span text:style-name="ch2_5f_default.Name"><text:span text:style-name="T79">ampiamente</text:span></text:span><text:span text:style-name="ch2_5f_default.Text.Whitespace"><text:span text:style-name="T73"> </text:span></text:span><text:span text:style-name="ch2_5f_default.Name"><text:span text:style-name="T79">utilizzata</text:span></text:span><text:span text:style-name="ch2_5f_default.Text.Whitespace"><text:span text:style-name="T73"> </text:span></text:span><text:span text:style-name="ch2_5f_default.Name"><text:span text:style-name="T79">per</text:span></text:span><text:span text:style-name="ch2_5f_default.Text.Whitespace"><text:span text:style-name="T73"> </text:span></text:span><text:span text:style-name="ch2_5f_default.Name"><text:span text:style-name="T79">l</text:span></text:span><text:span text:style-name="ch2_5f_default.Error"><text:span text:style-name="T79">'</text:span></text:span><text:span text:style-name="ch2_5f_default.Name"><text:span text:style-name="T79">accesso</text:span></text:span><text:span text:style-name="ch2_5f_default.Text.Whitespace"><text:span text:style-name="T73"> </text:span></text:span><text:span text:style-name="ch2_5f_default.Name"><text:span text:style-name="T79">a</text:span></text:span><text:span text:style-name="ch2_5f_default.Text.Whitespace"><text:span text:style-name="T73"> </text:span></text:span><text:span text:style-name="ch2_5f_default.Name"><text:span text:style-name="T79">risorse</text:span></text:span><text:span text:style-name="ch2_5f_default.Text.Whitespace"><text:span text:style-name="T73"> </text:span></text:span><text:span text:style-name="ch2_5f_default.Name"><text:span text:style-name="T79">su</text:span></text:span><text:span text:style-name="ch2_5f_default.Text.Whitespace"><text:span text:style-name="T73"> </text:span></text:span><text:span text:style-name="ch2_5f_default.Name"><text:span text:style-name="T79">Internet</text:span></text:span><text:span text:style-name="ch2_5f_default.Punctuation"><text:span text:style-name="T79">,</text:span></text:span><text:span text:style-name="ch2_5f_default.Text.Whitespace"><text:span text:style-name="T73"> </text:span></text:span><text:span text:style-name="ch2_5f_default.Name"><text:span text:style-name="T79">inclusi</text:span></text:span><text:span text:style-name="ch2_5f_default.Text.Whitespace"><text:span text:style-name="T73"> </text:span></text:span><text:span text:style-name="ch2_5f_default.Name"><text:span text:style-name="T79">download</text:span></text:span><text:span text:style-name="ch2_5f_default.Text.Whitespace"><text:span text:style-name="T73"> </text:span></text:span><text:span text:style-name="ch2_5f_default.Name"><text:span text:style-name="T79">di</text:span></text:span><text:span text:style-name="ch2_5f_default.Text.Whitespace"><text:span text:style-name="T73"> </text:span></text:span><text:span text:style-name="ch2_5f_default.Name"><text:span text:style-name="T79">file</text:span></text:span><text:span text:style-name="ch2_5f_default.Text.Whitespace"><text:span text:style-name="T73"> </text:span></text:span><text:span text:style-name="ch2_5f_default.Name"><text:span text:style-name="T79">e</text:span></text:span><text:span text:style-name="ch2_5f_default.Text.Whitespace"><text:span text:style-name="T73"> </text:span></text:span><text:span text:style-name="ch2_5f_default.Name"><text:span text:style-name="T79">richieste</text:span></text:span><text:span text:style-name="ch2_5f_default.Text.Whitespace"><text:span text:style-name="T73"> </text:span></text:span><text:span text:style-name="ch2_5f_default.Name"><text:span text:style-name="T79">HTTP</text:span></text:span><text:span text:style-name="ch2_5f_default.Punctuation"><text:span text:style-name="T79">.</text:span></text:span><text:span text:style-name="ch2_5f_default.Text.Whitespace"><text:span text:style-name="T73"> </text:span></text:span><text:span text:style-name="ch2_5f_default.Name"><text:span text:style-name="T80">L</text:span></text:span><text:span text:style-name="ch2_5f_default.Error"><text:span text:style-name="T80">'</text:span></text:span><text:span text:style-name="ch2_5f_default.Name"><text:span text:style-name="T80">ho</text:span></text:span><text:span text:style-name="ch2_5f_default.Text.Whitespace"><text:span text:style-name="T74"> </text:span></text:span><text:span text:style-name="ch2_5f_default.Name"><text:span text:style-name="T80">utilizzata</text:span></text:span><text:span text:style-name="ch2_5f_default.Text.Whitespace"><text:span text:style-name="T74"> </text:span></text:span><text:span text:style-name="ch2_5f_default.Name"><text:span text:style-name="T80">nel</text:span></text:span><text:span text:style-name="ch2_5f_default.Text.Whitespace"><text:span text:style-name="T74"> </text:span></text:span><text:span text:style-name="ch2_5f_default.Name"><text:span text:style-name="T80">codice</text:span></text:span><text:span text:style-name="ch2_5f_default.Text.Whitespace"><text:span text:style-name="T74"> </text:span></text:span><text:span text:style-name="ch2_5f_default.Name"><text:span text:style-name="T80">del</text:span></text:span><text:span text:style-name="ch2_5f_default.Text.Whitespace"><text:span text:style-name="T74"> </text:span></text:span><text:span text:style-name="ch2_5f_default.Name"><text:span text:style-name="T80">client</text:span></text:span><text:span text:style-name="ch2_5f_default.Text.Whitespace"><text:span text:style-name="T74"> </text:span></text:span><text:span text:style-name="ch2_5f_default.Name"><text:span text:style-name="T80">per</text:span></text:span><text:span text:style-name="ch2_5f_default.Text.Whitespace"><text:span text:style-name="T74"> </text:span></text:span><text:span text:style-name="ch2_5f_default.Name"><text:span text:style-name="T80">poter</text:span></text:span><text:span text:style-name="ch2_5f_default.Text.Whitespace"><text:span text:style-name="T74"> </text:span></text:span><text:span text:style-name="ch2_5f_default.Name"><text:span text:style-name="T80">implementare</text:span></text:span><text:span text:style-name="ch2_5f_default.Text.Whitespace"><text:span text:style-name="T74"> </text:span></text:span><text:span text:style-name="ch2_5f_default.Name"><text:span text:style-name="T80">la</text:span></text:span><text:span text:style-name="ch2_5f_default.Text.Whitespace"><text:span text:style-name="T74"> </text:span></text:span><text:span text:style-name="ch2_5f_default.Name"><text:span text:style-name="T80">funzione</text:span></text:span><text:span text:style-name="ch2_5f_default.Text.Whitespace"><text:span text:style-name="T74"> </text:span></text:span><text:span text:style-name="ch2_5f_default.Name"><text:span text:style-name="T80">che</text:span></text:span><text:span text:style-name="ch2_5f_default.Text.Whitespace"><text:span text:style-name="T74"> </text:span></text:span><text:span text:style-name="ch2_5f_default.Name"><text:span text:style-name="T80">controlla</text:span></text:span><text:span text:style-name="ch2_5f_default.Text.Whitespace"><text:span text:style-name="T74"> </text:span></text:span><text:soft-page-break/><text:span text:style-name="ch2_5f_default.Name"><text:span text:style-name="T80">l</text:span></text:span><text:span text:style-name="ch2_5f_default.Error"><text:span text:style-name="T80">'</text:span></text:span><text:span text:style-name="ch2_5f_default.Name"><text:span text:style-name="T80">indirizzo</text:span></text:span><text:span text:style-name="ch2_5f_default.Text.Whitespace"><text:span text:style-name="T74"> </text:span></text:span><text:span text:style-name="ch2_5f_default.Name"><text:span text:style-name="T80">ip</text:span></text:span><text:span text:style-name="ch2_5f_default.Text.Whitespace"><text:span text:style-name="T74"> </text:span></text:span><text:span text:style-name="ch2_5f_default.Name"><text:span text:style-name="T80">da</text:span></text:span><text:span text:style-name="ch2_5f_default.Text.Whitespace"><text:span text:style-name="T74"> </text:span></text:span><text:span text:style-name="ch2_5f_default.Name"><text:span text:style-name="T80">cui</text:span></text:span><text:span text:style-name="ch2_5f_default.Text.Whitespace"><text:span text:style-name="T74"> </text:span></text:span><text:span text:style-name="ch2_5f_default.Name"><text:span text:style-name="T80">parte</text:span></text:span><text:span text:style-name="ch2_5f_default.Text.Whitespace"><text:span text:style-name="T74"> </text:span></text:span><text:span text:style-name="ch2_5f_default.Name"><text:span text:style-name="T80">la</text:span></text:span><text:span text:style-name="ch2_5f_default.Text.Whitespace"><text:span text:style-name="T74"> </text:span></text:span><text:span text:style-name="ch2_5f_default.Name"><text:span text:style-name="T80">richiesta</text:span></text:span><text:span text:style-name="ch2_5f_default.Text.Whitespace"><text:span text:style-name="T74"> </text:span></text:span><text:span text:style-name="ch2_5f_default.Name"><text:span text:style-name="T80">e</text:span></text:span><text:span text:style-name="ch2_5f_default.Text.Whitespace"><text:span text:style-name="T74"> </text:span></text:span><text:span text:style-name="ch2_5f_default.Name"><text:span text:style-name="T80">quindi</text:span></text:span><text:span text:style-name="ch2_5f_default.Text.Whitespace"><text:span text:style-name="T74"> </text:span></text:span><text:span text:style-name="ch2_5f_default.Name"><text:span text:style-name="T80">verificare</text:span></text:span><text:span text:style-name="ch2_5f_default.Text.Whitespace"><text:span text:style-name="T74"> </text:span></text:span><text:span text:style-name="ch2_5f_default.Name"><text:span text:style-name="T80">che</text:span></text:span><text:span text:style-name="ch2_5f_default.Text.Whitespace"><text:span text:style-name="T74"> </text:span></text:span><text:span text:style-name="ch2_5f_default.Name"><text:span text:style-name="T80">sia</text:span></text:span><text:span text:style-name="ch2_5f_default.Text.Whitespace"><text:span text:style-name="T74"> </text:span></text:span><text:span text:style-name="ch2_5f_default.Name"><text:span text:style-name="T80">passato</text:span></text:span><text:span text:style-name="ch2_5f_default.Text.Whitespace"><text:span text:style-name="T74"> </text:span></text:span><text:span text:style-name="ch2_5f_default.Name"><text:span text:style-name="T80">davvero</text:span></text:span><text:span text:style-name="ch2_5f_default.Text.Whitespace"><text:span text:style-name="T74"> </text:span></text:span><text:span text:style-name="ch2_5f_default.Name"><text:span text:style-name="T80">dal</text:span></text:span><text:span text:style-name="ch2_5f_default.Text.Whitespace"><text:span text:style-name="T74"> </text:span></text:span><text:span text:style-name="ch2_5f_default.Name"><text:span text:style-name="T80">proxy</text:span></text:span><text:span text:style-name="ch2_5f_default.Text.Whitespace"><text:span text:style-name="T74"> </text:span></text:span><text:span text:style-name="ch2_5f_default.Name"><text:span text:style-name="T80">socks5</text:span></text:span><text:span text:style-name="ch2_5f_default.Text.Whitespace"><text:span text:style-name="T74"> </text:span></text:span><text:span text:style-name="ch2_5f_default.Punctuation"><text:span text:style-name="T80">(</text:span></text:span><text:span text:style-name="ch2_5f_default.Name"><text:span text:style-name="T80">tor</text:span></text:span><text:span text:style-name="ch2_5f_default.Punctuation"><text:span text:style-name="T80">)</text:span></text:span></text:p>
      <text:p text:style-name="P2"><text:span text:style-name="ch2_5f_default.Comment.Preproc">#define _GNU_SOURCE</text:span></text:p>
      <text:p text:style-name="P2"><text:span text:style-name="ch2_5f_default.Name"><text:span text:style-name="T78">Questa</text:span></text:span><text:span text:style-name="ch2_5f_default.Text.Whitespace"><text:span text:style-name="T72"> </text:span></text:span><text:span text:style-name="ch2_5f_default.Name"><text:span text:style-name="T78">è</text:span></text:span><text:span text:style-name="ch2_5f_default.Text.Whitespace"><text:span text:style-name="T72"> </text:span></text:span><text:span text:style-name="ch2_5f_default.Name"><text:span text:style-name="T78">una</text:span></text:span><text:span text:style-name="ch2_5f_default.Text.Whitespace"><text:span text:style-name="T72"> </text:span></text:span><text:span text:style-name="ch2_5f_default.Name"><text:span text:style-name="T78">direttiva</text:span></text:span><text:span text:style-name="ch2_5f_default.Text.Whitespace"><text:span text:style-name="T72"> </text:span></text:span><text:span text:style-name="ch2_5f_default.Name"><text:span text:style-name="T78">di</text:span></text:span><text:span text:style-name="ch2_5f_default.Text.Whitespace"><text:span text:style-name="T72"> </text:span></text:span><text:span text:style-name="ch2_5f_default.Name"><text:span text:style-name="T78">precompilazione</text:span></text:span><text:span text:style-name="ch2_5f_default.Text.Whitespace"><text:span text:style-name="T72"> </text:span></text:span><text:span text:style-name="ch2_5f_default.Name"><text:span text:style-name="T78">che</text:span></text:span><text:span text:style-name="ch2_5f_default.Text.Whitespace"><text:span text:style-name="T72"> </text:span></text:span><text:span text:style-name="ch2_5f_default.Name"><text:span text:style-name="T78">abilita</text:span></text:span><text:span text:style-name="ch2_5f_default.Text.Whitespace"><text:span text:style-name="T72"> </text:span></text:span><text:span text:style-name="ch2_5f_default.Name"><text:span text:style-name="T78">alcune</text:span></text:span><text:span text:style-name="ch2_5f_default.Text.Whitespace"><text:span text:style-name="T72"> </text:span></text:span><text:span text:style-name="ch2_5f_default.Name"><text:span text:style-name="T78">estensioni</text:span></text:span><text:span text:style-name="ch2_5f_default.Text.Whitespace"><text:span text:style-name="T72"> </text:span></text:span><text:span text:style-name="ch2_5f_default.Name"><text:span text:style-name="T78">GNU</text:span></text:span><text:span text:style-name="ch2_5f_default.Text.Whitespace"><text:span text:style-name="T72"> </text:span></text:span><text:span text:style-name="ch2_5f_default.Name"><text:span text:style-name="T78">specifiche</text:span></text:span><text:span text:style-name="ch2_5f_default.Text.Whitespace"><text:span text:style-name="T72"> </text:span></text:span><text:span text:style-name="ch2_5f_default.Name"><text:span text:style-name="T78">nel</text:span></text:span><text:span text:style-name="ch2_5f_default.Text.Whitespace"><text:span text:style-name="T72"> </text:span></text:span><text:span text:style-name="ch2_5f_default.Name"><text:span text:style-name="T78">tuo</text:span></text:span><text:span text:style-name="ch2_5f_default.Text.Whitespace"><text:span text:style-name="T72"> </text:span></text:span><text:span text:style-name="ch2_5f_default.Name"><text:span text:style-name="T78">programma</text:span></text:span><text:span text:style-name="ch2_5f_default.Punctuation"><text:span text:style-name="T78">.</text:span></text:span><text:span text:style-name="ch2_5f_default.Text.Whitespace"><text:span text:style-name="T72"> </text:span></text:span><text:span text:style-name="ch2_5f_default.Name"><text:span text:style-name="T81">Ho</text:span></text:span><text:span text:style-name="ch2_5f_default.Text.Whitespace"><text:span text:style-name="T75"> </text:span></text:span><text:span text:style-name="ch2_5f_default.Name"><text:span text:style-name="T81">provato</text:span></text:span><text:span text:style-name="ch2_5f_default.Text.Whitespace"><text:span text:style-name="T75"> </text:span></text:span><text:span text:style-name="ch2_5f_default.Name"><text:span text:style-name="T81">ad</text:span></text:span><text:span text:style-name="ch2_5f_default.Text.Whitespace"><text:span text:style-name="T75"> </text:span></text:span><text:span text:style-name="ch2_5f_default.Name"><text:span text:style-name="T81">inserirla</text:span></text:span><text:span text:style-name="ch2_5f_default.Text.Whitespace"><text:span text:style-name="T75"> </text:span></text:span><text:span text:style-name="ch2_5f_default.Name"><text:span text:style-name="T81">per</text:span></text:span><text:span text:style-name="ch2_5f_default.Text.Whitespace"><text:span text:style-name="T75"> </text:span></text:span><text:span text:style-name="ch2_5f_default.Name"><text:span text:style-name="T81">risolvere</text:span></text:span><text:span text:style-name="ch2_5f_default.Text.Whitespace"><text:span text:style-name="T75"> </text:span></text:span><text:span text:style-name="ch2_5f_default.Name"><text:span text:style-name="T81">un</text:span></text:span><text:span text:style-name="ch2_5f_default.Text.Whitespace"><text:span text:style-name="T75"> </text:span></text:span><text:span text:style-name="ch2_5f_default.Name"><text:span text:style-name="T81">errore</text:span></text:span><text:span text:style-name="ch2_5f_default.Text.Whitespace"><text:span text:style-name="T75"> </text:span></text:span><text:span text:style-name="ch2_5f_default.Name"><text:span text:style-name="T81">di</text:span></text:span><text:span text:style-name="ch2_5f_default.Text.Whitespace"><text:span text:style-name="T75"> </text:span></text:span><text:span text:style-name="ch2_5f_default.Name"><text:span text:style-name="T81">tipo</text:span></text:span><text:span text:style-name="ch2_5f_default.Text.Whitespace"><text:span text:style-name="T75"> </text:span></text:span><text:span text:style-name="ch2_5f_default.Name"><text:span text:style-name="T81">indefinito</text:span></text:span><text:span text:style-name="ch2_5f_default.Text.Whitespace"><text:span text:style-name="T75"> </text:span></text:span><text:span text:style-name="ch2_5f_default.Name"><text:span text:style-name="T81">quando</text:span></text:span><text:span text:style-name="ch2_5f_default.Text.Whitespace"><text:span text:style-name="T75"> </text:span></text:span><text:span text:style-name="ch2_5f_default.Name"><text:span text:style-name="T81">creavo</text:span></text:span><text:span text:style-name="ch2_5f_default.Text.Whitespace"><text:span text:style-name="T75"> </text:span></text:span><text:span text:style-name="ch2_5f_default.Name"><text:span text:style-name="T81">la</text:span></text:span><text:span text:style-name="ch2_5f_default.Text.Whitespace"><text:span text:style-name="T75"> </text:span></text:span><text:span text:style-name="ch2_5f_default.Keyword"><text:span text:style-name="T75">struct</text:span></text:span><text:span text:style-name="ch2_5f_default.Text.Whitespace"><text:span text:style-name="T75"> </text:span></text:span><text:span text:style-name="ch2_5f_default.Name.Class"><text:span text:style-name="T75">per</text:span></text:span><text:span text:style-name="ch2_5f_default.Text.Whitespace"><text:span text:style-name="T75"> </text:span></text:span><text:span text:style-name="ch2_5f_default.Name"><text:span text:style-name="T81">signal</text:span></text:span><text:span text:style-name="ch2_5f_default.Text.Whitespace"><text:span text:style-name="T75"> </text:span></text:span><text:span text:style-name="ch2_5f_default.Punctuation"><text:span text:style-name="T81">(</text:span></text:span><text:span text:style-name="ch2_5f_default.Name"><text:span text:style-name="T81">gestione</text:span></text:span><text:span text:style-name="ch2_5f_default.Text.Whitespace"><text:span text:style-name="T75"> </text:span></text:span><text:span text:style-name="ch2_5f_default.Name"><text:span text:style-name="T81">dell</text:span></text:span><text:span text:style-name="ch2_5f_default.Error"><text:span text:style-name="T81">'</text:span></text:span><text:span text:style-name="ch2_5f_default.Name"><text:span text:style-name="T81">uscita</text:span></text:span><text:span text:style-name="ch2_5f_default.Text.Whitespace"><text:span text:style-name="T75"> </text:span></text:span><text:span text:style-name="ch2_5f_default.Name"><text:span text:style-name="T81">dal</text:span></text:span><text:span text:style-name="ch2_5f_default.Text.Whitespace"><text:span text:style-name="T75"> </text:span></text:span><text:span text:style-name="ch2_5f_default.Name"><text:span text:style-name="T81">server</text:span></text:span><text:span text:style-name="ch2_5f_default.Text.Whitespace"><text:span text:style-name="T75"> </text:span></text:span><text:span text:style-name="ch2_5f_default.Name"><text:span text:style-name="T81">mediante</text:span></text:span><text:span text:style-name="ch2_5f_default.Text.Whitespace"><text:span text:style-name="T75"> </text:span></text:span><text:span text:style-name="ch2_5f_default.Name"><text:span text:style-name="T81">segnale</text:span></text:span><text:span text:style-name="ch2_5f_default.Text.Whitespace"><text:span text:style-name="T75"> </text:span></text:span><text:span text:style-name="ch2_5f_default.Name"><text:span text:style-name="T81">di</text:span></text:span><text:span text:style-name="ch2_5f_default.Text.Whitespace"><text:span text:style-name="T75"> </text:span></text:span><text:span text:style-name="ch2_5f_default.Name"><text:span text:style-name="T81">interrupt</text:span></text:span><text:span text:style-name="ch2_5f_default.Text.Whitespace"><text:span text:style-name="T75"> </text:span></text:span><text:span text:style-name="ch2_5f_default.Name"><text:span text:style-name="T81">ctrl</text:span></text:span><text:span text:style-name="ch2_5f_default.Operator"><text:span text:style-name="T75">+</text:span></text:span><text:span text:style-name="ch2_5f_default.Name"><text:span text:style-name="T81">c</text:span></text:span><text:span text:style-name="ch2_5f_default.Punctuation"><text:span text:style-name="T81">)</text:span></text:span><text:span text:style-name="ch2_5f_default.Text.Whitespace"><text:span text:style-name="T75"> </text:span></text:span><text:span text:style-name="ch2_5f_default.Name"><text:span text:style-name="T81">ma</text:span></text:span><text:span text:style-name="ch2_5f_default.Text.Whitespace"><text:span text:style-name="T75"> </text:span></text:span><text:span text:style-name="ch2_5f_default.Name"><text:span text:style-name="T81">si</text:span></text:span><text:span text:style-name="ch2_5f_default.Text.Whitespace"><text:span text:style-name="T75"> </text:span></text:span><text:span text:style-name="ch2_5f_default.Name"><text:span text:style-name="T81">è</text:span></text:span><text:span text:style-name="ch2_5f_default.Text.Whitespace"><text:span text:style-name="T75"> </text:span></text:span><text:span text:style-name="ch2_5f_default.Name"><text:span text:style-name="T81">rilevata</text:span></text:span><text:span text:style-name="ch2_5f_default.Text.Whitespace"><text:span text:style-name="T75"> </text:span></text:span><text:span text:style-name="ch2_5f_default.Name"><text:span text:style-name="T81">inutile</text:span></text:span><text:span text:style-name="ch2_5f_default.Text.Whitespace"><text:span text:style-name="T75"> </text:span></text:span><text:span text:style-name="ch2_5f_default.Punctuation"><text:span text:style-name="T81">(</text:span></text:span><text:span text:style-name="ch2_5f_default.Name"><text:span text:style-name="T81">problema</text:span></text:span><text:span text:style-name="ch2_5f_default.Text.Whitespace"><text:span text:style-name="T75"> </text:span></text:span><text:span text:style-name="ch2_5f_default.Name"><text:span text:style-name="T81">spiegato</text:span></text:span><text:span text:style-name="ch2_5f_default.Text.Whitespace"><text:span text:style-name="T75"> </text:span></text:span><text:span text:style-name="ch2_5f_default.Name"><text:span text:style-name="T81">successivamente</text:span></text:span><text:span text:style-name="ch2_5f_default.Punctuation"><text:span text:style-name="T81">)</text:span></text:span></text:p>
      <text:p text:style-name="Standard"><text:span text:style-name="ch2_5f_default.Comment.Preproc"><text:span text:style-name="T1"/></text:span></text:p>
      <text:p text:style-name="P9"><text:span text:style-name="ch2_5f_default.Comment.Preproc"><text:span text:style-name="T6"/></text:span></text:p>
      <text:p text:style-name="P9"><text:span text:style-name="ch2_5f_default.Comment.Preproc"><text:span text:style-name="T7">Descrizione del progetto</text:span></text:span></text:p>
      <text:p text:style-name="P22"><text:span text:style-name="ch2_5f_default.Comment.Preproc"><text:span text:style-name="T5">Questo progetto è costituito da uno o più client e un server di chat. Il client consente agli utenti di connettersi al server (passando per Tor), inviare messaggi a tutti gli altri client connessi e ricevere messaggi dai client. Ecco una panoramica delle principali funzionalità del client:</text:span></text:span></text:p>
      <text:list xml:id="list3511144999" text:style-name="L4">
        <text:list-item>
          <text:p text:style-name="Text_20_body"><text:span text:style-name="Strong_20_Emphasis"><text:span text:style-name="T45">Verifica dell'IP Pubblico: </text:span></text:span><text:span text:style-name="Strong_20_Emphasis"><text:span text:style-name="T49">Il client utilizza la libreria </text:span></text:span><text:span text:style-name="Strong_20_Emphasis"><text:span text:style-name="T47">libcurl</text:span></text:span><text:span text:style-name="Strong_20_Emphasis"><text:span text:style-name="T49"> per ottenere il suo indirizzo IP pubblico e lo mostra durante la connessione → </text:span></text:span><text:span text:style-name="Strong_20_Emphasis"><text:span text:style-name="T50">capisco se tor funziona</text:span></text:span></text:p>
        </text:list-item>
        <text:list-item>
          <text:p text:style-name="Text_20_body"><text:span text:style-name="Strong_20_Emphasis"><text:span text:style-name="T45">Connessione al Server</text:span></text:span><text:span text:style-name="T45">: Il client si connette a un server specifico, identificato dall'indirizzo IP e dalla porta.</text:span></text:p>
        </text:list-item>
        <text:list-item>
          <text:p text:style-name="Text_20_body"><text:span text:style-name="Strong_20_Emphasis"><text:span text:style-name="T45">Inserimento del Nome</text:span></text:span><text:span text:style-name="T45">: L'utente inserisce un nome utente che verrà utilizzato per identificare il mittente dei messaggi inviati al server.</text:span></text:p>
        </text:list-item>
        <text:list-item>
          <text:p text:style-name="Text_20_body"><text:span text:style-name="Strong_20_Emphasis"><text:span text:style-name="T45">Comunicazione con il Server</text:span></text:span><text:span text:style-name="T45">: Il client può inviare messaggi di testo al server, che verranno quindi inoltrati a tutti gli altri client connessi.</text:span></text:p>
        </text:list-item>
        <text:list-item>
          <text:p text:style-name="Text_20_body"><text:span text:style-name="Strong_20_Emphasis"><text:span text:style-name="T45">Disconnessione</text:span></text:span><text:span text:style-name="T45">: L'utente può digitare "</text:span><text:span text:style-name="T86">exit</text:span><text:span text:style-name="T45">" per disconnettersi dal server. Un messaggio di notifica viene inviato agli altri client per informarli della disconnessione.</text:span></text:p>
        </text:list-item>
        <text:list-item>
          <text:p text:style-name="Text_20_body"><text:span text:style-name="Strong_20_Emphasis"><text:span text:style-name="T45">Ricezione dei Messaggi</text:span></text:span><text:span text:style-name="T45">: Il client utilizza un </text:span><text:span text:style-name="T48">thread separato</text:span><text:span text:style-name="T45"> per la ricezione continua dei messaggi dai altri client. I messaggi ricevuti vengono visualizzati sulla console.</text:span></text:p>
        </text:list-item>
      </text:list>
      <text:p text:style-name="P9"><text:span text:style-name="ch2_5f_default.Comment.Preproc"><text:span text:style-name="T14">NB: quando voglio eseguire il client per connettermi, do questo comando: </text:span></text:span></text:p>
      <text:p text:style-name="P9"><text:span text:style-name="ch2_5f_colorful.Text"><text:span text:style-name="T17">torsocks</text:span></text:span><text:span text:style-name="ch2_5f_colorful.Text.Whitespace"><text:span text:style-name="T33"> </text:span></text:span><text:span text:style-name="ch2_5f_colorful.Text"><text:span text:style-name="T17">./client</text:span></text:span></text:p>
      <text:p text:style-name="P9"><text:span text:style-name="ch2_5f_default.Comment.Preproc"><text:span text:style-name="T14">torsocks permette di far passare via rete Tor qualsiasi argomento che gli viene passato successivamente, in questo caso l’eseguibile compilato a partire dal nostro codice client. (</text:span></text:span><text:span text:style-name="ch2_5f_default.Comment.Preproc"><text:span text:style-name="T13">per capire effettivamente se stiamo andando su rete Tor ho inserito una funzione check_ip che fa una richiesta ad un sito che restituisce l’ip e determina se è un ip tor oppure l’ip pubblico del modem di casa/università</text:span></text:span><text:span text:style-name="ch2_5f_default.Comment.Preproc"><text:span text:style-name="T14">)</text:span></text:span></text:p>
      <text:p text:style-name="P9"><text:span text:style-name="ch2_5f_default.Comment.Preproc"><text:span text:style-name="T85">La soluzione migliore (così in locale non ha molto senso) sarebbe avere l’eseguibile del server su una macchina remota, così da sfruttare a pieno la potenzialità della rete Tor.</text:span></text:span></text:p>
      <text:p text:style-name="P9"><text:span text:style-name="ch2_5f_default.Comment.Preproc"><text:span text:style-name="T85"/></text:span></text:p>
      <text:p text:style-name="P9"><text:span text:style-name="ch2_5f_default.Comment.Preproc"><text:span text:style-name="T85"/></text:span></text:p>
      <text:p text:style-name="P12"><text:soft-page-break/><text:span text:style-name="ch2_5f_default.Comment.Preproc"><text:span text:style-name="T8">Codice commentato del Client.c</text:span></text:span></text:p>
      <text:p text:style-name="P12"><text:span text:style-name="ch2_5f_default.Comment.Preproc"><text:span text:style-name="T18"/></text:span></text:p>
      <text:p text:style-name="P11"><text:span text:style-name="ch2_5f_default.Comment.Preproc"><text:span text:style-name="T34">#include</text:span></text:span><text:span text:style-name="ch2_5f_default.Text.Whitespace"><text:span text:style-name="T29"> </text:span></text:span><text:span text:style-name="ch2_5f_default.Comment.PreprocFile"><text:span text:style-name="T34">&lt;stdio.h&gt;</text:span></text:span></text:p>
      <text:p text:style-name="P11"><text:span text:style-name="ch2_5f_default.Comment.Preproc"><text:span text:style-name="T34">#include</text:span></text:span><text:span text:style-name="ch2_5f_default.Text.Whitespace"><text:span text:style-name="T29"> </text:span></text:span><text:span text:style-name="ch2_5f_default.Comment.PreprocFile"><text:span text:style-name="T34">&lt;stdlib.h&gt;</text:span></text:span></text:p>
      <text:p text:style-name="P11"><text:span text:style-name="ch2_5f_default.Comment.Preproc"><text:span text:style-name="T34">#include</text:span></text:span><text:span text:style-name="ch2_5f_default.Text.Whitespace"><text:span text:style-name="T29"> </text:span></text:span><text:span text:style-name="ch2_5f_default.Comment.PreprocFile"><text:span text:style-name="T34">&lt;string.h&gt;</text:span></text:span></text:p>
      <text:p text:style-name="P11"><text:span text:style-name="ch2_5f_default.Comment.Preproc"><text:span text:style-name="T34">#include</text:span></text:span><text:span text:style-name="ch2_5f_default.Text.Whitespace"><text:span text:style-name="T29"> </text:span></text:span><text:span text:style-name="ch2_5f_default.Comment.PreprocFile"><text:span text:style-name="T34">&lt;unistd.h&gt;</text:span></text:span></text:p>
      <text:p text:style-name="P11"><text:span text:style-name="ch2_5f_default.Comment.Preproc"><text:span text:style-name="T34">#include</text:span></text:span><text:span text:style-name="ch2_5f_default.Text.Whitespace"><text:span text:style-name="T29"> </text:span></text:span><text:span text:style-name="ch2_5f_default.Comment.PreprocFile"><text:span text:style-name="T34">&lt;arpa/inet.h&gt;</text:span></text:span></text:p>
      <text:p text:style-name="P11"><text:span text:style-name="ch2_5f_default.Comment.Preproc"><text:span text:style-name="T34">#include</text:span></text:span><text:span text:style-name="ch2_5f_default.Text.Whitespace"><text:span text:style-name="T29"> </text:span></text:span><text:span text:style-name="ch2_5f_default.Comment.PreprocFile"><text:span text:style-name="T34">&lt;sys/socket.h&gt;</text:span></text:span></text:p>
      <text:p text:style-name="P11"><text:span text:style-name="ch2_5f_default.Comment.Preproc"><text:span text:style-name="T34">#include</text:span></text:span><text:span text:style-name="ch2_5f_default.Text.Whitespace"><text:span text:style-name="T29"> </text:span></text:span><text:span text:style-name="ch2_5f_default.Comment.PreprocFile"><text:span text:style-name="T34">&lt;pthread.h&gt;</text:span></text:span></text:p>
      <text:p text:style-name="P11"><text:span text:style-name="ch2_5f_default.Comment.Preproc"><text:span text:style-name="T34">#include</text:span></text:span><text:span text:style-name="ch2_5f_default.Text.Whitespace"><text:span text:style-name="T29"> </text:span></text:span><text:span text:style-name="ch2_5f_default.Comment.PreprocFile"><text:span text:style-name="T34">&lt;curl/curl.h&gt;</text:span></text:span></text:p>
      <text:p text:style-name="P11"><text:span text:style-name="ch2_5f_default.Text.Whitespace"><text:span text:style-name="T87">//</text:span></text:span><text:span text:style-name="ch2_5f_default.Text.Whitespace"><text:span text:style-name="T88">ricordo che il file viene eseguito come -&gt; </text:span></text:span><text:span text:style-name="ch2_5f_default.Text.Whitespace"><text:span text:style-name="T89">torsocks ./client (già su rete tor)</text:span></text:span></text:p>
      <text:p text:style-name="P13"><text:span text:style-name="ch2_5f_default.Text.Whitespace"><text:span text:style-name="T89">127.0.0.1:9051 -&gt; installato sull'host linux</text:span></text:span></text:p>
      <text:p text:style-name="P11"><text:span text:style-name="ch2_5f_default.Comment.Preproc"><text:span text:style-name="T34">#define SERVER_IP "127.0.0.1" <text:s text:c="2"/></text:span></text:span><text:span text:style-name="ch2_5f_default.Comment.Single"><text:span text:style-name="T34">// Indirizzo IP del server</text:span></text:span></text:p>
      <text:p text:style-name="P11"><text:span text:style-name="ch2_5f_default.Comment.Preproc"><text:span text:style-name="T34">#define SERVER_PORT 8888 <text:s text:c="8"/></text:span></text:span><text:span text:style-name="ch2_5f_default.Comment.Single"><text:span text:style-name="T34">// Porta del server</text:span></text:span></text:p>
      <text:p text:style-name="P11"><text:span text:style-name="ch2_5f_default.Comment.Preproc"><text:span text:style-name="T34">#define BUFFER_SIZE 1024 <text:s text:c="8"/></text:span></text:span><text:span text:style-name="ch2_5f_default.Comment.Single"><text:span text:style-name="T34">// Dimensione del buffer per i messaggi</text:span></text:span></text:p>
      <text:p text:style-name="P11"><text:span text:style-name="ch2_5f_default.Text.Whitespace"><text:span text:style-name="T34"/></text:span></text:p>
      <text:p text:style-name="P11"><text:span text:style-name="ch2_5f_default.Keyword.Type"><text:span text:style-name="T32">int</text:span></text:span><text:span text:style-name="ch2_5f_default.Text.Whitespace"><text:span text:style-name="T29"> </text:span></text:span><text:span text:style-name="ch2_5f_default.Name"><text:span text:style-name="T15">client_socket</text:span></text:span><text:span text:style-name="ch2_5f_default.Punctuation"><text:span text:style-name="T15">;</text:span></text:span><text:span text:style-name="ch2_5f_default.Text.Whitespace"><text:span text:style-name="T29"> <text:s text:c="14"/></text:span></text:span><text:span text:style-name="ch2_5f_default.Comment.Single"><text:span text:style-name="T34">// Socket del client per la connessione al server</text:span></text:span></text:p>
      <text:p text:style-name="P11"><text:span text:style-name="ch2_5f_default.Name"><text:span text:style-name="T15">pthread_t</text:span></text:span><text:span text:style-name="ch2_5f_default.Text.Whitespace"><text:span text:style-name="T29"> </text:span></text:span><text:span text:style-name="ch2_5f_default.Name"><text:span text:style-name="T15">receive_thread</text:span></text:span><text:span text:style-name="ch2_5f_default.Punctuation"><text:span text:style-name="T15">;</text:span></text:span><text:span text:style-name="ch2_5f_default.Text.Whitespace"><text:span text:style-name="T29"> <text:s text:c="6"/></text:span></text:span><text:span text:style-name="ch2_5f_default.Comment.Single"><text:span text:style-name="T34">// Thread per la ricezione dei messaggi dal server</text:span></text:span></text:p>
      <text:p text:style-name="P11"><text:span text:style-name="ch2_5f_default.Text.Whitespace"><text:span text:style-name="T34"/></text:span></text:p>
      <text:p text:style-name="P11"><text:span text:style-name="ch2_5f_default.Comment.Single"><text:span text:style-name="T34">// Funzione per ricevere i messaggi dal server</text:span></text:span><text:span text:style-name="ch2_5f_colorful.Text.Whitespace"><text:span text:style-name="T34"> </text:span></text:span><text:span text:style-name="ch2_5f_default.Comment.Single"><text:span text:style-name="T62">(thread separato)</text:span></text:span></text:p>
      <text:p text:style-name="P11"><text:span text:style-name="ch2_5f_default.Keyword.Type"><text:span text:style-name="T32">void</text:span></text:span><text:span text:style-name="ch2_5f_default.Text.Whitespace"><text:span text:style-name="T29"> </text:span></text:span><text:span text:style-name="ch2_5f_default.Operator"><text:span text:style-name="T29">*</text:span></text:span><text:span text:style-name="ch2_5f_default.Name.Function"><text:span text:style-name="T29">receive_messages</text:span></text:span><text:span text:style-name="ch2_5f_default.Punctuation"><text:span text:style-name="T15">(</text:span></text:span><text:span text:style-name="ch2_5f_default.Keyword.Type"><text:span text:style-name="T32">void</text:span></text:span><text:span text:style-name="ch2_5f_default.Text.Whitespace"><text:span text:style-name="T29"> </text:span></text:span><text:span text:style-name="ch2_5f_default.Operator"><text:span text:style-name="T29">*</text:span></text:span><text:span text:style-name="ch2_5f_default.Name"><text:span text:style-name="T15">arg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Punctuation"><text:span text:style-name="T15">{</text:span></text:span></text:p>
      <text:p text:style-name="P11"><text:span text:style-name="ch2_5f_default.Text.Whitespace"><text:span text:style-name="T29"><text:s text:c="4"/></text:span></text:span><text:span text:style-name="ch2_5f_default.Keyword.Type"><text:span text:style-name="T32">char</text:span></text:span><text:span text:style-name="ch2_5f_default.Text.Whitespace"><text:span text:style-name="T29"> </text:span></text:span><text:span text:style-name="ch2_5f_default.Name"><text:span text:style-name="T15">buffer</text:span></text:span><text:span text:style-name="ch2_5f_default.Punctuation"><text:span text:style-name="T15">[</text:span></text:span><text:span text:style-name="ch2_5f_default.Name"><text:span text:style-name="T15">BUFFER_SIZE</text:span></text:span><text:span text:style-name="ch2_5f_default.Punctuation"><text:span text:style-name="T15">];</text:span></text:span><text:span text:style-name="ch2_5f_default.Text.Whitespace"><text:span text:style-name="T29"> <text:s text:c="2"/></text:span></text:span><text:span text:style-name="ch2_5f_default.Comment.Single"><text:span text:style-name="T34">// Buffer per memorizzare i messaggi ricevuti dal server</text:span></text:span></text:p>
      <text:p text:style-name="P11"><text:span text:style-name="ch2_5f_default.Text.Whitespace"><text:span text:style-name="T29"><text:s text:c="4"/></text:span></text:span><text:span text:style-name="ch2_5f_default.Keyword.Type"><text:span text:style-name="T32">ssize_t</text:span></text:span><text:span text:style-name="ch2_5f_default.Text.Whitespace"><text:span text:style-name="T29"> </text:span></text:span><text:span text:style-name="ch2_5f_default.Name"><text:span text:style-name="T15">num_bytes</text:span></text:span><text:span text:style-name="ch2_5f_default.Punctuation"><text:span text:style-name="T15">;</text:span></text:span></text:p>
      <text:p text:style-name="P11"><text:span text:style-name="ch2_5f_default.Text.Whitespace"><text:span text:style-name="T29"/></text:span></text:p>
      <text:p text:style-name="P11"><text:span text:style-name="ch2_5f_default.Text.Whitespace"><text:span text:style-name="T29"><text:s text:c="4"/></text:span></text:span><text:span text:style-name="ch2_5f_default.Keyword"><text:span text:style-name="T32">while</text:span></text:span><text:span text:style-name="ch2_5f_default.Text.Whitespace"><text:span text:style-name="T29"> </text:span></text:span><text:span text:style-name="ch2_5f_default.Punctuation"><text:span text:style-name="T15">(</text:span></text:span><text:span text:style-name="ch2_5f_default.Literal.Number.Integer"><text:span text:style-name="T29">1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Punctuation"><text:span text:style-name="T15">{</text:span></text:span><text:span text:style-name="ch2_5f_default.Text.Whitespace"><text:span text:style-name="T29"> </text:span></text:span><text:span text:style-name="ch2_5f_default.Comment.Single"><text:span text:style-name="T62">//ciclo while per ricevere i dati del server tramite il socket del client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memset</text:span></text:span><text:span text:style-name="ch2_5f_default.Punctuation"><text:span text:style-name="T15">(</text:span></text:span><text:span text:style-name="ch2_5f_default.Name"><text:span text:style-name="T15">buffer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Keyword"><text:span text:style-name="T32">sizeof</text:span></text:span><text:span text:style-name="ch2_5f_default.Punctuation"><text:span text:style-name="T15">(</text:span></text:span><text:span text:style-name="ch2_5f_default.Name"><text:span text:style-name="T15">buffer</text:span></text:span><text:span text:style-name="ch2_5f_default.Punctuation"><text:span text:style-name="T15">));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num_bytes</text:span></text:span><text:span text:style-name="ch2_5f_default.Text.Whitespace"><text:span text:style-name="T29"> </text:span></text:span><text:span text:style-name="ch2_5f_default.Operator"><text:span text:style-name="T29">=</text:span></text:span><text:span text:style-name="ch2_5f_default.Text.Whitespace"><text:span text:style-name="T29"> </text:span></text:span><text:span text:style-name="ch2_5f_default.Name"><text:span text:style-name="T15">recv</text:span></text:span><text:span text:style-name="ch2_5f_default.Punctuation"><text:span text:style-name="T15">(</text:span></text:span><text:span text:style-name="ch2_5f_default.Name"><text:span text:style-name="T15">client_socket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"><text:span text:style-name="T15">buffer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Keyword"><text:span text:style-name="T32">sizeof</text:span></text:span><text:span text:style-name="ch2_5f_default.Punctuation"><text:span text:style-name="T15">(</text:span></text:span><text:span text:style-name="ch2_5f_default.Name"><text:span text:style-name="T15">buffer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Operator"><text:span text:style-name="T29">-</text:span></text:span><text:span text:style-name="ch2_5f_default.Text.Whitespace"><text:span text:style-name="T29"> </text:span></text:span><text:span text:style-name="ch2_5f_default.Literal.Number.Integer"><text:span text:style-name="T29">1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8"/></text:span></text:span><text:span text:style-name="ch2_5f_default.Keyword"><text:span text:style-name="T32">if</text:span></text:span><text:span text:style-name="ch2_5f_default.Text.Whitespace"><text:span text:style-name="T29"> </text:span></text:span><text:span text:style-name="ch2_5f_default.Punctuation"><text:span text:style-name="T15">(</text:span></text:span><text:span text:style-name="ch2_5f_default.Name"><text:span text:style-name="T15">num_bytes</text:span></text:span><text:span text:style-name="ch2_5f_default.Text.Whitespace"><text:span text:style-name="T29"> </text:span></text:span><text:span text:style-name="ch2_5f_default.Operator"><text:span text:style-name="T29">&lt;=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Punctuation"><text:span text:style-name="T15">{</text:span></text:span><text:span text:style-name="ch2_5f_default.Text.Whitespace"><text:span text:style-name="T29"> </text:span></text:span><text:span text:style-name="ch2_5f_default.Comment.Single"><text:span text:style-name="T62">//quando non ricevo più nulla esco</text:span></text:span><text:span text:style-name="ch2_5f_default.Text.Whitespace"><text:span text:style-name="T31"> </text:span></text:span></text:p>
      <text:p text:style-name="P11"><text:span text:style-name="ch2_5f_default.Text.Whitespace"><text:span text:style-name="T29"><text:s text:c="12"/></text:span></text:span><text:span text:style-name="ch2_5f_default.Keyword"><text:span text:style-name="T32">break</text:span></text:span><text:span text:style-name="ch2_5f_default.Punctuation"><text:span text:style-name="T15">;</text:span></text:span></text:p>
      <text:p text:style-name="P11"><text:span text:style-name="ch2_5f_default.Text.Whitespace"><text:span text:style-name="T29"><text:s text:c="8"/></text:span></text:span><text:span text:style-name="ch2_5f_default.Punctuation"><text:span text:style-name="T15">}</text:span></text:span><text:span text:style-name="ch2_5f_default.Text.Whitespace"><text:span text:style-name="T29"> </text:span></text:span><text:span text:style-name="ch2_5f_default.Keyword"><text:span text:style-name="T32">else</text:span></text:span><text:span text:style-name="ch2_5f_default.Text.Whitespace"><text:span text:style-name="T29"> </text:span></text:span><text:span text:style-name="ch2_5f_default.Punctuation"><text:span text:style-name="T15">{</text:span></text:span></text:p>
      <text:p text:style-name="P11"><text:span text:style-name="ch2_5f_default.Text.Whitespace"><text:span text:style-name="T29"><text:s text:c="12"/></text:span></text:span><text:span text:style-name="ch2_5f_default.Name"><text:span text:style-name="T15">printf</text:span></text:span><text:span text:style-name="ch2_5f_default.Punctuation"><text:span text:style-name="T15">(</text:span></text:span><text:span text:style-name="ch2_5f_default.Literal.String"><text:span text:style-name="T29">"%s</text:span></text:span><text:span text:style-name="ch2_5f_default.Literal.String.Escape"><text:span text:style-name="T32">\n</text:span></text:span><text:span text:style-name="ch2_5f_default.Literal.String"><text:span text:style-name="T29">"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"><text:span text:style-name="T15">buffer</text:span></text:span><text:span text:style-name="ch2_5f_default.Punctuation"><text:span text:style-name="T15">);</text:span></text:span><text:span text:style-name="ch2_5f_default.Text.Whitespace"><text:span text:style-name="T29"> </text:span></text:span><text:span text:style-name="ch2_5f_default.Comment.Single"><text:span text:style-name="T62">//se invece ricevo qualcosa stampo cosa è arrivato</text:span></text:span></text:p>
      <text:p text:style-name="P11"><text:span text:style-name="ch2_5f_default.Text.Whitespace"><text:span text:style-name="T29"><text:s text:c="8"/></text:span></text:span><text:span text:style-name="ch2_5f_default.Punctuation"><text:span text:style-name="T15">}</text:span></text:span></text:p>
      <text:p text:style-name="P11"><text:span text:style-name="ch2_5f_default.Text.Whitespace"><text:span text:style-name="T29"><text:s text:c="4"/></text:span></text:span><text:span text:style-name="ch2_5f_default.Punctuation"><text:span text:style-name="T15">}</text:span></text:span></text:p>
      <text:p text:style-name="P11"><text:span text:style-name="ch2_5f_default.Text.Whitespace"><text:span text:style-name="T29"/></text:span></text:p>
      <text:p text:style-name="P11"><text:span text:style-name="ch2_5f_default.Text.Whitespace"><text:span text:style-name="T29"><text:s text:c="4"/></text:span></text:span><text:span text:style-name="ch2_5f_default.Name"><text:span text:style-name="T15">printf</text:span></text:span><text:span text:style-name="ch2_5f_default.Punctuation"><text:span text:style-name="T15">(</text:span></text:span><text:span text:style-name="ch2_5f_default.Literal.String"><text:span text:style-name="T29">"Connessione al server terminata.</text:span></text:span><text:span text:style-name="ch2_5f_default.Literal.String.Escape"><text:span text:style-name="T32">\n</text:span></text:span><text:span text:style-name="ch2_5f_default.Literal.String"><text:span text:style-name="T29">"</text:span></text:span><text:span text:style-name="ch2_5f_default.Punctuation"><text:span text:style-name="T15">);</text:span></text:span><text:span text:style-name="ch2_5f_default.Text.Whitespace"><text:span text:style-name="T29"> </text:span></text:span><text:span text:style-name="ch2_5f_default.Comment.Single"><text:span text:style-name="T62">//quando esco dal ciclo while</text:span></text:span></text:p>
      <text:p text:style-name="P11"><text:span text:style-name="ch2_5f_default.Text.Whitespace"><text:span text:style-name="T29"><text:s text:c="4"/></text:span></text:span><text:span text:style-name="ch2_5f_default.Name"><text:span text:style-name="T15">pthread_exit</text:span></text:span><text:span text:style-name="ch2_5f_default.Punctuation"><text:span text:style-name="T15">(</text:span></text:span><text:span text:style-name="ch2_5f_default.Name.Builtin"><text:span text:style-name="T29">NULL</text:span></text:span><text:span text:style-name="ch2_5f_default.Punctuation"><text:span text:style-name="T15">);</text:span></text:span><text:span text:style-name="ch2_5f_default.Text.Whitespace"><text:span text:style-name="T29"> </text:span></text:span><text:span text:style-name="ch2_5f_default.Comment.Single"><text:span text:style-name="T62">//connessione server terminata -&gt; chiudo thread</text:span></text:span></text:p>
      <text:p text:style-name="P11"><text:span text:style-name="ch2_5f_default.Text.Whitespace"><text:span text:style-name="T29"><text:s text:c="4"/></text:span></text:span><text:span text:style-name="ch2_5f_default.Keyword"><text:span text:style-name="T32">return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;</text:span></text:span><text:span text:style-name="ch2_5f_default.Text.Whitespace"><text:span text:style-name="T29"> </text:span></text:span><text:span text:style-name="ch2_5f_default.Comment.Single"><text:span text:style-name="T62">//termino l'esecuzione del client</text:span></text:span></text:p>
      <text:p text:style-name="P11"><text:span text:style-name="ch2_5f_default.Punctuation"><text:span text:style-name="T15">}</text:span></text:span></text:p>
      <text:p text:style-name="P11"><text:span text:style-name="ch2_5f_default.Text.Whitespace"><text:span text:style-name="T29"/></text:span></text:p>
      <text:p text:style-name="P11"><text:span text:style-name="ch2_5f_default.Comment.Single"><text:span text:style-name="T34">// Funzione per verificare l'indirizzo IP pubblico del client </text:span></text:span><text:span text:style-name="ch2_5f_default.Comment.Single"><text:span text:style-name="T35">(son su Tor o no???)</text:span></text:span></text:p>
      <text:p text:style-name="P11"><text:span text:style-name="ch2_5f_default.Keyword.Type"><text:span text:style-name="T32">void</text:span></text:span><text:span text:style-name="ch2_5f_default.Text.Whitespace"><text:span text:style-name="T29"> </text:span></text:span><text:span text:style-name="ch2_5f_default.Name.Function"><text:span text:style-name="T29">check_ip</text:span></text:span><text:span text:style-name="ch2_5f_default.Punctuation"><text:span text:style-name="T15">()</text:span></text:span><text:span text:style-name="ch2_5f_default.Text.Whitespace"><text:span text:style-name="T29"> </text:span></text:span><text:span text:style-name="ch2_5f_default.Punctuation"><text:span text:style-name="T15">{</text:span></text:span></text:p>
      <text:p text:style-name="P11"><text:span text:style-name="ch2_5f_default.Text.Whitespace"><text:span text:style-name="T29"><text:s text:c="4"/></text:span></text:span><text:span text:style-name="ch2_5f_default.Name"><text:span text:style-name="T15">CURL</text:span></text:span><text:span text:style-name="ch2_5f_default.Text.Whitespace"><text:span text:style-name="T29"> </text:span></text:span><text:span text:style-name="ch2_5f_default.Operator"><text:span text:style-name="T29">*</text:span></text:span><text:span text:style-name="ch2_5f_default.Name"><text:span text:style-name="T15">curl</text:span></text:span><text:span text:style-name="ch2_5f_default.Punctuation"><text:span text:style-name="T15">;</text:span></text:span></text:p>
      <text:p text:style-name="P11"><text:span text:style-name="ch2_5f_default.Text.Whitespace"><text:span text:style-name="T29"><text:s text:c="4"/></text:span></text:span><text:span text:style-name="ch2_5f_default.Name"><text:span text:style-name="T15">CURLcode</text:span></text:span><text:span text:style-name="ch2_5f_default.Text.Whitespace"><text:span text:style-name="T29"> </text:span></text:span><text:span text:style-name="ch2_5f_default.Name"><text:span text:style-name="T15">res</text:span></text:span><text:span text:style-name="ch2_5f_default.Punctuation"><text:span text:style-name="T15">;</text:span></text:span><text:span text:style-name="ch2_5f_default.Text.Whitespace"><text:span text:style-name="T29"> </text:span></text:span><text:span text:style-name="ch2_5f_default.Comment.Single"><text:span text:style-name="T62">//l'indirizzo nella console viene stampato come JSON</text:span></text:span></text:p>
      <text:p text:style-name="P11"><text:span text:style-name="ch2_5f_default.Text.Whitespace"><text:span text:style-name="T29"><text:s text:c="4"/></text:span></text:span><text:span text:style-name="ch2_5f_default.Keyword.Type"><text:span text:style-name="T32">char</text:span></text:span><text:span text:style-name="ch2_5f_default.Text.Whitespace"><text:span text:style-name="T29"> </text:span></text:span><text:span text:style-name="ch2_5f_default.Operator"><text:span text:style-name="T29">*</text:span></text:span><text:span text:style-name="ch2_5f_default.Name"><text:span text:style-name="T15">url</text:span></text:span><text:span text:style-name="ch2_5f_default.Text.Whitespace"><text:span text:style-name="T29"> </text:span></text:span><text:span text:style-name="ch2_5f_default.Operator"><text:span text:style-name="T29">=</text:span></text:span><text:span text:style-name="ch2_5f_default.Text.Whitespace"><text:span text:style-name="T29"> </text:span></text:span><text:span text:style-name="ch2_5f_default.Literal.String"><text:span text:style-name="T29">"https://api.ipify.org/?format=json"</text:span></text:span><text:span text:style-name="ch2_5f_default.Punctuation"><text:span text:style-name="T15">;</text:span></text:span><text:span text:style-name="ch2_5f_default.Text.Whitespace"><text:span text:style-name="T29"> </text:span></text:span><text:span text:style-name="ch2_5f_default.Comment.Single"><text:span text:style-name="T34">// Servizio per ottenere l'IP pubblico</text:span></text:span></text:p>
      <text:p text:style-name="P11"><text:soft-page-break/><text:span text:style-name="ch2_5f_default.Text.Whitespace"><text:span text:style-name="T34"/></text:span></text:p>
      <text:p text:style-name="P11"><text:span text:style-name="ch2_5f_default.Text.Whitespace"><text:span text:style-name="T29"><text:s text:c="4"/></text:span></text:span><text:span text:style-name="ch2_5f_default.Comment.Single"><text:span text:style-name="T34">// Inizializza libcurl</text:span></text:span></text:p>
      <text:p text:style-name="P11"><text:span text:style-name="ch2_5f_default.Text.Whitespace"><text:span text:style-name="T29"><text:s text:c="4"/></text:span></text:span><text:span text:style-name="ch2_5f_default.Name"><text:span text:style-name="T15">curl</text:span></text:span><text:span text:style-name="ch2_5f_default.Text.Whitespace"><text:span text:style-name="T29"> </text:span></text:span><text:span text:style-name="ch2_5f_default.Operator"><text:span text:style-name="T29">=</text:span></text:span><text:span text:style-name="ch2_5f_default.Text.Whitespace"><text:span text:style-name="T29"> </text:span></text:span><text:span text:style-name="ch2_5f_default.Name"><text:span text:style-name="T15">curl_easy_init</text:span></text:span><text:span text:style-name="ch2_5f_default.Punctuation"><text:span text:style-name="T15">();</text:span></text:span></text:p>
      <text:p text:style-name="P11"><text:span text:style-name="ch2_5f_default.Text.Whitespace"><text:span text:style-name="T29"><text:s text:c="4"/></text:span></text:span><text:span text:style-name="ch2_5f_default.Keyword"><text:span text:style-name="T32">if</text:span></text:span><text:span text:style-name="ch2_5f_default.Text.Whitespace"><text:span text:style-name="T29"> </text:span></text:span><text:span text:style-name="ch2_5f_default.Punctuation"><text:span text:style-name="T15">(</text:span></text:span><text:span text:style-name="ch2_5f_default.Operator"><text:span text:style-name="T29">!</text:span></text:span><text:span text:style-name="ch2_5f_default.Name"><text:span text:style-name="T15">curl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Punctuation"><text:span text:style-name="T15">{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fprintf</text:span></text:span><text:span text:style-name="ch2_5f_default.Punctuation"><text:span text:style-name="T15">(</text:span></text:span><text:span text:style-name="ch2_5f_default.Name"><text:span text:style-name="T15">stderr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Literal.String"><text:span text:style-name="T29">"Errore nell'inizializzazione di libcurl</text:span></text:span><text:span text:style-name="ch2_5f_default.Literal.String.Escape"><text:span text:style-name="T32">\n</text:span></text:span><text:span text:style-name="ch2_5f_default.Literal.String"><text:span text:style-name="T29">"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exit</text:span></text:span><text:span text:style-name="ch2_5f_default.Punctuation"><text:span text:style-name="T15">(</text:span></text:span><text:span text:style-name="ch2_5f_default.Name"><text:span text:style-name="T15">EXIT_FAILURE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4"/></text:span></text:span><text:span text:style-name="ch2_5f_default.Punctuation"><text:span text:style-name="T15">}</text:span></text:span></text:p>
      <text:p text:style-name="P11"><text:span text:style-name="ch2_5f_default.Text.Whitespace"><text:span text:style-name="T29"/></text:span></text:p>
      <text:p text:style-name="P11"><text:span text:style-name="ch2_5f_default.Text.Whitespace"><text:span text:style-name="T29"><text:s text:c="4"/></text:span></text:span><text:span text:style-name="ch2_5f_default.Comment.Single"><text:span text:style-name="T34">// Configura l'URL di destinazione</text:span></text:span></text:p>
      <text:p text:style-name="P11"><text:span text:style-name="ch2_5f_default.Text.Whitespace"><text:span text:style-name="T29"><text:s text:c="4"/></text:span></text:span><text:span text:style-name="ch2_5f_default.Name"><text:span text:style-name="T15">curl_easy_setopt</text:span></text:span><text:span text:style-name="ch2_5f_default.Punctuation"><text:span text:style-name="T15">(</text:span></text:span><text:span text:style-name="ch2_5f_default.Name"><text:span text:style-name="T15">curl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"><text:span text:style-name="T15">CURLOPT_URL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"><text:span text:style-name="T15">url</text:span></text:span><text:span text:style-name="ch2_5f_default.Punctuation"><text:span text:style-name="T15">);</text:span></text:span></text:p>
      <text:p text:style-name="P11"><text:span text:style-name="ch2_5f_default.Text.Whitespace"><text:span text:style-name="T29"/></text:span></text:p>
      <text:p text:style-name="P11"><text:span text:style-name="ch2_5f_default.Text.Whitespace"><text:span text:style-name="T29"><text:s text:c="4"/></text:span></text:span><text:span text:style-name="ch2_5f_default.Comment.Single"><text:span text:style-name="T34">// Esegui la richiesta HTTP</text:span></text:span></text:p>
      <text:p text:style-name="P11"><text:span text:style-name="ch2_5f_default.Text.Whitespace"><text:span text:style-name="T29"><text:s text:c="4"/></text:span></text:span><text:span text:style-name="ch2_5f_default.Name"><text:span text:style-name="T15">res</text:span></text:span><text:span text:style-name="ch2_5f_default.Text.Whitespace"><text:span text:style-name="T29"> </text:span></text:span><text:span text:style-name="ch2_5f_default.Operator"><text:span text:style-name="T29">=</text:span></text:span><text:span text:style-name="ch2_5f_default.Text.Whitespace"><text:span text:style-name="T29"> </text:span></text:span><text:span text:style-name="ch2_5f_default.Name"><text:span text:style-name="T15">curl_easy_perform</text:span></text:span><text:span text:style-name="ch2_5f_default.Punctuation"><text:span text:style-name="T15">(</text:span></text:span><text:span text:style-name="ch2_5f_default.Name"><text:span text:style-name="T15">curl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4"/></text:span></text:span><text:span text:style-name="ch2_5f_default.Keyword"><text:span text:style-name="T32">if</text:span></text:span><text:span text:style-name="ch2_5f_default.Text.Whitespace"><text:span text:style-name="T29"> </text:span></text:span><text:span text:style-name="ch2_5f_default.Punctuation"><text:span text:style-name="T15">(</text:span></text:span><text:span text:style-name="ch2_5f_default.Name"><text:span text:style-name="T15">res</text:span></text:span><text:span text:style-name="ch2_5f_default.Text.Whitespace"><text:span text:style-name="T29"> </text:span></text:span><text:span text:style-name="ch2_5f_default.Operator"><text:span text:style-name="T29">!=</text:span></text:span><text:span text:style-name="ch2_5f_default.Text.Whitespace"><text:span text:style-name="T29"> </text:span></text:span><text:span text:style-name="ch2_5f_default.Name"><text:span text:style-name="T15">CURLE_OK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Punctuation"><text:span text:style-name="T15">{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fprintf</text:span></text:span><text:span text:style-name="ch2_5f_default.Punctuation"><text:span text:style-name="T15">(</text:span></text:span><text:span text:style-name="ch2_5f_default.Name"><text:span text:style-name="T15">stderr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Literal.String"><text:span text:style-name="T29">"Errore nella richiesta HTTP: %s</text:span></text:span><text:span text:style-name="ch2_5f_default.Literal.String.Escape"><text:span text:style-name="T32">\n</text:span></text:span><text:span text:style-name="ch2_5f_default.Literal.String"><text:span text:style-name="T29">"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"><text:span text:style-name="T15">curl_easy_strerror</text:span></text:span><text:span text:style-name="ch2_5f_default.Punctuation"><text:span text:style-name="T15">(</text:span></text:span><text:span text:style-name="ch2_5f_default.Name"><text:span text:style-name="T15">res</text:span></text:span><text:span text:style-name="ch2_5f_default.Punctuation"><text:span text:style-name="T15">));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curl_easy_cleanup</text:span></text:span><text:span text:style-name="ch2_5f_default.Punctuation"><text:span text:style-name="T15">(</text:span></text:span><text:span text:style-name="ch2_5f_default.Name"><text:span text:style-name="T15">curl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exit</text:span></text:span><text:span text:style-name="ch2_5f_default.Punctuation"><text:span text:style-name="T15">(</text:span></text:span><text:span text:style-name="ch2_5f_default.Name"><text:span text:style-name="T15">EXIT_FAILURE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4"/></text:span></text:span><text:span text:style-name="ch2_5f_default.Punctuation"><text:span text:style-name="T15">}</text:span></text:span></text:p>
      <text:p text:style-name="P11"><text:span text:style-name="ch2_5f_default.Text.Whitespace"><text:span text:style-name="T29"/></text:span></text:p>
      <text:p text:style-name="P11"><text:span text:style-name="ch2_5f_default.Text.Whitespace"><text:span text:style-name="T29"><text:s text:c="4"/></text:span></text:span><text:span text:style-name="ch2_5f_default.Comment.Single"><text:span text:style-name="T34">// Chiudi la connessione HTTP</text:span></text:span></text:p>
      <text:p text:style-name="P11"><text:span text:style-name="ch2_5f_default.Text.Whitespace"><text:span text:style-name="T29"><text:s text:c="4"/></text:span></text:span><text:span text:style-name="ch2_5f_default.Name"><text:span text:style-name="T15">curl_easy_cleanup</text:span></text:span><text:span text:style-name="ch2_5f_default.Punctuation"><text:span text:style-name="T15">(</text:span></text:span><text:span text:style-name="ch2_5f_default.Name"><text:span text:style-name="T15">curl</text:span></text:span><text:span text:style-name="ch2_5f_default.Punctuation"><text:span text:style-name="T15">);</text:span></text:span></text:p>
      <text:p text:style-name="P11"><text:span text:style-name="ch2_5f_default.Punctuation"><text:span text:style-name="T15">}</text:span></text:span></text:p>
      <text:p text:style-name="P11"><text:span text:style-name="ch2_5f_default.Text.Whitespace"><text:span text:style-name="T29"/></text:span></text:p>
      <text:p text:style-name="P11"><text:span text:style-name="ch2_5f_default.Keyword.Type"><text:span text:style-name="T32">int</text:span></text:span><text:span text:style-name="ch2_5f_default.Text.Whitespace"><text:span text:style-name="T29"> </text:span></text:span><text:span text:style-name="ch2_5f_default.Name.Function"><text:span text:style-name="T29">main</text:span></text:span><text:span text:style-name="ch2_5f_default.Punctuation"><text:span text:style-name="T15">()</text:span></text:span><text:span text:style-name="ch2_5f_default.Text.Whitespace"><text:span text:style-name="T29"> </text:span></text:span><text:span text:style-name="ch2_5f_default.Punctuation"><text:span text:style-name="T15">{</text:span></text:span></text:p>
      <text:p text:style-name="P11"><text:span text:style-name="ch2_5f_default.Text.Whitespace"><text:span text:style-name="T29"><text:s text:c="4"/></text:span></text:span><text:span text:style-name="ch2_5f_default.Keyword"><text:span text:style-name="T32">struct</text:span></text:span><text:span text:style-name="ch2_5f_default.Text.Whitespace"><text:span text:style-name="T29"> </text:span></text:span><text:span text:style-name="ch2_5f_default.Name.Class"><text:span text:style-name="T32">sockaddr_in</text:span></text:span><text:span text:style-name="ch2_5f_default.Text.Whitespace"><text:span text:style-name="T29"> </text:span></text:span><text:span text:style-name="ch2_5f_default.Name"><text:span text:style-name="T15">server_addr</text:span></text:span><text:span text:style-name="ch2_5f_default.Punctuation"><text:span text:style-name="T15">;</text:span></text:span><text:span text:style-name="ch2_5f_default.Text.Whitespace"><text:span text:style-name="T29"> </text:span></text:span><text:span text:style-name="ch2_5f_default.Comment.Single"><text:span text:style-name="T34">// Struttura per memorizzare l'indirizzo del server</text:span></text:span></text:p>
      <text:p text:style-name="P11"><text:span text:style-name="ch2_5f_default.Text.Whitespace"><text:span text:style-name="T29"><text:s text:c="4"/></text:span></text:span><text:span text:style-name="ch2_5f_default.Keyword.Type"><text:span text:style-name="T32">char</text:span></text:span><text:span text:style-name="ch2_5f_default.Text.Whitespace"><text:span text:style-name="T29"> </text:span></text:span><text:span text:style-name="ch2_5f_default.Name"><text:span text:style-name="T15">buffer</text:span></text:span><text:span text:style-name="ch2_5f_default.Punctuation"><text:span text:style-name="T15">[</text:span></text:span><text:span text:style-name="ch2_5f_default.Name"><text:span text:style-name="T15">BUFFER_SIZE</text:span></text:span><text:span text:style-name="ch2_5f_default.Punctuation"><text:span text:style-name="T15">];</text:span></text:span><text:span text:style-name="ch2_5f_default.Text.Whitespace"><text:span text:style-name="T29"> <text:s text:c="6"/></text:span></text:span><text:span text:style-name="ch2_5f_default.Comment.Single"><text:span text:style-name="T34">// Buffer per memorizzare i messaggi inviati e ricevuti</text:span></text:span></text:p>
      <text:p text:style-name="P11"><text:span text:style-name="ch2_5f_default.Text.Whitespace"><text:span text:style-name="T29"><text:s text:c="4"/></text:span></text:span><text:span text:style-name="ch2_5f_default.Keyword.Type"><text:span text:style-name="T32">char</text:span></text:span><text:span text:style-name="ch2_5f_default.Text.Whitespace"><text:span text:style-name="T29"> </text:span></text:span><text:span text:style-name="ch2_5f_default.Name"><text:span text:style-name="T15">client_name</text:span></text:span><text:span text:style-name="ch2_5f_default.Punctuation"><text:span text:style-name="T15">[</text:span></text:span><text:span text:style-name="ch2_5f_default.Name"><text:span text:style-name="T15">BUFFER_SIZE</text:span></text:span><text:span text:style-name="ch2_5f_default.Punctuation"><text:span text:style-name="T15">];</text:span></text:span><text:span text:style-name="ch2_5f_default.Text.Whitespace"><text:span text:style-name="T29"> <text:s/></text:span></text:span><text:span text:style-name="ch2_5f_default.Comment.Single"><text:span text:style-name="T34">// Nome del client</text:span></text:span></text:p>
      <text:p text:style-name="P11"><text:span text:style-name="ch2_5f_default.Text.Whitespace"><text:span text:style-name="T34"/></text:span></text:p>
      <text:p text:style-name="P11"><text:span text:style-name="ch2_5f_default.Text.Whitespace"><text:span text:style-name="T29"><text:s text:c="4"/></text:span></text:span><text:span text:style-name="ch2_5f_default.Comment.Single"><text:span text:style-name="T34">// Verifica l'indirizzo IP pubblico del client, </text:span></text:span><text:span text:style-name="ch2_5f_default.Comment.Single"><text:span text:style-name="T36">chiamo funzione check_ip</text:span></text:span></text:p>
      <text:p text:style-name="P11"><text:span text:style-name="ch2_5f_default.Text.Whitespace"><text:span text:style-name="T29"><text:s text:c="4"/></text:span></text:span><text:span text:style-name="ch2_5f_default.Name"><text:span text:style-name="T15">check_ip</text:span></text:span><text:span text:style-name="ch2_5f_default.Punctuation"><text:span text:style-name="T15">();</text:span></text:span></text:p>
      <text:p text:style-name="P11"><text:span text:style-name="ch2_5f_default.Text.Whitespace"><text:span text:style-name="T29"/></text:span></text:p>
      <text:p text:style-name="P11"><text:span text:style-name="ch2_5f_default.Text.Whitespace"><text:span text:style-name="T29"><text:s text:c="4"/></text:span></text:span><text:span text:style-name="ch2_5f_default.Comment.Single"><text:span text:style-name="T34">// Creazione del socket del client</text:span></text:span></text:p>
      <text:p text:style-name="P11"><text:span text:style-name="ch2_5f_default.Text.Whitespace"><text:span text:style-name="T29"><text:s text:c="4"/></text:span></text:span><text:span text:style-name="ch2_5f_default.Keyword"><text:span text:style-name="T32">if</text:span></text:span><text:span text:style-name="ch2_5f_default.Text.Whitespace"><text:span text:style-name="T29"> </text:span></text:span><text:span text:style-name="ch2_5f_default.Punctuation"><text:span text:style-name="T15">((</text:span></text:span><text:span text:style-name="ch2_5f_default.Name"><text:span text:style-name="T15">client_socket</text:span></text:span><text:span text:style-name="ch2_5f_default.Text.Whitespace"><text:span text:style-name="T29"> </text:span></text:span><text:span text:style-name="ch2_5f_default.Operator"><text:span text:style-name="T29">=</text:span></text:span><text:span text:style-name="ch2_5f_default.Text.Whitespace"><text:span text:style-name="T29"> </text:span></text:span><text:span text:style-name="ch2_5f_default.Name"><text:span text:style-name="T15">socket</text:span></text:span><text:span text:style-name="ch2_5f_default.Punctuation"><text:span text:style-name="T15">(</text:span></text:span><text:span text:style-name="ch2_5f_default.Name"><text:span text:style-name="T15">AF_INET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"><text:span text:style-name="T15">SOCK_STREAM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))</text:span></text:span><text:span text:style-name="ch2_5f_default.Text.Whitespace"><text:span text:style-name="T29"> </text:span></text:span><text:span text:style-name="ch2_5f_default.Operator"><text:span text:style-name="T29">&lt;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Punctuation"><text:span text:style-name="T15">{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perror</text:span></text:span><text:span text:style-name="ch2_5f_default.Punctuation"><text:span text:style-name="T15">(</text:span></text:span><text:span text:style-name="ch2_5f_default.Literal.String"><text:span text:style-name="T29">"Errore nella creazione del socket"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exit</text:span></text:span><text:span text:style-name="ch2_5f_default.Punctuation"><text:span text:style-name="T15">(</text:span></text:span><text:span text:style-name="ch2_5f_default.Name"><text:span text:style-name="T15">EXIT_FAILURE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4"/></text:span></text:span><text:span text:style-name="ch2_5f_default.Punctuation"><text:span text:style-name="T15">}</text:span></text:span></text:p>
      <text:p text:style-name="P11"><text:span text:style-name="ch2_5f_default.Text.Whitespace"><text:span text:style-name="T29"/></text:span></text:p>
      <text:p text:style-name="P11"><text:span text:style-name="ch2_5f_default.Text.Whitespace"><text:span text:style-name="T29"><text:s text:c="4"/></text:span></text:span><text:span text:style-name="ch2_5f_default.Comment.Single"><text:span text:style-name="T34">// Impostazione dell'indirizzo del server</text:span></text:span></text:p>
      <text:p text:style-name="P11"><text:span text:style-name="ch2_5f_default.Text.Whitespace"><text:span text:style-name="T29"><text:s text:c="4"/></text:span></text:span><text:span text:style-name="ch2_5f_default.Name"><text:span text:style-name="T15">server_addr</text:span></text:span><text:span text:style-name="ch2_5f_default.Punctuation"><text:span text:style-name="T15">.</text:span></text:span><text:span text:style-name="ch2_5f_default.Name"><text:span text:style-name="T15">sin_family</text:span></text:span><text:span text:style-name="ch2_5f_default.Text.Whitespace"><text:span text:style-name="T29"> </text:span></text:span><text:span text:style-name="ch2_5f_default.Operator"><text:span text:style-name="T29">=</text:span></text:span><text:span text:style-name="ch2_5f_default.Text.Whitespace"><text:span text:style-name="T29"> </text:span></text:span><text:span text:style-name="ch2_5f_default.Name"><text:span text:style-name="T15">AF_INET</text:span></text:span><text:span text:style-name="ch2_5f_default.Punctuation"><text:span text:style-name="T15">;</text:span></text:span><text:span text:style-name="ch2_5f_default.Text.Whitespace"><text:span text:style-name="T29"> <text:s text:c="13"/></text:span></text:span><text:span text:style-name="ch2_5f_default.Comment.Single"><text:span text:style-name="T34">// Famiglia di indirizzi (IPv4)</text:span></text:span></text:p>
      <text:p text:style-name="P11"><text:span text:style-name="ch2_5f_default.Text.Whitespace"><text:span text:style-name="T29"><text:s text:c="4"/></text:span></text:span><text:span text:style-name="ch2_5f_default.Name"><text:span text:style-name="T15">server_addr</text:span></text:span><text:span text:style-name="ch2_5f_default.Punctuation"><text:span text:style-name="T15">.</text:span></text:span><text:span text:style-name="ch2_5f_default.Name"><text:span text:style-name="T15">sin_port</text:span></text:span><text:span text:style-name="ch2_5f_default.Text.Whitespace"><text:span text:style-name="T29"> </text:span></text:span><text:span text:style-name="ch2_5f_default.Operator"><text:span text:style-name="T29">=</text:span></text:span><text:span text:style-name="ch2_5f_default.Text.Whitespace"><text:span text:style-name="T29"> </text:span></text:span><text:span text:style-name="ch2_5f_default.Name"><text:span text:style-name="T15">htons</text:span></text:span><text:span text:style-name="ch2_5f_default.Punctuation"><text:span text:style-name="T15">(</text:span></text:span><text:span text:style-name="ch2_5f_default.Name"><text:span text:style-name="T15">SERVER_PORT</text:span></text:span><text:span text:style-name="ch2_5f_default.Punctuation"><text:span text:style-name="T15">);</text:span></text:span><text:span text:style-name="ch2_5f_default.Text.Whitespace"><text:span text:style-name="T29"> <text:s text:c="4"/></text:span></text:span><text:span text:style-name="ch2_5f_default.Comment.Single"><text:span text:style-name="T34">// Porta del server in formato network byte order</text:span></text:span></text:p>
      <text:p text:style-name="P11"><text:span text:style-name="ch2_5f_default.Text.Whitespace"><text:span text:style-name="T34"/></text:span></text:p>
      <text:p text:style-name="P11"><text:span text:style-name="ch2_5f_default.Text.Whitespace"><text:span text:style-name="T29"><text:s text:c="4"/></text:span></text:span><text:span text:style-name="ch2_5f_default.Comment.Single"><text:span text:style-name="T34">// Conversione dell'indirizzo IP del server da formato testuale a binario</text:span></text:span></text:p>
      <text:p text:style-name="P11"><text:span text:style-name="ch2_5f_default.Text.Whitespace"><text:span text:style-name="T29"><text:s text:c="4"/></text:span></text:span><text:span text:style-name="ch2_5f_default.Keyword"><text:span text:style-name="T32">if</text:span></text:span><text:span text:style-name="ch2_5f_default.Text.Whitespace"><text:span text:style-name="T29"> </text:span></text:span><text:span text:style-name="ch2_5f_default.Punctuation"><text:span text:style-name="T15">(</text:span></text:span><text:span text:style-name="ch2_5f_default.Name"><text:span text:style-name="T15">inet_pton</text:span></text:span><text:span text:style-name="ch2_5f_default.Punctuation"><text:span text:style-name="T15">(</text:span></text:span><text:span text:style-name="ch2_5f_default.Name"><text:span text:style-name="T15">AF_INET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"><text:span text:style-name="T15">SERVER_IP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Operator"><text:span text:style-name="T29">&amp;</text:span></text:span><text:span text:style-name="ch2_5f_default.Punctuation"><text:span text:style-name="T15">(</text:span></text:span><text:span text:style-name="ch2_5f_default.Name"><text:span text:style-name="T15">server_addr</text:span></text:span><text:span text:style-name="ch2_5f_default.Punctuation"><text:span text:style-name="T15">.</text:span></text:span><text:span text:style-name="ch2_5f_default.Name"><text:span text:style-name="T15">sin_addr</text:span></text:span><text:span text:style-name="ch2_5f_default.Punctuation"><text:span text:style-name="T15">))</text:span></text:span><text:span text:style-name="ch2_5f_default.Text.Whitespace"><text:span text:style-name="T29"> </text:span></text:span><text:span text:style-name="ch2_5f_default.Operator"><text:span text:style-name="T29">&lt;=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Punctuation"><text:span text:style-name="T15">{</text:span></text:span></text:p>
      <text:p text:style-name="P11"><text:soft-page-break/><text:span text:style-name="ch2_5f_default.Text.Whitespace"><text:span text:style-name="T29"><text:s text:c="8"/></text:span></text:span><text:span text:style-name="ch2_5f_default.Name"><text:span text:style-name="T15">perror</text:span></text:span><text:span text:style-name="ch2_5f_default.Punctuation"><text:span text:style-name="T15">(</text:span></text:span><text:span text:style-name="ch2_5f_default.Literal.String"><text:span text:style-name="T29">"Errore nell'indirizzo del server"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exit</text:span></text:span><text:span text:style-name="ch2_5f_default.Punctuation"><text:span text:style-name="T15">(</text:span></text:span><text:span text:style-name="ch2_5f_default.Name"><text:span text:style-name="T15">EXIT_FAILURE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4"/></text:span></text:span><text:span text:style-name="ch2_5f_default.Punctuation"><text:span text:style-name="T15">}</text:span></text:span></text:p>
      <text:p text:style-name="P11"><text:span text:style-name="ch2_5f_default.Text.Whitespace"><text:span text:style-name="T29"/></text:span></text:p>
      <text:p text:style-name="P11"><text:span text:style-name="ch2_5f_default.Text.Whitespace"><text:span text:style-name="T29"><text:s text:c="4"/></text:span></text:span><text:span text:style-name="ch2_5f_default.Comment.Single"><text:span text:style-name="T34">// Connessione al server</text:span></text:span></text:p>
      <text:p text:style-name="P11"><text:span text:style-name="ch2_5f_default.Text.Whitespace"><text:span text:style-name="T29"><text:s text:c="4"/></text:span></text:span><text:span text:style-name="ch2_5f_default.Keyword"><text:span text:style-name="T32">if</text:span></text:span><text:span text:style-name="ch2_5f_default.Text.Whitespace"><text:span text:style-name="T29"> </text:span></text:span><text:span text:style-name="ch2_5f_default.Punctuation"><text:span text:style-name="T15">(</text:span></text:span><text:span text:style-name="ch2_5f_default.Name"><text:span text:style-name="T15">connect</text:span></text:span><text:span text:style-name="ch2_5f_default.Punctuation"><text:span text:style-name="T15">(</text:span></text:span><text:span text:style-name="ch2_5f_default.Name"><text:span text:style-name="T15">client_socket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Punctuation"><text:span text:style-name="T15">(</text:span></text:span><text:span text:style-name="ch2_5f_default.Keyword"><text:span text:style-name="T32">struct</text:span></text:span><text:span text:style-name="ch2_5f_default.Text.Whitespace"><text:span text:style-name="T29"> </text:span></text:span><text:span text:style-name="ch2_5f_default.Name.Class"><text:span text:style-name="T32">sockaddr</text:span></text:span><text:span text:style-name="ch2_5f_default.Text.Whitespace"><text:span text:style-name="T29"> </text:span></text:span><text:span text:style-name="ch2_5f_default.Operator"><text:span text:style-name="T29">*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Operator"><text:span text:style-name="T29">&amp;</text:span></text:span><text:span text:style-name="ch2_5f_default.Name"><text:span text:style-name="T15">server_addr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Keyword"><text:span text:style-name="T32">sizeof</text:span></text:span><text:span text:style-name="ch2_5f_default.Punctuation"><text:span text:style-name="T15">(</text:span></text:span><text:span text:style-name="ch2_5f_default.Name"><text:span text:style-name="T15">server_addr</text:span></text:span><text:span text:style-name="ch2_5f_default.Punctuation"><text:span text:style-name="T15">))</text:span></text:span><text:span text:style-name="ch2_5f_default.Text.Whitespace"><text:span text:style-name="T29"> </text:span></text:span><text:span text:style-name="ch2_5f_default.Operator"><text:span text:style-name="T29">&lt;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Punctuation"><text:span text:style-name="T15">{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perror</text:span></text:span><text:span text:style-name="ch2_5f_default.Punctuation"><text:span text:style-name="T15">(</text:span></text:span><text:span text:style-name="ch2_5f_default.Literal.String"><text:span text:style-name="T29">"Errore nella connessione al server"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exit</text:span></text:span><text:span text:style-name="ch2_5f_default.Punctuation"><text:span text:style-name="T15">(</text:span></text:span><text:span text:style-name="ch2_5f_default.Name"><text:span text:style-name="T15">EXIT_FAILURE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4"/></text:span></text:span><text:span text:style-name="ch2_5f_default.Punctuation"><text:span text:style-name="T15">}</text:span></text:span></text:p>
      <text:p text:style-name="P11"><text:span text:style-name="ch2_5f_default.Text.Whitespace"><text:span text:style-name="T29"/></text:span></text:p>
      <text:p text:style-name="P11"><text:span text:style-name="ch2_5f_default.Text.Whitespace"><text:span text:style-name="T29"><text:s text:c="4"/></text:span></text:span><text:span text:style-name="ch2_5f_default.Name"><text:span text:style-name="T15">printf</text:span></text:span><text:span text:style-name="ch2_5f_default.Punctuation"><text:span text:style-name="T15">(</text:span></text:span><text:span text:style-name="ch2_5f_default.Literal.String"><text:span text:style-name="T29">"</text:span></text:span><text:span text:style-name="ch2_5f_default.Literal.String.Escape"><text:span text:style-name="T32">\n</text:span></text:span><text:span text:style-name="ch2_5f_default.Literal.String"><text:span text:style-name="T29">Connessione al server %s:%d avvenuta con successo.</text:span></text:span><text:span text:style-name="ch2_5f_default.Literal.String.Escape"><text:span text:style-name="T32">\n</text:span></text:span><text:span text:style-name="ch2_5f_default.Literal.String"><text:span text:style-name="T29">"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"><text:span text:style-name="T15">SERVER_IP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"><text:span text:style-name="T15">SERVER_PORT</text:span></text:span><text:span text:style-name="ch2_5f_default.Punctuation"><text:span text:style-name="T15">);</text:span></text:span><text:span text:style-name="ch2_5f_default.Text.Whitespace"><text:span text:style-name="T29"> </text:span></text:span><text:span text:style-name="ch2_5f_default.Comment.Single"><text:span text:style-name="T62">//qua stamperà server 127.0.0.1:8888</text:span></text:span></text:p>
      <text:p text:style-name="P11"><text:span text:style-name="ch2_5f_default.Text.Whitespace"><text:span text:style-name="T29"/></text:span></text:p>
      <text:p text:style-name="P11"><text:span text:style-name="ch2_5f_default.Text.Whitespace"><text:span text:style-name="T29"><text:s text:c="4"/></text:span></text:span><text:span text:style-name="ch2_5f_default.Comment.Single"><text:span text:style-name="T34">// Inserimento del nome del client</text:span></text:span></text:p>
      <text:p text:style-name="P11"><text:span text:style-name="ch2_5f_default.Text.Whitespace"><text:span text:style-name="T29"><text:s text:c="4"/></text:span></text:span><text:span text:style-name="ch2_5f_default.Name"><text:span text:style-name="T15">printf</text:span></text:span><text:span text:style-name="ch2_5f_default.Punctuation"><text:span text:style-name="T15">(</text:span></text:span><text:span text:style-name="ch2_5f_default.Literal.String"><text:span text:style-name="T29">"Inserisci il tuo nome: "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4"/></text:span></text:span><text:span text:style-name="ch2_5f_default.Name"><text:span text:style-name="T15">fgets</text:span></text:span><text:span text:style-name="ch2_5f_default.Punctuation"><text:span text:style-name="T15">(</text:span></text:span><text:span text:style-name="ch2_5f_default.Name"><text:span text:style-name="T15">client_name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Keyword"><text:span text:style-name="T32">sizeof</text:span></text:span><text:span text:style-name="ch2_5f_default.Punctuation"><text:span text:style-name="T15">(</text:span></text:span><text:span text:style-name="ch2_5f_default.Name"><text:span text:style-name="T15">client_name</text:span></text:span><text:span text:style-name="ch2_5f_default.Punctuation"><text:span text:style-name="T15">),</text:span></text:span><text:span text:style-name="ch2_5f_default.Text.Whitespace"><text:span text:style-name="T29"> </text:span></text:span><text:span text:style-name="ch2_5f_default.Name"><text:span text:style-name="T15">stdin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4"/></text:span></text:span><text:span text:style-name="ch2_5f_default.Name"><text:span text:style-name="T15">client_name</text:span></text:span><text:span text:style-name="ch2_5f_default.Punctuation"><text:span text:style-name="T15">[</text:span></text:span><text:span text:style-name="ch2_5f_default.Name"><text:span text:style-name="T15">strcspn</text:span></text:span><text:span text:style-name="ch2_5f_default.Punctuation"><text:span text:style-name="T15">(</text:span></text:span><text:span text:style-name="ch2_5f_default.Name"><text:span text:style-name="T15">client_name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Literal.String"><text:span text:style-name="T29">"</text:span></text:span><text:span text:style-name="ch2_5f_default.Literal.String.Escape"><text:span text:style-name="T32">\n</text:span></text:span><text:span text:style-name="ch2_5f_default.Literal.String"><text:span text:style-name="T29">"</text:span></text:span><text:span text:style-name="ch2_5f_default.Punctuation"><text:span text:style-name="T15">)]</text:span></text:span><text:span text:style-name="ch2_5f_default.Text.Whitespace"><text:span text:style-name="T29"> </text:span></text:span><text:span text:style-name="ch2_5f_default.Operator"><text:span text:style-name="T29">=</text:span></text:span><text:span text:style-name="ch2_5f_default.Text.Whitespace"><text:span text:style-name="T29"> </text:span></text:span><text:span text:style-name="ch2_5f_default.Literal.String.Char"><text:span text:style-name="T29">'\0'</text:span></text:span><text:span text:style-name="ch2_5f_default.Punctuation"><text:span text:style-name="T15">;</text:span></text:span><text:span text:style-name="ch2_5f_default.Text.Whitespace"><text:span text:style-name="T29"> </text:span></text:span><text:span text:style-name="ch2_5f_default.Comment.Single"><text:span text:style-name="T34">// Rimuove il carattere newline dalla stringa</text:span></text:span></text:p>
      <text:p text:style-name="P11"><text:span text:style-name="ch2_5f_default.Text.Whitespace"><text:span text:style-name="T34"/></text:span></text:p>
      <text:p text:style-name="P11"><text:span text:style-name="ch2_5f_default.Text.Whitespace"><text:span text:style-name="T29"><text:s text:c="4"/></text:span></text:span><text:span text:style-name="ch2_5f_default.Comment.Single"><text:span text:style-name="T34">// Invio del nome del client al server</text:span></text:span></text:p>
      <text:p text:style-name="P11"><text:span text:style-name="ch2_5f_default.Text.Whitespace"><text:span text:style-name="T29"><text:s text:c="4"/></text:span></text:span><text:span text:style-name="ch2_5f_default.Keyword"><text:span text:style-name="T32">if</text:span></text:span><text:span text:style-name="ch2_5f_default.Text.Whitespace"><text:span text:style-name="T29"> </text:span></text:span><text:span text:style-name="ch2_5f_default.Punctuation"><text:span text:style-name="T15">(</text:span></text:span><text:span text:style-name="ch2_5f_default.Name"><text:span text:style-name="T15">send</text:span></text:span><text:span text:style-name="ch2_5f_default.Punctuation"><text:span text:style-name="T15">(</text:span></text:span><text:span text:style-name="ch2_5f_default.Name"><text:span text:style-name="T15">client_socket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"><text:span text:style-name="T15">client_name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"><text:span text:style-name="T15">strlen</text:span></text:span><text:span text:style-name="ch2_5f_default.Punctuation"><text:span text:style-name="T15">(</text:span></text:span><text:span text:style-name="ch2_5f_default.Name"><text:span text:style-name="T15">client_name</text:span></text:span><text:span text:style-name="ch2_5f_default.Punctuation"><text:span text:style-name="T15">),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Operator"><text:span text:style-name="T29">&lt;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Punctuation"><text:span text:style-name="T15">{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perror</text:span></text:span><text:span text:style-name="ch2_5f_default.Punctuation"><text:span text:style-name="T15">(</text:span></text:span><text:span text:style-name="ch2_5f_default.Literal.String"><text:span text:style-name="T29">"Errore nell'invio del nome del client"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close</text:span></text:span><text:span text:style-name="ch2_5f_default.Punctuation"><text:span text:style-name="T15">(</text:span></text:span><text:span text:style-name="ch2_5f_default.Name"><text:span text:style-name="T15">client_socket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exit</text:span></text:span><text:span text:style-name="ch2_5f_default.Punctuation"><text:span text:style-name="T15">(</text:span></text:span><text:span text:style-name="ch2_5f_default.Name"><text:span text:style-name="T15">EXIT_FAILURE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4"/></text:span></text:span><text:span text:style-name="ch2_5f_default.Punctuation"><text:span text:style-name="T15">}</text:span></text:span></text:p>
      <text:p text:style-name="P11"><text:span text:style-name="ch2_5f_default.Text.Whitespace"><text:span text:style-name="T29"/></text:span></text:p>
      <text:p text:style-name="P11"><text:span text:style-name="ch2_5f_default.Text.Whitespace"><text:span text:style-name="T29"><text:s text:c="4"/></text:span></text:span><text:span text:style-name="ch2_5f_default.Comment.Single"><text:span text:style-name="T34">// Creazione del thread per la ricezione dei messaggi</text:span></text:span></text:p>
      <text:p text:style-name="P11"><text:span text:style-name="ch2_5f_default.Comment.Single"><text:span text:style-name="T34"><text:s text:c="3"/>//</text:span></text:span><text:span text:style-name="ch2_5f_default.Comment.Single"><text:span text:style-name="T37">come funzione al thread gli passo quella di prima -&gt; receive_messages</text:span></text:span></text:p>
      <text:p text:style-name="P11"><text:span text:style-name="ch2_5f_default.Text.Whitespace"><text:span text:style-name="T29"><text:s text:c="4"/></text:span></text:span><text:span text:style-name="ch2_5f_default.Keyword"><text:span text:style-name="T32">if</text:span></text:span><text:span text:style-name="ch2_5f_default.Text.Whitespace"><text:span text:style-name="T29"> </text:span></text:span><text:span text:style-name="ch2_5f_default.Punctuation"><text:span text:style-name="T15">(</text:span></text:span><text:span text:style-name="ch2_5f_default.Name"><text:span text:style-name="T15">pthread_create</text:span></text:span><text:span text:style-name="ch2_5f_default.Punctuation"><text:span text:style-name="T15">(</text:span></text:span><text:span text:style-name="ch2_5f_default.Operator"><text:span text:style-name="T29">&amp;</text:span></text:span><text:span text:style-name="ch2_5f_default.Name"><text:span text:style-name="T15">receive_thread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.Builtin"><text:span text:style-name="T29">NULL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"><text:span text:style-name="T15">receive_messages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.Builtin"><text:span text:style-name="T29">NULL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Operator"><text:span text:style-name="T29">!=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Punctuation"><text:span text:style-name="T15">{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perror</text:span></text:span><text:span text:style-name="ch2_5f_default.Punctuation"><text:span text:style-name="T15">(</text:span></text:span><text:span text:style-name="ch2_5f_default.Literal.String"><text:span text:style-name="T29">"Errore nella creazione del thread"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close</text:span></text:span><text:span text:style-name="ch2_5f_default.Punctuation"><text:span text:style-name="T15">(</text:span></text:span><text:span text:style-name="ch2_5f_default.Name"><text:span text:style-name="T15">client_socket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exit</text:span></text:span><text:span text:style-name="ch2_5f_default.Punctuation"><text:span text:style-name="T15">(</text:span></text:span><text:span text:style-name="ch2_5f_default.Name"><text:span text:style-name="T15">EXIT_FAILURE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4"/></text:span></text:span><text:span text:style-name="ch2_5f_default.Punctuation"><text:span text:style-name="T15">}</text:span></text:span></text:p>
      <text:p text:style-name="P11"><text:span text:style-name="ch2_5f_default.Text.Whitespace"><text:span text:style-name="T29"/></text:span></text:p>
      <text:p text:style-name="P11"><text:span text:style-name="ch2_5f_default.Text.Whitespace"><text:span text:style-name="T29"><text:s text:c="4"/></text:span></text:span><text:span text:style-name="ch2_5f_default.Comment.Single"><text:span text:style-name="T34">// Ciclo di input dei messaggi</text:span></text:span></text:p>
      <text:p text:style-name="P11"><text:span text:style-name="ch2_5f_default.Text.Whitespace"><text:span text:style-name="T29"><text:s text:c="4"/></text:span></text:span><text:span text:style-name="ch2_5f_default.Keyword"><text:span text:style-name="T32">while</text:span></text:span><text:span text:style-name="ch2_5f_default.Text.Whitespace"><text:span text:style-name="T29"> </text:span></text:span><text:span text:style-name="ch2_5f_default.Punctuation"><text:span text:style-name="T15">(</text:span></text:span><text:span text:style-name="ch2_5f_default.Literal.Number.Integer"><text:span text:style-name="T29">1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Punctuation"><text:span text:style-name="T15">{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fgets</text:span></text:span><text:span text:style-name="ch2_5f_default.Punctuation"><text:span text:style-name="T15">(</text:span></text:span><text:span text:style-name="ch2_5f_default.Name"><text:span text:style-name="T15">buffer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Keyword"><text:span text:style-name="T32">sizeof</text:span></text:span><text:span text:style-name="ch2_5f_default.Punctuation"><text:span text:style-name="T15">(</text:span></text:span><text:span text:style-name="ch2_5f_default.Name"><text:span text:style-name="T15">buffer</text:span></text:span><text:span text:style-name="ch2_5f_default.Punctuation"><text:span text:style-name="T15">),</text:span></text:span><text:span text:style-name="ch2_5f_default.Text.Whitespace"><text:span text:style-name="T29"> </text:span></text:span><text:span text:style-name="ch2_5f_default.Name"><text:span text:style-name="T15">stdin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8"/></text:span></text:span><text:span text:style-name="ch2_5f_default.Name"><text:span text:style-name="T15">buffer</text:span></text:span><text:span text:style-name="ch2_5f_default.Punctuation"><text:span text:style-name="T15">[</text:span></text:span><text:span text:style-name="ch2_5f_default.Name"><text:span text:style-name="T15">strcspn</text:span></text:span><text:span text:style-name="ch2_5f_default.Punctuation"><text:span text:style-name="T15">(</text:span></text:span><text:span text:style-name="ch2_5f_default.Name"><text:span text:style-name="T15">buffer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Literal.String"><text:span text:style-name="T29">"</text:span></text:span><text:span text:style-name="ch2_5f_default.Literal.String.Escape"><text:span text:style-name="T32">\n</text:span></text:span><text:span text:style-name="ch2_5f_default.Literal.String"><text:span text:style-name="T29">"</text:span></text:span><text:span text:style-name="ch2_5f_default.Punctuation"><text:span text:style-name="T15">)]</text:span></text:span><text:span text:style-name="ch2_5f_default.Text.Whitespace"><text:span text:style-name="T29"> </text:span></text:span><text:span text:style-name="ch2_5f_default.Operator"><text:span text:style-name="T29">=</text:span></text:span><text:span text:style-name="ch2_5f_default.Text.Whitespace"><text:span text:style-name="T29"> </text:span></text:span><text:span text:style-name="ch2_5f_default.Literal.String.Char"><text:span text:style-name="T29">'\0'</text:span></text:span><text:span text:style-name="ch2_5f_default.Punctuation"><text:span text:style-name="T15">;</text:span></text:span><text:span text:style-name="ch2_5f_default.Text.Whitespace"><text:span text:style-name="T29"> </text:span></text:span><text:span text:style-name="ch2_5f_default.Comment.Single"><text:span text:style-name="T34">// Rimuove il carattere newline dalla stringa</text:span></text:span></text:p>
      <text:p text:style-name="P11"><text:span text:style-name="ch2_5f_default.Text.Whitespace"><text:span text:style-name="T34"/></text:span></text:p>
      <text:p text:style-name="P11"><text:span text:style-name="ch2_5f_default.Text.Whitespace"><text:span text:style-name="T29"><text:s text:c="8"/></text:span></text:span><text:span text:style-name="ch2_5f_default.Keyword"><text:span text:style-name="T32">if</text:span></text:span><text:span text:style-name="ch2_5f_default.Text.Whitespace"><text:span text:style-name="T29"> </text:span></text:span><text:span text:style-name="ch2_5f_default.Punctuation"><text:span text:style-name="T15">(</text:span></text:span><text:span text:style-name="ch2_5f_default.Name"><text:span text:style-name="T15">strcmp</text:span></text:span><text:span text:style-name="ch2_5f_default.Punctuation"><text:span text:style-name="T15">(</text:span></text:span><text:span text:style-name="ch2_5f_default.Name"><text:span text:style-name="T15">buffer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Literal.String"><text:span text:style-name="T29">"exit"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Operator"><text:span text:style-name="T29">==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Punctuation"><text:span text:style-name="T15">{</text:span></text:span><text:span text:style-name="ch2_5f_default.Text.Whitespace"><text:span text:style-name="T29"> </text:span></text:span><text:span text:style-name="ch2_5f_default.Comment.Single"><text:span text:style-name="T62">//quando client scrive exit, termino</text:span></text:span></text:p>
      <text:p text:style-name="P11"><text:span text:style-name="ch2_5f_default.Text.Whitespace"><text:span text:style-name="T29"><text:s text:c="12"/></text:span></text:span><text:span text:style-name="ch2_5f_default.Name"><text:span text:style-name="T15">printf</text:span></text:span><text:span text:style-name="ch2_5f_default.Punctuation"><text:span text:style-name="T15">(</text:span></text:span><text:span text:style-name="ch2_5f_default.Literal.String"><text:span text:style-name="T29">"Disconnessione dal server.</text:span></text:span><text:span text:style-name="ch2_5f_default.Literal.String.Escape"><text:span text:style-name="T32">\n</text:span></text:span><text:span text:style-name="ch2_5f_default.Literal.String"><text:span text:style-name="T29">"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6"/></text:span></text:span><text:span text:style-name="ch2_5f_default.Comment.Single"><text:span text:style-name="T62">//mando un messaggio al server e agli altri client che ho abbandonato</text:span></text:span></text:p>
      <text:p text:style-name="P11"><text:span text:style-name="ch2_5f_default.Text.Whitespace"><text:span text:style-name="T29"><text:s text:c="12"/></text:span></text:span><text:span text:style-name="ch2_5f_default.Keyword"><text:span text:style-name="T32">if</text:span></text:span><text:span text:style-name="ch2_5f_default.Text.Whitespace"><text:span text:style-name="T29"> </text:span></text:span><text:span text:style-name="ch2_5f_default.Punctuation"><text:span text:style-name="T15">(</text:span></text:span><text:span text:style-name="ch2_5f_default.Name"><text:span text:style-name="T15">send</text:span></text:span><text:span text:style-name="ch2_5f_default.Punctuation"><text:span text:style-name="T15">(</text:span></text:span><text:span text:style-name="ch2_5f_default.Name"><text:span text:style-name="T15">client_socket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Literal.String"><text:span text:style-name="T29">"Il client ha abbandonato"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Literal.Number.Integer"><text:span text:style-name="T29">30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Operator"><text:span text:style-name="T29">&lt;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Punctuation"><text:span text:style-name="T15">{</text:span></text:span></text:p>
      <text:p text:style-name="P11"><text:soft-page-break/><text:span text:style-name="ch2_5f_default.Text.Whitespace"><text:span text:style-name="T29"><text:s text:c="16"/></text:span></text:span><text:span text:style-name="ch2_5f_default.Name"><text:span text:style-name="T15">perror</text:span></text:span><text:span text:style-name="ch2_5f_default.Punctuation"><text:span text:style-name="T15">(</text:span></text:span><text:span text:style-name="ch2_5f_default.Literal.String"><text:span text:style-name="T29">"Errore nell'invio del messaggio"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16"/></text:span></text:span><text:span text:style-name="ch2_5f_default.Keyword"><text:span text:style-name="T32">break</text:span></text:span><text:span text:style-name="ch2_5f_default.Punctuation"><text:span text:style-name="T15">;</text:span></text:span><text:span text:style-name="ch2_5f_default.Text.Whitespace"><text:span text:style-name="T29"> </text:span></text:span><text:span text:style-name="ch2_5f_default.Comment.Single"><text:span text:style-name="T34">// L'utente ha digitato "exit", usciamo dal ciclo</text:span></text:span></text:p>
      <text:p text:style-name="P11"><text:span text:style-name="ch2_5f_default.Text.Whitespace"><text:span text:style-name="T29"><text:s text:c="12"/></text:span></text:span><text:span text:style-name="ch2_5f_default.Punctuation"><text:span text:style-name="T15">}</text:span></text:span></text:p>
      <text:p text:style-name="P11"><text:span text:style-name="ch2_5f_default.Text.Whitespace"><text:span text:style-name="T29"><text:s text:c="12"/></text:span></text:span><text:span text:style-name="ch2_5f_default.Keyword"><text:span text:style-name="T32">return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;</text:span></text:span><text:span text:style-name="ch2_5f_default.Text.Whitespace"><text:span text:style-name="T29"> </text:span></text:span><text:span text:style-name="ch2_5f_default.Comment.Single"><text:span text:style-name="T34">// Usciamo dal programma</text:span></text:span></text:p>
      <text:p text:style-name="P11"><text:span text:style-name="ch2_5f_default.Text.Whitespace"><text:span text:style-name="T29"><text:s text:c="8"/></text:span></text:span><text:span text:style-name="ch2_5f_default.Punctuation"><text:span text:style-name="T15">}</text:span></text:span></text:p>
      <text:p text:style-name="P11"><text:span text:style-name="ch2_5f_default.Text.Whitespace"><text:span text:style-name="T29"/></text:span></text:p>
      <text:p text:style-name="P11"><text:span text:style-name="ch2_5f_default.Text.Whitespace"><text:span text:style-name="T29"><text:s text:c="8"/></text:span></text:span><text:span text:style-name="ch2_5f_default.Comment.Single"><text:span text:style-name="T34">// Invio del messaggio al server </text:span></text:span><text:span text:style-name="ch2_5f_default.Comment.Single"><text:span text:style-name="T38">(altrimenti invio al server quello che mi ha scritto)</text:span></text:span></text:p>
      <text:p text:style-name="P11"><text:span text:style-name="ch2_5f_default.Text.Whitespace"><text:span text:style-name="T29"><text:s text:c="8"/></text:span></text:span><text:span text:style-name="ch2_5f_default.Keyword"><text:span text:style-name="T32">if</text:span></text:span><text:span text:style-name="ch2_5f_default.Text.Whitespace"><text:span text:style-name="T29"> </text:span></text:span><text:span text:style-name="ch2_5f_default.Punctuation"><text:span text:style-name="T15">(</text:span></text:span><text:span text:style-name="ch2_5f_default.Name"><text:span text:style-name="T15">send</text:span></text:span><text:span text:style-name="ch2_5f_default.Punctuation"><text:span text:style-name="T15">(</text:span></text:span><text:span text:style-name="ch2_5f_default.Name"><text:span text:style-name="T15">client_socket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"><text:span text:style-name="T15">buffer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"><text:span text:style-name="T15">strlen</text:span></text:span><text:span text:style-name="ch2_5f_default.Punctuation"><text:span text:style-name="T15">(</text:span></text:span><text:span text:style-name="ch2_5f_default.Name"><text:span text:style-name="T15">buffer</text:span></text:span><text:span text:style-name="ch2_5f_default.Punctuation"><text:span text:style-name="T15">),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Operator"><text:span text:style-name="T29">&lt;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)</text:span></text:span><text:span text:style-name="ch2_5f_default.Text.Whitespace"><text:span text:style-name="T29"> </text:span></text:span><text:span text:style-name="ch2_5f_default.Punctuation"><text:span text:style-name="T15">{</text:span></text:span></text:p>
      <text:p text:style-name="P11"><text:span text:style-name="ch2_5f_default.Text.Whitespace"><text:span text:style-name="T29"><text:s text:c="12"/></text:span></text:span><text:span text:style-name="ch2_5f_default.Name"><text:span text:style-name="T15">perror</text:span></text:span><text:span text:style-name="ch2_5f_default.Punctuation"><text:span text:style-name="T15">(</text:span></text:span><text:span text:style-name="ch2_5f_default.Literal.String"><text:span text:style-name="T29">"Errore nell'invio del messaggio"</text:span></text:span><text:span text:style-name="ch2_5f_default.Punctuation"><text:span text:style-name="T15">);</text:span></text:span></text:p>
      <text:p text:style-name="P11"><text:span text:style-name="ch2_5f_default.Text.Whitespace"><text:span text:style-name="T29"><text:s text:c="12"/></text:span></text:span><text:span text:style-name="ch2_5f_default.Keyword"><text:span text:style-name="T32">break</text:span></text:span><text:span text:style-name="ch2_5f_default.Punctuation"><text:span text:style-name="T15">;</text:span></text:span></text:p>
      <text:p text:style-name="P11"><text:span text:style-name="ch2_5f_default.Text.Whitespace"><text:span text:style-name="T29"><text:s text:c="8"/></text:span></text:span><text:span text:style-name="ch2_5f_default.Punctuation"><text:span text:style-name="T15">}</text:span></text:span></text:p>
      <text:p text:style-name="P11"><text:span text:style-name="ch2_5f_default.Text.Whitespace"><text:span text:style-name="T29"><text:s text:c="4"/></text:span></text:span><text:span text:style-name="ch2_5f_default.Punctuation"><text:span text:style-name="T15">}</text:span></text:span></text:p>
      <text:p text:style-name="P11"><text:span text:style-name="ch2_5f_default.Text.Whitespace"><text:span text:style-name="T29"/></text:span></text:p>
      <text:p text:style-name="P11"><text:span text:style-name="ch2_5f_default.Text.Whitespace"><text:span text:style-name="T29"><text:s text:c="4"/></text:span></text:span><text:span text:style-name="ch2_5f_default.Comment.Single"><text:span text:style-name="T34">// Join del thread di ricezione dei messaggi</text:span></text:span></text:p>
      <text:p text:style-name="P10"><text:span text:style-name="ch2_5f_default.Text.Whitespace"><text:span text:style-name="T29"><text:s text:c="4"/></text:span></text:span><text:span text:style-name="ch2_5f_default.Name"><text:span text:style-name="T15">pthread_join</text:span></text:span><text:span text:style-name="ch2_5f_default.Punctuation"><text:span text:style-name="T15">(</text:span></text:span><text:span text:style-name="ch2_5f_default.Name"><text:span text:style-name="T15">receive_thread</text:span></text:span><text:span text:style-name="ch2_5f_default.Punctuation"><text:span text:style-name="T15">,</text:span></text:span><text:span text:style-name="ch2_5f_default.Text.Whitespace"><text:span text:style-name="T29"> </text:span></text:span><text:span text:style-name="ch2_5f_default.Name.Builtin"><text:span text:style-name="T29">NULL</text:span></text:span><text:span text:style-name="ch2_5f_default.Punctuation"><text:span text:style-name="T15">);</text:span></text:span></text:p>
      <text:p text:style-name="P14"><text:span text:style-name="ch2_5f_default.Comment.Single"><text:span text:style-name="T82">Usando pthread_join, il thread principale "si mette in pausa" fino a quando il receive_thread non è completo</text:span></text:span></text:p>
      <text:p text:style-name="P10"><text:span text:style-name="ch2_5f_default.Comment.Single"><text:span text:style-name="T82">pthread_join(receive_thread, NULL);</text:span></text:span><text:span text:style-name="ch2_5f_default.Comment.Single"><text:span text:style-name="T82"> è posizionato alla fine del programma per assicurarsi che il thread di ricezione abbia finito di ricevere tutti i messaggi prima di terminare il programma.</text:span></text:span></text:p>
      <text:p text:style-name="P11"><text:span text:style-name="ch2_5f_default.Text.Whitespace"><text:span text:style-name="T29"/></text:span></text:p>
      <text:p text:style-name="P11"><text:span text:style-name="ch2_5f_default.Text.Whitespace"><text:span text:style-name="T29"><text:s text:c="4"/></text:span></text:span><text:span text:style-name="ch2_5f_default.Comment.Single"><text:span text:style-name="T34">// Chiusura del socket del client</text:span></text:span></text:p>
      <text:p text:style-name="P11"><text:span text:style-name="ch2_5f_default.Text.Whitespace"><text:span text:style-name="T29"><text:s text:c="4"/></text:span></text:span><text:span text:style-name="ch2_5f_default.Name"><text:span text:style-name="T15">close</text:span></text:span><text:span text:style-name="ch2_5f_default.Punctuation"><text:span text:style-name="T15">(</text:span></text:span><text:span text:style-name="ch2_5f_default.Name"><text:span text:style-name="T15">client_socket</text:span></text:span><text:span text:style-name="ch2_5f_default.Punctuation"><text:span text:style-name="T15">);</text:span></text:span></text:p>
      <text:p text:style-name="P11"><text:span text:style-name="ch2_5f_default.Text.Whitespace"><text:span text:style-name="T29"/></text:span></text:p>
      <text:p text:style-name="P11"><text:span text:style-name="ch2_5f_default.Text.Whitespace"><text:span text:style-name="T29"><text:s text:c="4"/></text:span></text:span><text:span text:style-name="ch2_5f_default.Keyword"><text:span text:style-name="T32">return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15">;</text:span></text:span></text:p>
      <text:p text:style-name="P1"><text:span text:style-name="ch2_5f_default.Punctuation"><text:span text:style-name="T15">}</text:span>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oft-page-break/><text:span text:style-name="ch2_5f_default.Comment.Preproc"><text:span text:style-name="T8">Codice commentato del </text:span></text:span><text:span text:style-name="ch2_5f_default.Comment.Preproc"><text:span text:style-name="T9">Server</text:span></text:span><text:span text:style-name="ch2_5f_default.Comment.Preproc"><text:span text:style-name="T8">.c</text:span></text:span></text:p>
      <text:p text:style-name="P16"><text:span text:style-name="ch2_5f_default.Comment.Preproc"><text:span text:style-name="T40">#include</text:span></text:span><text:span text:style-name="ch2_5f_default.Text.Whitespace"><text:span text:style-name="T43"> </text:span></text:span><text:span text:style-name="ch2_5f_default.Comment.PreprocFile"><text:span text:style-name="T40">&lt;stdio.h&gt;</text:span></text:span></text:p>
      <text:p text:style-name="P16"><text:span text:style-name="ch2_5f_default.Comment.Preproc"><text:span text:style-name="T40">#include</text:span></text:span><text:span text:style-name="ch2_5f_default.Text.Whitespace"><text:span text:style-name="T43"> </text:span></text:span><text:span text:style-name="ch2_5f_default.Comment.PreprocFile"><text:span text:style-name="T40">&lt;stdlib.h&gt;</text:span></text:span></text:p>
      <text:p text:style-name="P16"><text:span text:style-name="ch2_5f_default.Comment.Preproc"><text:span text:style-name="T40">#include</text:span></text:span><text:span text:style-name="ch2_5f_default.Text.Whitespace"><text:span text:style-name="T43"> </text:span></text:span><text:span text:style-name="ch2_5f_default.Comment.PreprocFile"><text:span text:style-name="T40">&lt;string.h&gt;</text:span></text:span></text:p>
      <text:p text:style-name="P16"><text:span text:style-name="ch2_5f_default.Comment.Preproc"><text:span text:style-name="T40">#include</text:span></text:span><text:span text:style-name="ch2_5f_default.Text.Whitespace"><text:span text:style-name="T43"> </text:span></text:span><text:span text:style-name="ch2_5f_default.Comment.PreprocFile"><text:span text:style-name="T40">&lt;unistd.h&gt;</text:span></text:span></text:p>
      <text:p text:style-name="P16"><text:span text:style-name="ch2_5f_default.Comment.Preproc"><text:span text:style-name="T40">#include</text:span></text:span><text:span text:style-name="ch2_5f_default.Text.Whitespace"><text:span text:style-name="T43"> </text:span></text:span><text:span text:style-name="ch2_5f_default.Comment.PreprocFile"><text:span text:style-name="T40">&lt;arpa/inet.h&gt;</text:span></text:span></text:p>
      <text:p text:style-name="P16"><text:span text:style-name="ch2_5f_default.Comment.Preproc"><text:span text:style-name="T40">#include</text:span></text:span><text:span text:style-name="ch2_5f_default.Text.Whitespace"><text:span text:style-name="T43"> </text:span></text:span><text:span text:style-name="ch2_5f_default.Comment.PreprocFile"><text:span text:style-name="T40">&lt;sys/socket.h&gt;</text:span></text:span></text:p>
      <text:p text:style-name="P16"><text:span text:style-name="ch2_5f_default.Comment.Preproc"><text:span text:style-name="T40">#include</text:span></text:span><text:span text:style-name="ch2_5f_default.Text.Whitespace"><text:span text:style-name="T43"> </text:span></text:span><text:span text:style-name="ch2_5f_default.Comment.PreprocFile"><text:span text:style-name="T40">&lt;pthread.h&gt;</text:span></text:span></text:p>
      <text:p text:style-name="P16"><text:span text:style-name="ch2_5f_default.Comment.Preproc"><text:span text:style-name="T40">#include</text:span></text:span><text:span text:style-name="ch2_5f_default.Text.Whitespace"><text:span text:style-name="T43"> </text:span></text:span><text:span text:style-name="ch2_5f_default.Comment.PreprocFile"><text:span text:style-name="T40">&lt;signal.h&gt;</text:span></text:span></text:p>
      <text:p text:style-name="P16"><text:span text:style-name="ch2_5f_default.Text.Whitespace"><text:span text:style-name="T40"/></text:span></text:p>
      <text:p text:style-name="P16"><text:span text:style-name="ch2_5f_default.Comment.Preproc"><text:span text:style-name="T40">#define MAX_CLIENTS 10 </text:span></text:span><text:span text:style-name="ch2_5f_default.Comment.Single"><text:span text:style-name="T63">//definisco il numero massimo di client che si possono connettere</text:span></text:span></text:p>
      <text:p text:style-name="P16"><text:span text:style-name="ch2_5f_default.Comment.Preproc"><text:span text:style-name="T40">#define BUFFER_SIZE 1024 </text:span></text:span><text:span text:style-name="ch2_5f_default.Comment.Single"><text:span text:style-name="T63">//dimensione del buffer per lo scambio di messaggi</text:span></text:span></text:p>
      <text:p text:style-name="P16"><text:span text:style-name="ch2_5f_default.Text.Whitespace"><text:span text:style-name="T40"/></text:span></text:p>
      <text:p text:style-name="P16"><text:span text:style-name="ch2_5f_default.Comment.Single"><text:span text:style-name="T40">// </text:span></text:span><text:span text:style-name="ch2_5f_default.Comment.Single"><text:span text:style-name="T41">lista</text:span></text:span><text:span text:style-name="ch2_5f_default.Comment.Single"><text:span text:style-name="T40"> per memorizzare le informazioni sui client connessi</text:span></text:span></text:p>
      <text:p text:style-name="P16"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ClientInfo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4"/></text:span></text:span><text:span text:style-name="ch2_5f_default.Keyword.Type"><text:span text:style-name="T44">int</text:span></text:span><text:span text:style-name="ch2_5f_default.Text.Whitespace"><text:span text:style-name="T43"> </text:span></text:span><text:span text:style-name="ch2_5f_default.Name"><text:span text:style-name="T22">socket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4"/></text:span></text:span><text:span text:style-name="ch2_5f_default.Keyword.Type"><text:span text:style-name="T44">char</text:span></text:span><text:span text:style-name="ch2_5f_default.Text.Whitespace"><text:span text:style-name="T43"> </text:span></text:span><text:span text:style-name="ch2_5f_default.Name"><text:span text:style-name="T22">name</text:span></text:span><text:span text:style-name="ch2_5f_default.Punctuation"><text:span text:style-name="T22">[</text:span></text:span><text:span text:style-name="ch2_5f_default.Name"><text:span text:style-name="T22">BUFFER_SIZE</text:span></text:span><text:span text:style-name="ch2_5f_default.Punctuation"><text:span text:style-name="T22">];</text:span></text:span><text:span text:style-name="ch2_5f_default.Text.Whitespace"><text:span text:style-name="T43"> </text:span></text:span><text:span text:style-name="ch2_5f_default.Comment.Single"><text:span text:style-name="T63">//nome client</text:span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ClientInfo</text:span></text:span><text:span text:style-name="ch2_5f_default.Operator"><text:span text:style-name="T43">*</text:span></text:span><text:span text:style-name="ch2_5f_default.Text.Whitespace"><text:span text:style-name="T43"> </text:span></text:span><text:span text:style-name="ch2_5f_default.Name"><text:span text:style-name="T22">next</text:span></text:span><text:span text:style-name="ch2_5f_default.Punctuation"><text:span text:style-name="T22">;</text:span></text:span></text:p>
      <text:p text:style-name="P16"><text:span text:style-name="ch2_5f_default.Punctuation"><text:span text:style-name="T22">};</text:span></text:span></text:p>
      <text:p text:style-name="P16"><text:span text:style-name="ch2_5f_default.Text.Whitespace"><text:span text:style-name="T43"/></text:span></text:p>
      <text:p text:style-name="P16"><text:span text:style-name="ch2_5f_default.Keyword.Type"><text:span text:style-name="T44">int</text:span></text:span><text:span text:style-name="ch2_5f_default.Text.Whitespace"><text:span text:style-name="T43"> </text:span></text:span><text:span text:style-name="ch2_5f_default.Name"><text:span text:style-name="T22">server_socket</text:span></text:span><text:span text:style-name="ch2_5f_default.Punctuation"><text:span text:style-name="T22">;</text:span></text:span><text:span text:style-name="ch2_5f_default.Text.Whitespace"><text:span text:style-name="T43"> </text:span></text:span><text:span text:style-name="ch2_5f_default.Comment.Single"><text:span text:style-name="T40">// Socket del server</text:span></text:span></text:p>
      <text:p text:style-name="P16"><text:span text:style-name="ch2_5f_default.Keyword.Type"><text:span text:style-name="T44">int</text:span></text:span><text:span text:style-name="ch2_5f_default.Text.Whitespace"><text:span text:style-name="T43"> </text:span></text:span><text:span text:style-name="ch2_5f_default.Name"><text:span text:style-name="T22">num_clients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;</text:span></text:span><text:span text:style-name="ch2_5f_default.Text.Whitespace"><text:span text:style-name="T43"> </text:span></text:span><text:span text:style-name="ch2_5f_default.Comment.Single"><text:span text:style-name="T40">// Contatore dei client connessi</text:span></text:span></text:p>
      <text:p text:style-name="P16"><text:span text:style-name="ch2_5f_default.Keyword.Type"><text:span text:style-name="T44">int</text:span></text:span><text:span text:style-name="ch2_5f_default.Text.Whitespace"><text:span text:style-name="T43"> </text:span></text:span><text:span text:style-name="ch2_5f_default.Name"><text:span text:style-name="T22">flag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;</text:span></text:span><text:span text:style-name="ch2_5f_default.Text.Whitespace"><text:span text:style-name="T43"> </text:span></text:span><text:span text:style-name="ch2_5f_default.Comment.Single"><text:span text:style-name="T40">// Flag per gestire la chiusura del server </text:span></text:span><text:span text:style-name="ch2_5f_default.Comment.Single"><text:span text:style-name="T42">con signal</text:span></text:span></text:p>
      <text:p text:style-name="P16"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ClientInfo</text:span></text:span><text:span text:style-name="ch2_5f_default.Operator"><text:span text:style-name="T43">*</text:span></text:span><text:span text:style-name="ch2_5f_default.Text.Whitespace"><text:span text:style-name="T43"> </text:span></text:span><text:span text:style-name="ch2_5f_default.Name"><text:span text:style-name="T22">clients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.Builtin"><text:span text:style-name="T43">NULL</text:span></text:span><text:span text:style-name="ch2_5f_default.Punctuation"><text:span text:style-name="T22">;</text:span></text:span><text:span text:style-name="ch2_5f_default.Text.Whitespace"><text:span text:style-name="T43"> </text:span></text:span><text:span text:style-name="ch2_5f_default.Comment.Single"><text:span text:style-name="T40">// Lista dei client connessi</text:span></text:span></text:p>
      <text:p text:style-name="P16"><text:span text:style-name="ch2_5f_default.Name"><text:span text:style-name="T22">pthread_mutex_t</text:span></text:span><text:span text:style-name="ch2_5f_default.Text.Whitespace"><text:span text:style-name="T43"> </text:span></text:span><text:span text:style-name="ch2_5f_default.Name"><text:span text:style-name="T22">client_mutex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PTHREAD_MUTEX_INITIALIZER</text:span></text:span><text:span text:style-name="ch2_5f_default.Punctuation"><text:span text:style-name="T22">;</text:span></text:span><text:span text:style-name="ch2_5f_default.Text.Whitespace"><text:span text:style-name="T43"> </text:span></text:span><text:span text:style-name="ch2_5f_default.Comment.Single"><text:span text:style-name="T40">// Mutex per sincronizzare l'accesso alla lista dei client</text:span></text:span></text:p>
      <text:p text:style-name="P16"><text:span text:style-name="ch2_5f_default.Text.Whitespace"><text:span text:style-name="T40"/></text:span></text:p>
      <text:p text:style-name="P16"><text:span text:style-name="ch2_5f_default.Comment.Single"><text:span text:style-name="T40">// Gestisce la chiusura del server quando viene ricevuto il segnale SIGINT (Ctrl+C)</text:span></text:span></text:p>
      <text:p text:style-name="P16"><text:span text:style-name="ch2_5f_default.Keyword.Type"><text:span text:style-name="T44">void</text:span></text:span><text:span text:style-name="ch2_5f_default.Text.Whitespace"><text:span text:style-name="T43"> </text:span></text:span><text:span text:style-name="ch2_5f_default.Name.Function"><text:span text:style-name="T43">handle_shutdown</text:span></text:span><text:span text:style-name="ch2_5f_default.Punctuation"><text:span text:style-name="T22">(</text:span></text:span><text:span text:style-name="ch2_5f_default.Keyword.Type"><text:span text:style-name="T44">int</text:span></text:span><text:span text:style-name="ch2_5f_default.Text.Whitespace"><text:span text:style-name="T43"> </text:span></text:span><text:span text:style-name="ch2_5f_default.Name"><text:span text:style-name="T22">sig</text:span></text:span><text:span text:style-name="ch2_5f_default.Punctuation"><text:span text:style-name="T22">);</text:span></text:span></text:p>
      <text:p text:style-name="P16"><text:span text:style-name="ch2_5f_default.Text.Whitespace"><text:span text:style-name="T43"/></text:span></text:p>
      <text:p text:style-name="P16"><text:span text:style-name="ch2_5f_default.Comment.Single"><text:span text:style-name="T40">// Funzione eseguita in ogni thread client per la gestione delle comunicazioni</text:span></text:span></text:p>
      <text:p text:style-name="P16"><text:span text:style-name="ch2_5f_default.Keyword.Type"><text:span text:style-name="T44">void</text:span></text:span><text:span text:style-name="ch2_5f_default.Operator"><text:span text:style-name="T43">*</text:span></text:span><text:span text:style-name="ch2_5f_default.Text.Whitespace"><text:span text:style-name="T43"> </text:span></text:span><text:span text:style-name="ch2_5f_default.Name.Function"><text:span text:style-name="T43">handle_client</text:span></text:span><text:span text:style-name="ch2_5f_default.Punctuation"><text:span text:style-name="T22">(</text:span></text:span><text:span text:style-name="ch2_5f_default.Keyword.Type"><text:span text:style-name="T44">void</text:span></text:span><text:span text:style-name="ch2_5f_default.Operator"><text:span text:style-name="T43">*</text:span></text:span><text:span text:style-name="ch2_5f_default.Text.Whitespace"><text:span text:style-name="T43"> </text:span></text:span><text:span text:style-name="ch2_5f_default.Name"><text:span text:style-name="T22">arg</text:span></text:span><text:span text:style-name="ch2_5f_default.Punctuation"><text:span text:style-name="T22">);</text:span></text:span></text:p>
      <text:p text:style-name="P16"><text:span text:style-name="ch2_5f_default.Text.Whitespace"><text:span text:style-name="T43"/></text:span></text:p>
      <text:p text:style-name="P16"><text:span text:style-name="ch2_5f_default.Keyword.Type"><text:span text:style-name="T44">int</text:span></text:span><text:span text:style-name="ch2_5f_default.Text.Whitespace"><text:span text:style-name="T43"> </text:span></text:span><text:span text:style-name="ch2_5f_default.Name.Function"><text:span text:style-name="T43">main</text:span></text:span><text:span text:style-name="ch2_5f_default.Punctuation"><text:span text:style-name="T22">(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sockaddr_in</text:span></text:span><text:span text:style-name="ch2_5f_default.Text.Whitespace"><text:span text:style-name="T43"> </text:span></text:span><text:span text:style-name="ch2_5f_default.Name"><text:span text:style-name="T22">server_addr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client_addr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4"/></text:span></text:span><text:span text:style-name="ch2_5f_default.Keyword.Type"><text:span text:style-name="T44">socklen_t</text:span></text:span><text:span text:style-name="ch2_5f_default.Text.Whitespace"><text:span text:style-name="T43"> </text:span></text:span><text:span text:style-name="ch2_5f_default.Name"><text:span text:style-name="T22">client_addr_len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pthread_t</text:span></text:span><text:span text:style-name="ch2_5f_default.Text.Whitespace"><text:span text:style-name="T43"> </text:span></text:span><text:span text:style-name="ch2_5f_default.Name"><text:span text:style-name="T22">client_threads</text:span></text:span><text:span text:style-name="ch2_5f_default.Punctuation"><text:span text:style-name="T22">[</text:span></text:span><text:span text:style-name="ch2_5f_default.Name"><text:span text:style-name="T22">MAX_CLIENTS</text:span></text:span><text:span text:style-name="ch2_5f_default.Punctuation"><text:span text:style-name="T22">];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4"/></text:span></text:span><text:span text:style-name="ch2_5f_default.Comment.Single"><text:span text:style-name="T40">// Dichiarazione e inizializzazione del gestore del segnale per SIGINT (Ctrl+C)</text:span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sigaction</text:span></text:span><text:span text:style-name="ch2_5f_default.Text.Whitespace"><text:span text:style-name="T43"> </text:span></text:span><text:span text:style-name="ch2_5f_default.Name"><text:span text:style-name="T22">sa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memset</text:span></text:span><text:span text:style-name="ch2_5f_default.Punctuation"><text:span text:style-name="T22">(</text:span></text:span><text:span text:style-name="ch2_5f_default.Operator"><text:span text:style-name="T43">&amp;</text:span></text:span><text:span text:style-name="ch2_5f_default.Name"><text:span text:style-name="T22">sa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Keyword"><text:span text:style-name="T44">sizeof</text:span></text:span><text:span text:style-name="ch2_5f_default.Punctuation"><text:span text:style-name="T22">(</text:span></text:span><text:span text:style-name="ch2_5f_default.Name"><text:span text:style-name="T22">sa</text:span></text:span><text:span text:style-name="ch2_5f_default.Punctuation"><text:span text:style-name="T22">));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sa</text:span></text:span><text:span text:style-name="ch2_5f_default.Punctuation"><text:span text:style-name="T22">.</text:span></text:span><text:span text:style-name="ch2_5f_default.Name"><text:span text:style-name="T22">sa_handler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handle_shutdown</text:span></text:span><text:span text:style-name="ch2_5f_default.Punctuation"><text:span text:style-name="T22">;</text:span></text:span></text:p>
      <text:p text:style-name="P16"><text:span text:style-name="ch2_5f_default.Text.Whitespace"><text:span text:style-name="T43"/></text:span></text:p>
      <text:p text:style-name="P16"><text:soft-page-break/><text:span text:style-name="ch2_5f_default.Text.Whitespace"><text:span text:style-name="T43"><text:s text:c="4"/></text:span></text:span><text:span text:style-name="ch2_5f_default.Comment.Single"><text:span text:style-name="T40">// Configurazione del gestore del segnale SIGINT</text:span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if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sigaction</text:span></text:span><text:span text:style-name="ch2_5f_default.Punctuation"><text:span text:style-name="T22">(</text:span></text:span><text:span text:style-name="ch2_5f_default.Name"><text:span text:style-name="T22">SIGINT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Operator"><text:span text:style-name="T43">&amp;</text:span></text:span><text:span text:style-name="ch2_5f_default.Name"><text:span text:style-name="T22">sa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.Builtin"><text:span text:style-name="T43">NULL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Operator"><text:span text:style-name="T43">==</text:span></text:span><text:span text:style-name="ch2_5f_default.Text.Whitespace"><text:span text:style-name="T43"> </text:span></text:span><text:span text:style-name="ch2_5f_default.Literal.Number.Integer"><text:span text:style-name="T43">-1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perror</text:span></text:span><text:span text:style-name="ch2_5f_default.Punctuation"><text:span text:style-name="T22">(</text:span></text:span><text:span text:style-name="ch2_5f_default.Literal.String"><text:span text:style-name="T43">"Errore nell'impostazione del gestore di segnali"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exit</text:span></text:span><text:span text:style-name="ch2_5f_default.Punctuation"><text:span text:style-name="T22">(</text:span></text:span><text:span text:style-name="ch2_5f_default.Name"><text:span text:style-name="T22">EXIT_FAILURE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4"/></text:span></text:span><text:span text:style-name="ch2_5f_default.Punctuation"><text:span text:style-name="T22">}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4"/></text:span></text:span><text:span text:style-name="ch2_5f_default.Comment.Single"><text:span text:style-name="T40">// Creazione del socket del server</text:span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if</text:span></text:span><text:span text:style-name="ch2_5f_default.Text.Whitespace"><text:span text:style-name="T43"> </text:span></text:span><text:span text:style-name="ch2_5f_default.Punctuation"><text:span text:style-name="T22">((</text:span></text:span><text:span text:style-name="ch2_5f_default.Name"><text:span text:style-name="T22">server_socke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socket</text:span></text:span><text:span text:style-name="ch2_5f_default.Punctuation"><text:span text:style-name="T22">(</text:span></text:span><text:span text:style-name="ch2_5f_default.Name"><text:span text:style-name="T22">AF_INET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SOCK_STREAM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))</text:span></text:span><text:span text:style-name="ch2_5f_default.Text.Whitespace"><text:span text:style-name="T43"> </text:span></text:span><text:span text:style-name="ch2_5f_default.Operator"><text:span text:style-name="T43">&lt;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perror</text:span></text:span><text:span text:style-name="ch2_5f_default.Punctuation"><text:span text:style-name="T22">(</text:span></text:span><text:span text:style-name="ch2_5f_default.Literal.String"><text:span text:style-name="T43">"Errore nella creazione del socket del server"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exit</text:span></text:span><text:span text:style-name="ch2_5f_default.Punctuation"><text:span text:style-name="T22">(</text:span></text:span><text:span text:style-name="ch2_5f_default.Name"><text:span text:style-name="T22">EXIT_FAILURE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4"/></text:span></text:span><text:span text:style-name="ch2_5f_default.Punctuation"><text:span text:style-name="T22">}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4"/></text:span></text:span><text:span text:style-name="ch2_5f_default.Comment.Single"><text:span text:style-name="T40">// Impostazione dell'indirizzo del server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server_addr</text:span></text:span><text:span text:style-name="ch2_5f_default.Punctuation"><text:span text:style-name="T22">.</text:span></text:span><text:span text:style-name="ch2_5f_default.Name"><text:span text:style-name="T22">sin_family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AF_INET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server_addr</text:span></text:span><text:span text:style-name="ch2_5f_default.Punctuation"><text:span text:style-name="T22">.</text:span></text:span><text:span text:style-name="ch2_5f_default.Name"><text:span text:style-name="T22">sin_addr</text:span></text:span><text:span text:style-name="ch2_5f_default.Punctuation"><text:span text:style-name="T22">.</text:span></text:span><text:span text:style-name="ch2_5f_default.Name"><text:span text:style-name="T22">s_addr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INADDR_ANY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server_addr</text:span></text:span><text:span text:style-name="ch2_5f_default.Punctuation"><text:span text:style-name="T22">.</text:span></text:span><text:span text:style-name="ch2_5f_default.Name"><text:span text:style-name="T22">sin_por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htons</text:span></text:span><text:span text:style-name="ch2_5f_default.Punctuation"><text:span text:style-name="T22">(</text:span></text:span><text:span text:style-name="ch2_5f_default.Literal.Number.Integer"><text:span text:style-name="T43">8888</text:span></text:span><text:span text:style-name="ch2_5f_default.Punctuation"><text:span text:style-name="T22">);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4"/></text:span></text:span><text:span text:style-name="ch2_5f_default.Comment.Single"><text:span text:style-name="T40">// Binding del socket del server</text:span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if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bind</text:span></text:span><text:span text:style-name="ch2_5f_default.Punctuation"><text:span text:style-name="T22">(</text:span></text:span><text:span text:style-name="ch2_5f_default.Name"><text:span text:style-name="T22">server_socket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sockaddr</text:span></text:span><text:span text:style-name="ch2_5f_default.Operator"><text:span text:style-name="T43">*</text:span></text:span><text:span text:style-name="ch2_5f_default.Punctuation"><text:span text:style-name="T22">)</text:span></text:span><text:span text:style-name="ch2_5f_default.Operator"><text:span text:style-name="T43">&amp;</text:span></text:span><text:span text:style-name="ch2_5f_default.Name"><text:span text:style-name="T22">server_addr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Keyword"><text:span text:style-name="T44">sizeof</text:span></text:span><text:span text:style-name="ch2_5f_default.Punctuation"><text:span text:style-name="T22">(</text:span></text:span><text:span text:style-name="ch2_5f_default.Name"><text:span text:style-name="T22">server_addr</text:span></text:span><text:span text:style-name="ch2_5f_default.Punctuation"><text:span text:style-name="T22">))</text:span></text:span><text:span text:style-name="ch2_5f_default.Text.Whitespace"><text:span text:style-name="T43"> </text:span></text:span><text:span text:style-name="ch2_5f_default.Operator"><text:span text:style-name="T43">&lt;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perror</text:span></text:span><text:span text:style-name="ch2_5f_default.Punctuation"><text:span text:style-name="T22">(</text:span></text:span><text:span text:style-name="ch2_5f_default.Literal.String"><text:span text:style-name="T43">"Errore nel binding del socket del server"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exit</text:span></text:span><text:span text:style-name="ch2_5f_default.Punctuation"><text:span text:style-name="T22">(</text:span></text:span><text:span text:style-name="ch2_5f_default.Name"><text:span text:style-name="T22">EXIT_FAILURE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4"/></text:span></text:span><text:span text:style-name="ch2_5f_default.Punctuation"><text:span text:style-name="T22">}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4"/></text:span></text:span><text:span text:style-name="ch2_5f_default.Comment.Single"><text:span text:style-name="T40">// Inizio dell'ascolto delle connessioni in arrivo</text:span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if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listen</text:span></text:span><text:span text:style-name="ch2_5f_default.Punctuation"><text:span text:style-name="T22">(</text:span></text:span><text:span text:style-name="ch2_5f_default.Name"><text:span text:style-name="T22">server_socket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MAX_CLIENTS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Operator"><text:span text:style-name="T43">&lt;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perror</text:span></text:span><text:span text:style-name="ch2_5f_default.Punctuation"><text:span text:style-name="T22">(</text:span></text:span><text:span text:style-name="ch2_5f_default.Literal.String"><text:span text:style-name="T43">"Errore nell'ascolto delle connessioni in arrivo"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exit</text:span></text:span><text:span text:style-name="ch2_5f_default.Punctuation"><text:span text:style-name="T22">(</text:span></text:span><text:span text:style-name="ch2_5f_default.Name"><text:span text:style-name="T22">EXIT_FAILURE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4"/></text:span></text:span><text:span text:style-name="ch2_5f_default.Punctuation"><text:span text:style-name="T22">}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4"/></text:span></text:span><text:span text:style-name="ch2_5f_default.Name"><text:span text:style-name="T22">printf</text:span></text:span><text:span text:style-name="ch2_5f_default.Punctuation"><text:span text:style-name="T22">(</text:span></text:span><text:span text:style-name="ch2_5f_default.Literal.String"><text:span text:style-name="T43">"Server avviato. In attesa di connessioni...</text:span></text:span><text:span text:style-name="ch2_5f_default.Literal.String.Escape"><text:span text:style-name="T44">\n</text:span></text:span><text:span text:style-name="ch2_5f_default.Literal.String"><text:span text:style-name="T43">"</text:span></text:span><text:span text:style-name="ch2_5f_default.Punctuation"><text:span text:style-name="T22">);</text:span></text:span><text:span text:style-name="ch2_5f_default.Text.Whitespace"><text:span text:style-name="T43"> </text:span></text:span><text:span text:style-name="ch2_5f_default.Comment.Single"><text:span text:style-name="T63">//qua va tutto bene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while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Operator"><text:span text:style-name="T43">!</text:span></text:span><text:span text:style-name="ch2_5f_default.Name"><text:span text:style-name="T22">flag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text:span text:style-name="ch2_5f_default.Comment.Single"><text:span text:style-name="T63"> //finchè non è arrivato nessun segnale ctrl+c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client_addr_len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Keyword"><text:span text:style-name="T44">sizeof</text:span></text:span><text:span text:style-name="ch2_5f_default.Punctuation"><text:span text:style-name="T22">(</text:span></text:span><text:span text:style-name="ch2_5f_default.Name"><text:span text:style-name="T22">client_addr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8"/></text:span></text:span><text:span text:style-name="ch2_5f_default.Keyword.Type"><text:span text:style-name="T44">int</text:span></text:span><text:span text:style-name="ch2_5f_default.Text.Whitespace"><text:span text:style-name="T43"> </text:span></text:span><text:span text:style-name="ch2_5f_default.Name"><text:span text:style-name="T22">client_socket</text:span></text:span><text:span text:style-name="ch2_5f_default.Punctuation"><text:span text:style-name="T22">;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8"/></text:span></text:span><text:span text:style-name="ch2_5f_default.Comment.Single"><text:span text:style-name="T40">// Accettazione di una nuova connessione</text:span></text:span></text:p>
      <text:p text:style-name="P16"><text:span text:style-name="ch2_5f_default.Text.Whitespace"><text:span text:style-name="T43"><text:s text:c="8"/></text:span></text:span><text:span text:style-name="ch2_5f_default.Keyword"><text:span text:style-name="T44">if</text:span></text:span><text:span text:style-name="ch2_5f_default.Text.Whitespace"><text:span text:style-name="T43"> </text:span></text:span><text:span text:style-name="ch2_5f_default.Punctuation"><text:span text:style-name="T22">((</text:span></text:span><text:span text:style-name="ch2_5f_default.Name"><text:span text:style-name="T22">client_socke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accept</text:span></text:span><text:span text:style-name="ch2_5f_default.Punctuation"><text:span text:style-name="T22">(</text:span></text:span><text:span text:style-name="ch2_5f_default.Name"><text:span text:style-name="T22">server_socket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sockaddr</text:span></text:span><text:span text:style-name="ch2_5f_default.Operator"><text:span text:style-name="T43">*</text:span></text:span><text:span text:style-name="ch2_5f_default.Punctuation"><text:span text:style-name="T22">)</text:span></text:span><text:span text:style-name="ch2_5f_default.Operator"><text:span text:style-name="T43">&amp;</text:span></text:span><text:span text:style-name="ch2_5f_default.Name"><text:span text:style-name="T22">client_addr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Operator"><text:span text:style-name="T43">&amp;</text:span></text:span><text:span text:style-name="ch2_5f_default.Name"><text:span text:style-name="T22">client_addr_len</text:span></text:span><text:span text:style-name="ch2_5f_default.Punctuation"><text:span text:style-name="T22">))</text:span></text:span><text:span text:style-name="ch2_5f_default.Text.Whitespace"><text:span text:style-name="T43"> </text:span></text:span><text:span text:style-name="ch2_5f_default.Operator"><text:span text:style-name="T43">&lt;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perror</text:span></text:span><text:span text:style-name="ch2_5f_default.Punctuation"><text:span text:style-name="T22">(</text:span></text:span><text:span text:style-name="ch2_5f_default.Literal.String"><text:span text:style-name="T43">"Errore nell'accettazione di una nuova connessione"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exit</text:span></text:span><text:span text:style-name="ch2_5f_default.Punctuation"><text:span text:style-name="T22">(</text:span></text:span><text:span text:style-name="ch2_5f_default.Name"><text:span text:style-name="T22">EXIT_FAILURE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8"/></text:span></text:span><text:span text:style-name="ch2_5f_default.Punctuation"><text:span text:style-name="T22">}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8"/></text:span></text:span><text:span text:style-name="ch2_5f_default.Comment.Single"><text:span text:style-name="T40">// Verifica se ci sono slot liberi per nuovi client</text:span></text:span></text:p>
      <text:p text:style-name="P16"><text:span text:style-name="ch2_5f_default.Text.Whitespace"><text:span text:style-name="T43"><text:s text:c="8"/></text:span></text:span><text:span text:style-name="ch2_5f_default.Keyword"><text:span text:style-name="T44">if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num_clients</text:span></text:span><text:span text:style-name="ch2_5f_default.Text.Whitespace"><text:span text:style-name="T43"> </text:span></text:span><text:span text:style-name="ch2_5f_default.Operator"><text:span text:style-name="T43">&gt;=</text:span></text:span><text:span text:style-name="ch2_5f_default.Text.Whitespace"><text:span text:style-name="T43"> </text:span></text:span><text:span text:style-name="ch2_5f_default.Name"><text:span text:style-name="T22">MAX_CLIENTS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oft-page-break/><text:span text:style-name="ch2_5f_default.Text.Whitespace"><text:span text:style-name="T43"><text:s text:c="12"/></text:span></text:span><text:span text:style-name="ch2_5f_default.Name"><text:span text:style-name="T22">printf</text:span></text:span><text:span text:style-name="ch2_5f_default.Punctuation"><text:span text:style-name="T22">(</text:span></text:span><text:span text:style-name="ch2_5f_default.Literal.String"><text:span text:style-name="T43">"Numero massimo di client raggiunto. Nuova connessione rifiutata.</text:span></text:span><text:span text:style-name="ch2_5f_default.Literal.String.Escape"><text:span text:style-name="T44">\n</text:span></text:span><text:span text:style-name="ch2_5f_default.Literal.String"><text:span text:style-name="T43">"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close</text:span></text:span><text:span text:style-name="ch2_5f_default.Punctuation"><text:span text:style-name="T22">(</text:span></text:span><text:span text:style-name="ch2_5f_default.Name"><text:span text:style-name="T22">client_socket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12"/></text:span></text:span><text:span text:style-name="ch2_5f_default.Keyword"><text:span text:style-name="T44">continue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8"/></text:span></text:span><text:span text:style-name="ch2_5f_default.Punctuation"><text:span text:style-name="T22">}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8"/></text:span></text:span><text:span text:style-name="ch2_5f_default.Comment.Single"><text:span text:style-name="T40">// Mutex per sincronizzare l'accesso alla lista dei client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pthread_mutex_lock</text:span></text:span><text:span text:style-name="ch2_5f_default.Punctuation"><text:span text:style-name="T22">(</text:span></text:span><text:span text:style-name="ch2_5f_default.Operator"><text:span text:style-name="T43">&amp;</text:span></text:span><text:span text:style-name="ch2_5f_default.Name"><text:span text:style-name="T22">client_mutex</text:span></text:span><text:span text:style-name="ch2_5f_default.Punctuation"><text:span text:style-name="T22">);</text:span></text:span><text:span text:style-name="ch2_5f_default.Text.Whitespace"><text:span text:style-name="T43"> </text:span></text:span><text:span text:style-name="ch2_5f_default.Comment.Single"><text:span text:style-name="T63">//facio lock sulla lista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8"/></text:span></text:span><text:span text:style-name="ch2_5f_default.Comment.Single"><text:span text:style-name="T40">// Creazione di una nuova struttura ClientInfo per il client connesso</text:span></text:span></text:p>
      <text:p text:style-name="P16"><text:span text:style-name="ch2_5f_default.Text.Whitespace"><text:span text:style-name="T43"><text:s text:c="8"/></text:span></text:span><text:span text:style-name="ch2_5f_default.Keyword"><text:span text:style-name="T44">if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clients</text:span></text:span><text:span text:style-name="ch2_5f_default.Text.Whitespace"><text:span text:style-name="T43"> </text:span></text:span><text:span text:style-name="ch2_5f_default.Operator"><text:span text:style-name="T43">==</text:span></text:span><text:span text:style-name="ch2_5f_default.Text.Whitespace"><text:span text:style-name="T43"> </text:span></text:span><text:span text:style-name="ch2_5f_default.Name.Builtin"><text:span text:style-name="T43">NULL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text:span text:style-name="ch2_5f_default.Text.Whitespace"><text:span text:style-name="T43"> </text:span></text:span><text:span text:style-name="ch2_5f_default.Comment.Single"><text:span text:style-name="T63">//nel caso sia il primo client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clients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ClientInfo</text:span></text:span><text:span text:style-name="ch2_5f_default.Operator"><text:span text:style-name="T43">*</text:span></text:span><text:span text:style-name="ch2_5f_default.Punctuation"><text:span text:style-name="T22">)</text:span></text:span><text:span text:style-name="ch2_5f_default.Name"><text:span text:style-name="T22">malloc</text:span></text:span><text:span text:style-name="ch2_5f_default.Punctuation"><text:span text:style-name="T22">(</text:span></text:span><text:span text:style-name="ch2_5f_default.Keyword"><text:span text:style-name="T44">sizeof</text:span></text:span><text:span text:style-name="ch2_5f_default.Punctuation"><text:span text:style-name="T22">(</text:span></text:span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ClientInfo</text:span></text:span><text:span text:style-name="ch2_5f_default.Punctuation"><text:span text:style-name="T22">));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clients</text:span></text:span><text:span text:style-name="ch2_5f_default.Operator"><text:span text:style-name="T43">-&gt;</text:span></text:span><text:span text:style-name="ch2_5f_default.Name"><text:span text:style-name="T22">socke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client_socket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memset</text:span></text:span><text:span text:style-name="ch2_5f_default.Punctuation"><text:span text:style-name="T22">(</text:span></text:span><text:span text:style-name="ch2_5f_default.Name"><text:span text:style-name="T22">clients</text:span></text:span><text:span text:style-name="ch2_5f_default.Operator"><text:span text:style-name="T43">-&gt;</text:span></text:span><text:span text:style-name="ch2_5f_default.Name"><text:span text:style-name="T22">name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Keyword"><text:span text:style-name="T44">sizeof</text:span></text:span><text:span text:style-name="ch2_5f_default.Punctuation"><text:span text:style-name="T22">(</text:span></text:span><text:span text:style-name="ch2_5f_default.Name"><text:span text:style-name="T22">clients</text:span></text:span><text:span text:style-name="ch2_5f_default.Operator"><text:span text:style-name="T43">-&gt;</text:span></text:span><text:span text:style-name="ch2_5f_default.Name"><text:span text:style-name="T22">name</text:span></text:span><text:span text:style-name="ch2_5f_default.Punctuation"><text:span text:style-name="T22">));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clients</text:span></text:span><text:span text:style-name="ch2_5f_default.Operator"><text:span text:style-name="T43">-&gt;</text:span></text:span><text:span text:style-name="ch2_5f_default.Name"><text:span text:style-name="T22">nex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.Builtin"><text:span text:style-name="T43">NULL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8"/></text:span></text:span><text:span text:style-name="ch2_5f_default.Punctuation"><text:span text:style-name="T22">}</text:span></text:span><text:span text:style-name="ch2_5f_default.Text.Whitespace"><text:span text:style-name="T43"> </text:span></text:span><text:span text:style-name="ch2_5f_default.Keyword"><text:span text:style-name="T44">else</text:span></text:span><text:span text:style-name="ch2_5f_default.Text.Whitespace"><text:span text:style-name="T43"> </text:span></text:span><text:span text:style-name="ch2_5f_default.Punctuation"><text:span text:style-name="T22">{</text:span></text:span><text:span text:style-name="ch2_5f_default.Text.Whitespace"><text:span text:style-name="T43"> </text:span></text:span><text:span text:style-name="ch2_5f_default.Comment.Single"><text:span text:style-name="T63">//nel caso ci siano già client</text:span></text:span></text:p>
      <text:p text:style-name="P16"><text:span text:style-name="ch2_5f_default.Text.Whitespace"><text:span text:style-name="T43"><text:s text:c="12"/></text:span></text:span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ClientInfo</text:span></text:span><text:span text:style-name="ch2_5f_default.Operator"><text:span text:style-name="T43">*</text:span></text:span><text:span text:style-name="ch2_5f_default.Text.Whitespace"><text:span text:style-name="T43"> </text:span></text:span><text:span text:style-name="ch2_5f_default.Name"><text:span text:style-name="T22">curren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clients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12"/></text:span></text:span><text:span text:style-name="ch2_5f_default.Keyword"><text:span text:style-name="T44">while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ext</text:span></text:span><text:span text:style-name="ch2_5f_default.Text.Whitespace"><text:span text:style-name="T43"> </text:span></text:span><text:span text:style-name="ch2_5f_default.Operator"><text:span text:style-name="T43">!=</text:span></text:span><text:span text:style-name="ch2_5f_default.Text.Whitespace"><text:span text:style-name="T43"> </text:span></text:span><text:span text:style-name="ch2_5f_default.Name.Builtin"><text:span text:style-name="T43">NULL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text:span text:style-name="ch2_5f_default.Text.Whitespace"><text:span text:style-name="T43"> </text:span></text:span><text:span text:style-name="ch2_5f_default.Comment.Single"><text:span text:style-name="T63">//quindi scorro la lista fino alla fine</text:span></text:span></text:p>
      <text:p text:style-name="P16"><text:span text:style-name="ch2_5f_default.Text.Whitespace"><text:span text:style-name="T43"><text:s text:c="16"/></text:span></text:span><text:span text:style-name="ch2_5f_default.Name"><text:span text:style-name="T22">curren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ext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12"/></text:span></text:span><text:span text:style-name="ch2_5f_default.Punctuation"><text:span text:style-name="T22">}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ex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ClientInfo</text:span></text:span><text:span text:style-name="ch2_5f_default.Operator"><text:span text:style-name="T43">*</text:span></text:span><text:span text:style-name="ch2_5f_default.Punctuation"><text:span text:style-name="T22">)</text:span></text:span><text:span text:style-name="ch2_5f_default.Name"><text:span text:style-name="T22">malloc</text:span></text:span><text:span text:style-name="ch2_5f_default.Punctuation"><text:span text:style-name="T22">(</text:span></text:span><text:span text:style-name="ch2_5f_default.Keyword"><text:span text:style-name="T44">sizeof</text:span></text:span><text:span text:style-name="ch2_5f_default.Punctuation"><text:span text:style-name="T22">(</text:span></text:span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ClientInfo</text:span></text:span><text:span text:style-name="ch2_5f_default.Punctuation"><text:span text:style-name="T22">));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ext</text:span></text:span><text:span text:style-name="ch2_5f_default.Operator"><text:span text:style-name="T43">-&gt;</text:span></text:span><text:span text:style-name="ch2_5f_default.Name"><text:span text:style-name="T22">socke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client_socket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memset</text:span></text:span><text:span text:style-name="ch2_5f_default.Punctuation"><text:span text:style-name="T22">(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ext</text:span></text:span><text:span text:style-name="ch2_5f_default.Operator"><text:span text:style-name="T43">-&gt;</text:span></text:span><text:span text:style-name="ch2_5f_default.Name"><text:span text:style-name="T22">name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Keyword"><text:span text:style-name="T44">sizeof</text:span></text:span><text:span text:style-name="ch2_5f_default.Punctuation"><text:span text:style-name="T22">(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ext</text:span></text:span><text:span text:style-name="ch2_5f_default.Operator"><text:span text:style-name="T43">-&gt;</text:span></text:span><text:span text:style-name="ch2_5f_default.Name"><text:span text:style-name="T22">name</text:span></text:span><text:span text:style-name="ch2_5f_default.Punctuation"><text:span text:style-name="T22">));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ext</text:span></text:span><text:span text:style-name="ch2_5f_default.Operator"><text:span text:style-name="T43">-&gt;</text:span></text:span><text:span text:style-name="ch2_5f_default.Name"><text:span text:style-name="T22">nex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.Builtin"><text:span text:style-name="T43">NULL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8"/></text:span></text:span><text:span text:style-name="ch2_5f_default.Punctuation"><text:span text:style-name="T22">}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num_clients</text:span></text:span><text:span text:style-name="ch2_5f_default.Operator"><text:span text:style-name="T43">++</text:span></text:span><text:span text:style-name="ch2_5f_default.Punctuation"><text:span text:style-name="T22">;</text:span></text:span><text:span text:style-name="ch2_5f_default.Text.Whitespace"><text:span text:style-name="T43"> </text:span></text:span><text:span text:style-name="ch2_5f_default.Comment.Single"><text:span text:style-name="T63">//incremento il numero di client (ne ho appena aggiunto uno)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8"/></text:span></text:span><text:span text:style-name="ch2_5f_default.Comment.Single"><text:span text:style-name="T40">// Fine della sezione critica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pthread_mutex_unlock</text:span></text:span><text:span text:style-name="ch2_5f_default.Punctuation"><text:span text:style-name="T22">(</text:span></text:span><text:span text:style-name="ch2_5f_default.Operator"><text:span text:style-name="T43">&amp;</text:span></text:span><text:span text:style-name="ch2_5f_default.Name"><text:span text:style-name="T22">client_mutex</text:span></text:span><text:span text:style-name="ch2_5f_default.Punctuation"><text:span text:style-name="T22">);</text:span></text:span><text:span text:style-name="ch2_5f_default.Text.Whitespace"><text:span text:style-name="T43"> </text:span></text:span><text:span text:style-name="ch2_5f_default.Comment.Single"><text:span text:style-name="T63">//unlocco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8"/></text:span></text:span><text:span text:style-name="ch2_5f_default.Name"><text:span text:style-name="T22">printf</text:span></text:span><text:span text:style-name="ch2_5f_default.Punctuation"><text:span text:style-name="T22">(</text:span></text:span><text:span text:style-name="ch2_5f_default.Literal.String"><text:span text:style-name="T43">"Nuovo client connesso. Numero di client connessi: %d</text:span></text:span><text:span text:style-name="ch2_5f_default.Literal.String.Escape"><text:span text:style-name="T44">\n</text:span></text:span><text:span text:style-name="ch2_5f_default.Literal.String"><text:span text:style-name="T43">"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num_clients</text:span></text:span><text:span text:style-name="ch2_5f_default.Punctuation"><text:span text:style-name="T22">);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8"/></text:span></text:span><text:span text:style-name="ch2_5f_default.Comment.Single"><text:span text:style-name="T40">// Creazione di un thread per gestire il client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pthread_t</text:span></text:span><text:span text:style-name="ch2_5f_default.Text.Whitespace"><text:span text:style-name="T43"> </text:span></text:span><text:span text:style-name="ch2_5f_default.Name"><text:span text:style-name="T22">client_thread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8"/></text:span></text:span><text:span text:style-name="ch2_5f_default.Keyword"><text:span text:style-name="T44">if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pthread_create</text:span></text:span><text:span text:style-name="ch2_5f_default.Punctuation"><text:span text:style-name="T22">(</text:span></text:span><text:span text:style-name="ch2_5f_default.Operator"><text:span text:style-name="T43">&amp;</text:span></text:span><text:span text:style-name="ch2_5f_default.Name"><text:span text:style-name="T22">client_thread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.Builtin"><text:span text:style-name="T43">NULL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handle_client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Keyword.Type"><text:span text:style-name="T44">void</text:span></text:span><text:span text:style-name="ch2_5f_default.Operator"><text:span text:style-name="T43">*</text:span></text:span><text:span text:style-name="ch2_5f_default.Punctuation"><text:span text:style-name="T22">)</text:span></text:span><text:span text:style-name="ch2_5f_default.Operator"><text:span text:style-name="T43">&amp;</text:span></text:span><text:span text:style-name="ch2_5f_default.Name"><text:span text:style-name="T22">client_socket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Operator"><text:span text:style-name="T43">!=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perror</text:span></text:span><text:span text:style-name="ch2_5f_default.Punctuation"><text:span text:style-name="T22">(</text:span></text:span><text:span text:style-name="ch2_5f_default.Literal.String"><text:span text:style-name="T43">"Errore nella creazione del thread per il client"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exit</text:span></text:span><text:span text:style-name="ch2_5f_default.Punctuation"><text:span text:style-name="T22">(</text:span></text:span><text:span text:style-name="ch2_5f_default.Name"><text:span text:style-name="T22">EXIT_FAILURE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8"/></text:span></text:span><text:span text:style-name="ch2_5f_default.Punctuation"><text:span text:style-name="T22">}</text:span></text:span></text:p>
      <text:p text:style-name="P16"><text:span text:style-name="ch2_5f_default.Text.Whitespace"><text:span text:style-name="T43"><text:s text:c="4"/></text:span></text:span><text:span text:style-name="ch2_5f_default.Punctuation"><text:span text:style-name="T22">}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4"/></text:span></text:span><text:span text:style-name="ch2_5f_default.Comment.Single"><text:span text:style-name="T40">// Chiusura del socket del server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close</text:span></text:span><text:span text:style-name="ch2_5f_default.Punctuation"><text:span text:style-name="T22">(</text:span></text:span><text:span text:style-name="ch2_5f_default.Name"><text:span text:style-name="T22">server_socket</text:span></text:span><text:span text:style-name="ch2_5f_default.Punctuation"><text:span text:style-name="T22">);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4"/></text:span></text:span><text:span text:style-name="ch2_5f_default.Comment.Single"><text:span text:style-name="T40">// Liberazione delle risorse allocate per i client</text:span></text:span></text:p>
      <text:p text:style-name="P16"><text:soft-page-break/><text:span text:style-name="ch2_5f_default.Text.Whitespace"><text:span text:style-name="T43"><text:s text:c="4"/></text:span></text:span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ClientInfo</text:span></text:span><text:span text:style-name="ch2_5f_default.Operator"><text:span text:style-name="T43">*</text:span></text:span><text:span text:style-name="ch2_5f_default.Text.Whitespace"><text:span text:style-name="T43"> </text:span></text:span><text:span text:style-name="ch2_5f_default.Name"><text:span text:style-name="T22">curren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clients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while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current</text:span></text:span><text:span text:style-name="ch2_5f_default.Text.Whitespace"><text:span text:style-name="T43"> </text:span></text:span><text:span text:style-name="ch2_5f_default.Operator"><text:span text:style-name="T43">!=</text:span></text:span><text:span text:style-name="ch2_5f_default.Text.Whitespace"><text:span text:style-name="T43"> </text:span></text:span><text:span text:style-name="ch2_5f_default.Name.Builtin"><text:span text:style-name="T43">NULL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8"/></text:span></text:span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ClientInfo</text:span></text:span><text:span text:style-name="ch2_5f_default.Operator"><text:span text:style-name="T43">*</text:span></text:span><text:span text:style-name="ch2_5f_default.Text.Whitespace"><text:span text:style-name="T43"> </text:span></text:span><text:span text:style-name="ch2_5f_default.Name"><text:span text:style-name="T22">nex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ext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close</text:span></text:span><text:span text:style-name="ch2_5f_default.Punctuation"><text:span text:style-name="T22">(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socket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free</text:span></text:span><text:span text:style-name="ch2_5f_default.Punctuation"><text:span text:style-name="T22">(</text:span></text:span><text:span text:style-name="ch2_5f_default.Name"><text:span text:style-name="T22">current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curren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next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4"/></text:span></text:span><text:span text:style-name="ch2_5f_default.Punctuation"><text:span text:style-name="T22">}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return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;</text:span></text:span></text:p>
      <text:p text:style-name="P16"><text:span text:style-name="ch2_5f_default.Punctuation"><text:span text:style-name="T22">}</text:span></text:span></text:p>
      <text:p text:style-name="P16"><text:span text:style-name="ch2_5f_default.Text.Whitespace"><text:span text:style-name="T43"/></text:span></text:p>
      <text:p text:style-name="P16"><text:span text:style-name="ch2_5f_default.Comment.Single"><text:span text:style-name="T40">// Funzione di gestione del segnale di chiusura (Ctrl+C)</text:span></text:span></text:p>
      <text:p text:style-name="P16"><text:span text:style-name="ch2_5f_default.Keyword.Type"><text:span text:style-name="T44">void</text:span></text:span><text:span text:style-name="ch2_5f_default.Text.Whitespace"><text:span text:style-name="T43"> </text:span></text:span><text:span text:style-name="ch2_5f_default.Name.Function"><text:span text:style-name="T43">handle_shutdown</text:span></text:span><text:span text:style-name="ch2_5f_default.Punctuation"><text:span text:style-name="T22">(</text:span></text:span><text:span text:style-name="ch2_5f_default.Keyword.Type"><text:span text:style-name="T44">int</text:span></text:span><text:span text:style-name="ch2_5f_default.Text.Whitespace"><text:span text:style-name="T43"> </text:span></text:span><text:span text:style-name="ch2_5f_default.Name"><text:span text:style-name="T22">sig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flag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Literal.Number.Integer"><text:span text:style-name="T43">1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printf</text:span></text:span><text:span text:style-name="ch2_5f_default.Punctuation"><text:span text:style-name="T22">(</text:span></text:span><text:span text:style-name="ch2_5f_default.Literal.String"><text:span text:style-name="T43">"</text:span></text:span><text:span text:style-name="ch2_5f_default.Literal.String.Escape"><text:span text:style-name="T44">\n</text:span></text:span><text:span text:style-name="ch2_5f_default.Literal.String"><text:span text:style-name="T43">Server terminato. Impossibile accettare nuove connessioni.</text:span></text:span><text:span text:style-name="ch2_5f_default.Literal.String.Escape"><text:span text:style-name="T44">\n</text:span></text:span><text:span text:style-name="ch2_5f_default.Literal.String"><text:span text:style-name="T43">"</text:span></text:span><text:span text:style-name="ch2_5f_default.Punctuation"><text:span text:style-name="T22">);</text:span></text:span></text:p>
      <text:p text:style-name="P16"><text:span text:style-name="ch2_5f_default.Punctuation"><text:span text:style-name="T22">}</text:span></text:span></text:p>
      <text:p text:style-name="P16"><text:span text:style-name="ch2_5f_default.Text.Whitespace"><text:span text:style-name="T43"/></text:span></text:p>
      <text:p text:style-name="P16"><text:span text:style-name="ch2_5f_default.Comment.Single"><text:span text:style-name="T40">// Funzione eseguita in ogni thread client</text:span></text:span></text:p>
      <text:p text:style-name="P16"><text:span text:style-name="ch2_5f_default.Keyword.Type"><text:span text:style-name="T44">void</text:span></text:span><text:span text:style-name="ch2_5f_default.Operator"><text:span text:style-name="T43">*</text:span></text:span><text:span text:style-name="ch2_5f_default.Text.Whitespace"><text:span text:style-name="T43"> </text:span></text:span><text:span text:style-name="ch2_5f_default.Name.Function"><text:span text:style-name="T43">handle_client</text:span></text:span><text:span text:style-name="ch2_5f_default.Punctuation"><text:span text:style-name="T22">(</text:span></text:span><text:span text:style-name="ch2_5f_default.Keyword.Type"><text:span text:style-name="T44">void</text:span></text:span><text:span text:style-name="ch2_5f_default.Operator"><text:span text:style-name="T43">*</text:span></text:span><text:span text:style-name="ch2_5f_default.Text.Whitespace"><text:span text:style-name="T43"> </text:span></text:span><text:span text:style-name="ch2_5f_default.Name"><text:span text:style-name="T22">arg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4"/></text:span></text:span><text:span text:style-name="ch2_5f_default.Keyword.Type"><text:span text:style-name="T44">int</text:span></text:span><text:span text:style-name="ch2_5f_default.Text.Whitespace"><text:span text:style-name="T43"> </text:span></text:span><text:span text:style-name="ch2_5f_default.Name"><text:span text:style-name="T22">client_socke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Operator"><text:span text:style-name="T43">*</text:span></text:span><text:span text:style-name="ch2_5f_default.Punctuation"><text:span text:style-name="T22">(</text:span></text:span><text:span text:style-name="ch2_5f_default.Keyword.Type"><text:span text:style-name="T44">int</text:span></text:span><text:span text:style-name="ch2_5f_default.Operator"><text:span text:style-name="T43">*</text:span></text:span><text:span text:style-name="ch2_5f_default.Punctuation"><text:span text:style-name="T22">)</text:span></text:span><text:span text:style-name="ch2_5f_default.Name"><text:span text:style-name="T22">arg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4"/></text:span></text:span><text:span text:style-name="ch2_5f_default.Keyword.Type"><text:span text:style-name="T44">char</text:span></text:span><text:span text:style-name="ch2_5f_default.Text.Whitespace"><text:span text:style-name="T43"> </text:span></text:span><text:span text:style-name="ch2_5f_default.Name"><text:span text:style-name="T22">buffer</text:span></text:span><text:span text:style-name="ch2_5f_default.Punctuation"><text:span text:style-name="T22">[</text:span></text:span><text:span text:style-name="ch2_5f_default.Name"><text:span text:style-name="T22">BUFFER_SIZE</text:span></text:span><text:span text:style-name="ch2_5f_default.Punctuation"><text:span text:style-name="T22">];</text:span></text:span></text:p>
      <text:p text:style-name="P16"><text:span text:style-name="ch2_5f_default.Text.Whitespace"><text:span text:style-name="T43"><text:s text:c="4"/></text:span></text:span><text:span text:style-name="ch2_5f_default.Keyword.Type"><text:span text:style-name="T44">ssize_t</text:span></text:span><text:span text:style-name="ch2_5f_default.Text.Whitespace"><text:span text:style-name="T43"> </text:span></text:span><text:span text:style-name="ch2_5f_default.Name"><text:span text:style-name="T22">num_bytes</text:span></text:span><text:span text:style-name="ch2_5f_default.Punctuation"><text:span text:style-name="T22">;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4"/></text:span></text:span><text:span text:style-name="ch2_5f_default.Comment.Single"><text:span text:style-name="T40">// Ricezione del nome del client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memset</text:span></text:span><text:span text:style-name="ch2_5f_default.Punctuation"><text:span text:style-name="T22">(</text:span></text:span><text:span text:style-name="ch2_5f_default.Name"><text:span text:style-name="T22">buffer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Keyword"><text:span text:style-name="T44">sizeof</text:span></text:span><text:span text:style-name="ch2_5f_default.Punctuation"><text:span text:style-name="T22">(</text:span></text:span><text:span text:style-name="ch2_5f_default.Name"><text:span text:style-name="T22">buffer</text:span></text:span><text:span text:style-name="ch2_5f_default.Punctuation"><text:span text:style-name="T22">));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num_bytes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recv</text:span></text:span><text:span text:style-name="ch2_5f_default.Punctuation"><text:span text:style-name="T22">(</text:span></text:span><text:span text:style-name="ch2_5f_default.Name"><text:span text:style-name="T22">client_socket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buffer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Keyword"><text:span text:style-name="T44">sizeof</text:span></text:span><text:span text:style-name="ch2_5f_default.Punctuation"><text:span text:style-name="T22">(</text:span></text:span><text:span text:style-name="ch2_5f_default.Name"><text:span text:style-name="T22">buffer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Operator"><text:span text:style-name="T43">-</text:span></text:span><text:span text:style-name="ch2_5f_default.Text.Whitespace"><text:span text:style-name="T43"> </text:span></text:span><text:span text:style-name="ch2_5f_default.Literal.Number.Integer"><text:span text:style-name="T43">1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if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num_bytes</text:span></text:span><text:span text:style-name="ch2_5f_default.Text.Whitespace"><text:span text:style-name="T43"> </text:span></text:span><text:span text:style-name="ch2_5f_default.Operator"><text:span text:style-name="T43">&lt;=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close</text:span></text:span><text:span text:style-name="ch2_5f_default.Punctuation"><text:span text:style-name="T22">(</text:span></text:span><text:span text:style-name="ch2_5f_default.Name"><text:span text:style-name="T22">client_socket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pthread_exit</text:span></text:span><text:span text:style-name="ch2_5f_default.Punctuation"><text:span text:style-name="T22">(</text:span></text:span><text:span text:style-name="ch2_5f_default.Name.Builtin"><text:span text:style-name="T43">NULL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4"/></text:span></text:span><text:span text:style-name="ch2_5f_default.Punctuation"><text:span text:style-name="T22">}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buffer</text:span></text:span><text:span text:style-name="ch2_5f_default.Punctuation"><text:span text:style-name="T22">[</text:span></text:span><text:span text:style-name="ch2_5f_default.Name"><text:span text:style-name="T22">num_bytes</text:span></text:span><text:span text:style-name="ch2_5f_default.Punctuation"><text:span text:style-name="T22">]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Literal.String.Char"><text:span text:style-name="T43">'\0'</text:span></text:span><text:span text:style-name="ch2_5f_default.Punctuation"><text:span text:style-name="T22">;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4"/></text:span></text:span><text:span text:style-name="ch2_5f_default.Comment.Single"><text:span text:style-name="T40">// Mutex per sincronizzare l'accesso alla lista dei client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pthread_mutex_lock</text:span></text:span><text:span text:style-name="ch2_5f_default.Punctuation"><text:span text:style-name="T22">(</text:span></text:span><text:span text:style-name="ch2_5f_default.Operator"><text:span text:style-name="T43">&amp;</text:span></text:span><text:span text:style-name="ch2_5f_default.Name"><text:span text:style-name="T22">client_mutex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ClientInfo</text:span></text:span><text:span text:style-name="ch2_5f_default.Operator"><text:span text:style-name="T43">*</text:span></text:span><text:span text:style-name="ch2_5f_default.Text.Whitespace"><text:span text:style-name="T43"> </text:span></text:span><text:span text:style-name="ch2_5f_default.Name"><text:span text:style-name="T22">curren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clients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while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current</text:span></text:span><text:span text:style-name="ch2_5f_default.Text.Whitespace"><text:span text:style-name="T43"> </text:span></text:span><text:span text:style-name="ch2_5f_default.Operator"><text:span text:style-name="T43">!=</text:span></text:span><text:span text:style-name="ch2_5f_default.Text.Whitespace"><text:span text:style-name="T43"> </text:span></text:span><text:span text:style-name="ch2_5f_default.Name.Builtin"><text:span text:style-name="T43">NULL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8"/></text:span></text:span><text:span text:style-name="ch2_5f_default.Keyword"><text:span text:style-name="T44">if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socket</text:span></text:span><text:span text:style-name="ch2_5f_default.Text.Whitespace"><text:span text:style-name="T43"> </text:span></text:span><text:span text:style-name="ch2_5f_default.Operator"><text:span text:style-name="T43">==</text:span></text:span><text:span text:style-name="ch2_5f_default.Text.Whitespace"><text:span text:style-name="T43"> </text:span></text:span><text:span text:style-name="ch2_5f_default.Name"><text:span text:style-name="T22">client_socket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strncpy</text:span></text:span><text:span text:style-name="ch2_5f_default.Punctuation"><text:span text:style-name="T22">(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ame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buffer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Keyword"><text:span text:style-name="T44">sizeof</text:span></text:span><text:span text:style-name="ch2_5f_default.Punctuation"><text:span text:style-name="T22">(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ame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Operator"><text:span text:style-name="T43">-</text:span></text:span><text:span text:style-name="ch2_5f_default.Text.Whitespace"><text:span text:style-name="T43"> </text:span></text:span><text:span text:style-name="ch2_5f_default.Literal.Number.Integer"><text:span text:style-name="T43">1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12"/></text:span></text:span><text:span text:style-name="ch2_5f_default.Keyword"><text:span text:style-name="T44">break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8"/></text:span></text:span><text:span text:style-name="ch2_5f_default.Punctuation"><text:span text:style-name="T22">}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curren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ext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4"/></text:span></text:span><text:span text:style-name="ch2_5f_default.Punctuation"><text:span text:style-name="T22">}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pthread_mutex_unlock</text:span></text:span><text:span text:style-name="ch2_5f_default.Punctuation"><text:span text:style-name="T22">(</text:span></text:span><text:span text:style-name="ch2_5f_default.Operator"><text:span text:style-name="T43">&amp;</text:span></text:span><text:span text:style-name="ch2_5f_default.Name"><text:span text:style-name="T22">client_mutex</text:span></text:span><text:span text:style-name="ch2_5f_default.Punctuation"><text:span text:style-name="T22">);</text:span></text:span></text:p>
      <text:p text:style-name="P16"><text:span text:style-name="ch2_5f_default.Text.Whitespace"><text:span text:style-name="T43"/></text:span></text:p>
      <text:p text:style-name="P16"><text:soft-page-break/><text:span text:style-name="ch2_5f_default.Text.Whitespace"><text:span text:style-name="T43"><text:s text:c="4"/></text:span></text:span><text:span text:style-name="ch2_5f_default.Comment.Single"><text:span text:style-name="T40">// Invio di un messaggio di benvenuto al client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snprintf</text:span></text:span><text:span text:style-name="ch2_5f_default.Punctuation"><text:span text:style-name="T22">(</text:span></text:span><text:span text:style-name="ch2_5f_default.Name"><text:span text:style-name="T22">buffer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Keyword"><text:span text:style-name="T44">sizeof</text:span></text:span><text:span text:style-name="ch2_5f_default.Punctuation"><text:span text:style-name="T22">(</text:span></text:span><text:span text:style-name="ch2_5f_default.Name"><text:span text:style-name="T22">buffer</text:span></text:span><text:span text:style-name="ch2_5f_default.Punctuation"><text:span text:style-name="T22">),</text:span></text:span><text:span text:style-name="ch2_5f_default.Text.Whitespace"><text:span text:style-name="T43"> </text:span></text:span><text:span text:style-name="ch2_5f_default.Literal.String"><text:span text:style-name="T43">"Benvenuto, client %s!"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ame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if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send</text:span></text:span><text:span text:style-name="ch2_5f_default.Punctuation"><text:span text:style-name="T22">(</text:span></text:span><text:span text:style-name="ch2_5f_default.Name"><text:span text:style-name="T22">client_socket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buffer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strlen</text:span></text:span><text:span text:style-name="ch2_5f_default.Punctuation"><text:span text:style-name="T22">(</text:span></text:span><text:span text:style-name="ch2_5f_default.Name"><text:span text:style-name="T22">buffer</text:span></text:span><text:span text:style-name="ch2_5f_default.Punctuation"><text:span text:style-name="T22">),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Operator"><text:span text:style-name="T43">&lt;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perror</text:span></text:span><text:span text:style-name="ch2_5f_default.Punctuation"><text:span text:style-name="T22">(</text:span></text:span><text:span text:style-name="ch2_5f_default.Literal.String"><text:span text:style-name="T43">"Errore nell'invio del messaggio di benvenuto al client"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pthread_exit</text:span></text:span><text:span text:style-name="ch2_5f_default.Punctuation"><text:span text:style-name="T22">(</text:span></text:span><text:span text:style-name="ch2_5f_default.Name.Builtin"><text:span text:style-name="T43">NULL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4"/></text:span></text:span><text:span text:style-name="ch2_5f_default.Punctuation"><text:span text:style-name="T22">}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4"/></text:span></text:span><text:span text:style-name="ch2_5f_default.Comment.Single"><text:span text:style-name="T40">// Loop per ricevere e inoltrare i messaggi tra i client</text:span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while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Literal.Number.Integer"><text:span text:style-name="T43">1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memset</text:span></text:span><text:span text:style-name="ch2_5f_default.Punctuation"><text:span text:style-name="T22">(</text:span></text:span><text:span text:style-name="ch2_5f_default.Name"><text:span text:style-name="T22">buffer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Keyword"><text:span text:style-name="T44">sizeof</text:span></text:span><text:span text:style-name="ch2_5f_default.Punctuation"><text:span text:style-name="T22">(</text:span></text:span><text:span text:style-name="ch2_5f_default.Name"><text:span text:style-name="T22">buffer</text:span></text:span><text:span text:style-name="ch2_5f_default.Punctuation"><text:span text:style-name="T22">));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num_bytes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recv</text:span></text:span><text:span text:style-name="ch2_5f_default.Punctuation"><text:span text:style-name="T22">(</text:span></text:span><text:span text:style-name="ch2_5f_default.Name"><text:span text:style-name="T22">client_socket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buffer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Keyword"><text:span text:style-name="T44">sizeof</text:span></text:span><text:span text:style-name="ch2_5f_default.Punctuation"><text:span text:style-name="T22">(</text:span></text:span><text:span text:style-name="ch2_5f_default.Name"><text:span text:style-name="T22">buffer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Operator"><text:span text:style-name="T43">-</text:span></text:span><text:span text:style-name="ch2_5f_default.Text.Whitespace"><text:span text:style-name="T43"> </text:span></text:span><text:span text:style-name="ch2_5f_default.Literal.Number.Integer"><text:span text:style-name="T43">1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8"/></text:span></text:span><text:span text:style-name="ch2_5f_default.Keyword"><text:span text:style-name="T44">if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num_bytes</text:span></text:span><text:span text:style-name="ch2_5f_default.Text.Whitespace"><text:span text:style-name="T43"> </text:span></text:span><text:span text:style-name="ch2_5f_default.Operator"><text:span text:style-name="T43">&lt;=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12"/></text:span></text:span><text:span text:style-name="ch2_5f_default.Keyword"><text:span text:style-name="T44">break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8"/></text:span></text:span><text:span text:style-name="ch2_5f_default.Punctuation"><text:span text:style-name="T22">}</text:span></text:span><text:span text:style-name="ch2_5f_default.Text.Whitespace"><text:span text:style-name="T43"> </text:span></text:span><text:span text:style-name="ch2_5f_default.Keyword"><text:span text:style-name="T44">else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printf</text:span></text:span><text:span text:style-name="ch2_5f_default.Punctuation"><text:span text:style-name="T22">(</text:span></text:span><text:span text:style-name="ch2_5f_default.Literal.String"><text:span text:style-name="T43">"Messaggio ricevuto dal client %s: %s</text:span></text:span><text:span text:style-name="ch2_5f_default.Literal.String.Escape"><text:span text:style-name="T44">\n</text:span></text:span><text:span text:style-name="ch2_5f_default.Literal.String"><text:span text:style-name="T43">"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ame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buffer</text:span></text:span><text:span text:style-name="ch2_5f_default.Punctuation"><text:span text:style-name="T22">);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12"/></text:span></text:span><text:span text:style-name="ch2_5f_default.Comment.Single"><text:span text:style-name="T40">// Mutex per sincronizzare l'accesso alla lista dei client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pthread_mutex_lock</text:span></text:span><text:span text:style-name="ch2_5f_default.Punctuation"><text:span text:style-name="T22">(</text:span></text:span><text:span text:style-name="ch2_5f_default.Operator"><text:span text:style-name="T43">&amp;</text:span></text:span><text:span text:style-name="ch2_5f_default.Name"><text:span text:style-name="T22">client_mutex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12"/></text:span></text:span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ClientInfo</text:span></text:span><text:span text:style-name="ch2_5f_default.Operator"><text:span text:style-name="T43">*</text:span></text:span><text:span text:style-name="ch2_5f_default.Text.Whitespace"><text:span text:style-name="T43"> </text:span></text:span><text:span text:style-name="ch2_5f_default.Name"><text:span text:style-name="T22">sender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clients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12"/></text:span></text:span><text:span text:style-name="ch2_5f_default.Keyword"><text:span text:style-name="T44">while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sender</text:span></text:span><text:span text:style-name="ch2_5f_default.Text.Whitespace"><text:span text:style-name="T43"> </text:span></text:span><text:span text:style-name="ch2_5f_default.Operator"><text:span text:style-name="T43">!=</text:span></text:span><text:span text:style-name="ch2_5f_default.Text.Whitespace"><text:span text:style-name="T43"> </text:span></text:span><text:span text:style-name="ch2_5f_default.Name.Builtin"><text:span text:style-name="T43">NULL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16"/></text:span></text:span><text:span text:style-name="ch2_5f_default.Keyword"><text:span text:style-name="T44">if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sender</text:span></text:span><text:span text:style-name="ch2_5f_default.Operator"><text:span text:style-name="T43">-&gt;</text:span></text:span><text:span text:style-name="ch2_5f_default.Name"><text:span text:style-name="T22">socket</text:span></text:span><text:span text:style-name="ch2_5f_default.Text.Whitespace"><text:span text:style-name="T43"> </text:span></text:span><text:span text:style-name="ch2_5f_default.Operator"><text:span text:style-name="T43">!=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Text.Whitespace"><text:span text:style-name="T43"> </text:span></text:span><text:span text:style-name="ch2_5f_default.Operator"><text:span text:style-name="T43">&amp;&amp;</text:span></text:span><text:span text:style-name="ch2_5f_default.Text.Whitespace"><text:span text:style-name="T43"> </text:span></text:span><text:span text:style-name="ch2_5f_default.Name"><text:span text:style-name="T22">sender</text:span></text:span><text:span text:style-name="ch2_5f_default.Operator"><text:span text:style-name="T43">-&gt;</text:span></text:span><text:span text:style-name="ch2_5f_default.Name"><text:span text:style-name="T22">socket</text:span></text:span><text:span text:style-name="ch2_5f_default.Text.Whitespace"><text:span text:style-name="T43"> </text:span></text:span><text:span text:style-name="ch2_5f_default.Operator"><text:span text:style-name="T43">!=</text:span></text:span><text:span text:style-name="ch2_5f_default.Text.Whitespace"><text:span text:style-name="T43"> </text:span></text:span><text:span text:style-name="ch2_5f_default.Name"><text:span text:style-name="T22">client_socket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20"/></text:span></text:span><text:span text:style-name="ch2_5f_default.Keyword.Type"><text:span text:style-name="T44">char</text:span></text:span><text:span text:style-name="ch2_5f_default.Text.Whitespace"><text:span text:style-name="T43"> </text:span></text:span><text:span text:style-name="ch2_5f_default.Name"><text:span text:style-name="T22">message</text:span></text:span><text:span text:style-name="ch2_5f_default.Punctuation"><text:span text:style-name="T22">[</text:span></text:span><text:span text:style-name="ch2_5f_default.Literal.Number.Integer"><text:span text:style-name="T43">4096</text:span></text:span><text:span text:style-name="ch2_5f_default.Punctuation"><text:span text:style-name="T22">];</text:span></text:span></text:p>
      <text:p text:style-name="P16"><text:span text:style-name="ch2_5f_default.Text.Whitespace"><text:span text:style-name="T43"><text:s text:c="20"/></text:span></text:span><text:span text:style-name="ch2_5f_default.Name"><text:span text:style-name="T22">snprintf</text:span></text:span><text:span text:style-name="ch2_5f_default.Punctuation"><text:span text:style-name="T22">(</text:span></text:span><text:span text:style-name="ch2_5f_default.Name"><text:span text:style-name="T22">message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Keyword"><text:span text:style-name="T44">sizeof</text:span></text:span><text:span text:style-name="ch2_5f_default.Punctuation"><text:span text:style-name="T22">(</text:span></text:span><text:span text:style-name="ch2_5f_default.Name"><text:span text:style-name="T22">message</text:span></text:span><text:span text:style-name="ch2_5f_default.Punctuation"><text:span text:style-name="T22">),</text:span></text:span><text:span text:style-name="ch2_5f_default.Text.Whitespace"><text:span text:style-name="T43"> </text:span></text:span><text:span text:style-name="ch2_5f_default.Literal.String"><text:span text:style-name="T43">"%s: %s"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ame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buffer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tab/> <text:s text:c="7"/></text:span></text:span><text:span text:style-name="ch2_5f_default.Comment.Single"><text:span text:style-name="T63">//stampo chi ha inviato il messaggio e il messaggio</text:span></text:span></text:p>
      <text:p text:style-name="P16"><text:span text:style-name="ch2_5f_default.Text.Whitespace"><text:span text:style-name="T43"><text:s text:c="20"/></text:span></text:span><text:span text:style-name="ch2_5f_default.Keyword"><text:span text:style-name="T44">if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send</text:span></text:span><text:span text:style-name="ch2_5f_default.Punctuation"><text:span text:style-name="T22">(</text:span></text:span><text:span text:style-name="ch2_5f_default.Name"><text:span text:style-name="T22">sender</text:span></text:span><text:span text:style-name="ch2_5f_default.Operator"><text:span text:style-name="T43">-&gt;</text:span></text:span><text:span text:style-name="ch2_5f_default.Name"><text:span text:style-name="T22">socket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message</text:span></text:span><text:span text:style-name="ch2_5f_default.Punctuation"><text:span text:style-name="T22">,</text:span></text:span><text:span text:style-name="ch2_5f_default.Text.Whitespace"><text:span text:style-name="T43"> </text:span></text:span><text:span text:style-name="ch2_5f_default.Name"><text:span text:style-name="T22">strlen</text:span></text:span><text:span text:style-name="ch2_5f_default.Punctuation"><text:span text:style-name="T22">(</text:span></text:span><text:span text:style-name="ch2_5f_default.Name"><text:span text:style-name="T22">message</text:span></text:span><text:span text:style-name="ch2_5f_default.Punctuation"><text:span text:style-name="T22">),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Operator"><text:span text:style-name="T43">&lt;</text:span></text:span><text:span text:style-name="ch2_5f_default.Text.Whitespace"><text:span text:style-name="T43"> </text:span></text:span><text:span text:style-name="ch2_5f_default.Literal.Number.Integer"><text:span text:style-name="T43">0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24"/></text:span></text:span><text:span text:style-name="ch2_5f_default.Name"><text:span text:style-name="T22">perror</text:span></text:span><text:span text:style-name="ch2_5f_default.Punctuation"><text:span text:style-name="T22">(</text:span></text:span><text:span text:style-name="ch2_5f_default.Literal.String"><text:span text:style-name="T43">"Errore nell'invio del messaggio al client"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24"/></text:span></text:span><text:span text:style-name="ch2_5f_default.Keyword"><text:span text:style-name="T44">break</text:span></text:span><text:span text:style-name="ch2_5f_default.Punctuation"><text:span text:style-name="T22">;</text:span></text:span><text:span text:style-name="ch2_5f_default.Text.Whitespace"><text:span text:style-name="T43"> </text:span></text:span><text:span text:style-name="ch2_5f_default.Comment.Single"><text:span text:style-name="T63">//e poi con il while lo mando a tutti gli altri client che ho attivi</text:span></text:span></text:p>
      <text:p text:style-name="P16"><text:span text:style-name="ch2_5f_default.Text.Whitespace"><text:span text:style-name="T43"><text:s text:c="20"/></text:span></text:span><text:span text:style-name="ch2_5f_default.Punctuation"><text:span text:style-name="T22">}</text:span></text:span></text:p>
      <text:p text:style-name="P16"><text:span text:style-name="ch2_5f_default.Text.Whitespace"><text:span text:style-name="T43"><text:s text:c="16"/></text:span></text:span><text:span text:style-name="ch2_5f_default.Punctuation"><text:span text:style-name="T22">}</text:span></text:span></text:p>
      <text:p text:style-name="P16"><text:span text:style-name="ch2_5f_default.Text.Whitespace"><text:span text:style-name="T43"><text:s text:c="16"/></text:span></text:span><text:span text:style-name="ch2_5f_default.Name"><text:span text:style-name="T22">sender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sender</text:span></text:span><text:span text:style-name="ch2_5f_default.Operator"><text:span text:style-name="T43">-&gt;</text:span></text:span><text:span text:style-name="ch2_5f_default.Name"><text:span text:style-name="T22">next</text:span></text:span><text:span text:style-name="ch2_5f_default.Punctuation"><text:span text:style-name="T22">;</text:span></text:span><text:span text:style-name="ch2_5f_default.Text.Whitespace"><text:span text:style-name="T43"> </text:span></text:span><text:span text:style-name="ch2_5f_default.Comment.Single"><text:span text:style-name="T63">//passo al prossimo client</text:span></text:span></text:p>
      <text:p text:style-name="P16"><text:span text:style-name="ch2_5f_default.Text.Whitespace"><text:span text:style-name="T43"><text:s text:c="12"/></text:span></text:span><text:span text:style-name="ch2_5f_default.Punctuation"><text:span text:style-name="T22">}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pthread_mutex_unlock</text:span></text:span><text:span text:style-name="ch2_5f_default.Punctuation"><text:span text:style-name="T22">(</text:span></text:span><text:span text:style-name="ch2_5f_default.Operator"><text:span text:style-name="T43">&amp;</text:span></text:span><text:span text:style-name="ch2_5f_default.Name"><text:span text:style-name="T22">client_mutex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8"/></text:span></text:span><text:span text:style-name="ch2_5f_default.Punctuation"><text:span text:style-name="T22">}</text:span></text:span></text:p>
      <text:p text:style-name="P16"><text:span text:style-name="ch2_5f_default.Text.Whitespace"><text:span text:style-name="T43"><text:s text:c="4"/></text:span></text:span><text:span text:style-name="ch2_5f_default.Punctuation"><text:span text:style-name="T22">}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4"/></text:span></text:span><text:span text:style-name="ch2_5f_default.Comment.Single"><text:span text:style-name="T40">// Rimozione del client dalla lista e chiusura del socket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pthread_mutex_lock</text:span></text:span><text:span text:style-name="ch2_5f_default.Punctuation"><text:span text:style-name="T22">(</text:span></text:span><text:span text:style-name="ch2_5f_default.Operator"><text:span text:style-name="T43">&amp;</text:span></text:span><text:span text:style-name="ch2_5f_default.Name"><text:span text:style-name="T22">client_mutex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struct</text:span></text:span><text:span text:style-name="ch2_5f_default.Text.Whitespace"><text:span text:style-name="T43"> </text:span></text:span><text:span text:style-name="ch2_5f_default.Name.Class"><text:span text:style-name="T44">ClientInfo</text:span></text:span><text:span text:style-name="ch2_5f_default.Operator"><text:span text:style-name="T43">*</text:span></text:span><text:span text:style-name="ch2_5f_default.Text.Whitespace"><text:span text:style-name="T43"> </text:span></text:span><text:span text:style-name="ch2_5f_default.Name"><text:span text:style-name="T22">prev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.Builtin"><text:span text:style-name="T43">NULL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curren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clients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4"/></text:span></text:span><text:span text:style-name="ch2_5f_default.Keyword"><text:span text:style-name="T44">while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current</text:span></text:span><text:span text:style-name="ch2_5f_default.Text.Whitespace"><text:span text:style-name="T43"> </text:span></text:span><text:span text:style-name="ch2_5f_default.Operator"><text:span text:style-name="T43">!=</text:span></text:span><text:span text:style-name="ch2_5f_default.Text.Whitespace"><text:span text:style-name="T43"> </text:span></text:span><text:span text:style-name="ch2_5f_default.Name.Builtin"><text:span text:style-name="T43">NULL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8"/></text:span></text:span><text:span text:style-name="ch2_5f_default.Keyword"><text:span text:style-name="T44">if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socket</text:span></text:span><text:span text:style-name="ch2_5f_default.Text.Whitespace"><text:span text:style-name="T43"> </text:span></text:span><text:span text:style-name="ch2_5f_default.Operator"><text:span text:style-name="T43">==</text:span></text:span><text:span text:style-name="ch2_5f_default.Text.Whitespace"><text:span text:style-name="T43"> </text:span></text:span><text:span text:style-name="ch2_5f_default.Name"><text:span text:style-name="T22">client_socket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12"/></text:span></text:span><text:span text:style-name="ch2_5f_default.Keyword"><text:span text:style-name="T44">if</text:span></text:span><text:span text:style-name="ch2_5f_default.Text.Whitespace"><text:span text:style-name="T43"> </text:span></text:span><text:span text:style-name="ch2_5f_default.Punctuation"><text:span text:style-name="T22">(</text:span></text:span><text:span text:style-name="ch2_5f_default.Name"><text:span text:style-name="T22">prev</text:span></text:span><text:span text:style-name="ch2_5f_default.Text.Whitespace"><text:span text:style-name="T43"> </text:span></text:span><text:span text:style-name="ch2_5f_default.Operator"><text:span text:style-name="T43">!=</text:span></text:span><text:span text:style-name="ch2_5f_default.Text.Whitespace"><text:span text:style-name="T43"> </text:span></text:span><text:span text:style-name="ch2_5f_default.Name.Builtin"><text:span text:style-name="T43">NULL</text:span></text:span><text:span text:style-name="ch2_5f_default.Punctuation"><text:span text:style-name="T22">)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pan text:style-name="ch2_5f_default.Text.Whitespace"><text:span text:style-name="T43"><text:s text:c="16"/></text:span></text:span><text:span text:style-name="ch2_5f_default.Name"><text:span text:style-name="T22">prev</text:span></text:span><text:span text:style-name="ch2_5f_default.Operator"><text:span text:style-name="T43">-&gt;</text:span></text:span><text:span text:style-name="ch2_5f_default.Name"><text:span text:style-name="T22">nex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ext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12"/></text:span></text:span><text:span text:style-name="ch2_5f_default.Punctuation"><text:span text:style-name="T22">}</text:span></text:span><text:span text:style-name="ch2_5f_default.Text.Whitespace"><text:span text:style-name="T43"> </text:span></text:span><text:span text:style-name="ch2_5f_default.Keyword"><text:span text:style-name="T44">else</text:span></text:span><text:span text:style-name="ch2_5f_default.Text.Whitespace"><text:span text:style-name="T43"> </text:span></text:span><text:span text:style-name="ch2_5f_default.Punctuation"><text:span text:style-name="T22">{</text:span></text:span></text:p>
      <text:p text:style-name="P16"><text:soft-page-break/><text:span text:style-name="ch2_5f_default.Text.Whitespace"><text:span text:style-name="T43"><text:s text:c="16"/></text:span></text:span><text:span text:style-name="ch2_5f_default.Name"><text:span text:style-name="T22">clients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ext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12"/></text:span></text:span><text:span text:style-name="ch2_5f_default.Punctuation"><text:span text:style-name="T22">}</text:span></text:span></text:p>
      <text:p text:style-name="P16"><text:span text:style-name="ch2_5f_default.Text.Whitespace"><text:span text:style-name="T43"><text:s text:c="12"/></text:span></text:span><text:span text:style-name="ch2_5f_default.Name"><text:span text:style-name="T22">free</text:span></text:span><text:span text:style-name="ch2_5f_default.Punctuation"><text:span text:style-name="T22">(</text:span></text:span><text:span text:style-name="ch2_5f_default.Name"><text:span text:style-name="T22">current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12"/></text:span></text:span><text:span text:style-name="ch2_5f_default.Keyword"><text:span text:style-name="T44">break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8"/></text:span></text:span><text:span text:style-name="ch2_5f_default.Punctuation"><text:span text:style-name="T22">}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prev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current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8"/></text:span></text:span><text:span text:style-name="ch2_5f_default.Name"><text:span text:style-name="T22">current</text:span></text:span><text:span text:style-name="ch2_5f_default.Text.Whitespace"><text:span text:style-name="T43"> </text:span></text:span><text:span text:style-name="ch2_5f_default.Operator"><text:span text:style-name="T43">=</text:span></text:span><text:span text:style-name="ch2_5f_default.Text.Whitespace"><text:span text:style-name="T43"> </text:span></text:span><text:span text:style-name="ch2_5f_default.Name"><text:span text:style-name="T22">current</text:span></text:span><text:span text:style-name="ch2_5f_default.Operator"><text:span text:style-name="T43">-&gt;</text:span></text:span><text:span text:style-name="ch2_5f_default.Name"><text:span text:style-name="T22">next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4"/></text:span></text:span><text:span text:style-name="ch2_5f_default.Punctuation"><text:span text:style-name="T22">}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num_clients</text:span></text:span><text:span text:style-name="ch2_5f_default.Operator"><text:span text:style-name="T43">--</text:span></text:span><text:span text:style-name="ch2_5f_default.Punctuation"><text:span text:style-name="T22">;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pthread_mutex_unlock</text:span></text:span><text:span text:style-name="ch2_5f_default.Punctuation"><text:span text:style-name="T22">(</text:span></text:span><text:span text:style-name="ch2_5f_default.Operator"><text:span text:style-name="T43">&amp;</text:span></text:span><text:span text:style-name="ch2_5f_default.Name"><text:span text:style-name="T22">client_mutex</text:span></text:span><text:span text:style-name="ch2_5f_default.Punctuation"><text:span text:style-name="T22">);</text:span></text:span></text:p>
      <text:p text:style-name="P16"><text:span text:style-name="ch2_5f_default.Text.Whitespace"><text:span text:style-name="T43"/></text:span></text:p>
      <text:p text:style-name="P16"><text:span text:style-name="ch2_5f_default.Text.Whitespace"><text:span text:style-name="T43"><text:s text:c="4"/></text:span></text:span><text:span text:style-name="ch2_5f_default.Name"><text:span text:style-name="T22">close</text:span></text:span><text:span text:style-name="ch2_5f_default.Punctuation"><text:span text:style-name="T22">(</text:span></text:span><text:span text:style-name="ch2_5f_default.Name"><text:span text:style-name="T22">client_socket</text:span></text:span><text:span text:style-name="ch2_5f_default.Punctuation"><text:span text:style-name="T22">);</text:span></text:span></text:p>
      <text:p text:style-name="P16"><text:span text:style-name="ch2_5f_default.Text.Whitespace"><text:span text:style-name="T43"><text:s text:c="4"/></text:span></text:span><text:span text:style-name="ch2_5f_default.Name"><text:span text:style-name="T22">pthread_exit</text:span></text:span><text:span text:style-name="ch2_5f_default.Punctuation"><text:span text:style-name="T22">(</text:span></text:span><text:span text:style-name="ch2_5f_default.Name.Builtin"><text:span text:style-name="T43">NULL</text:span></text:span><text:span text:style-name="ch2_5f_default.Punctuation"><text:span text:style-name="T22">);</text:span></text:span></text:p>
      <text:p text:style-name="P16"><text:span text:style-name="ch2_5f_default.Punctuation"><text:span text:style-name="T22">}</text:span></text:span></text:p>
      <text:p text:style-name="Standard"><text:span text:style-name="ch2_5f_default.Punctuation"><text:span text:style-name="T1"/></text:span></text:p>
      <text:p text:style-name="Standard"><text:span text:style-name="ch2_5f_default.Punctuation"><text:span text:style-name="T1"/></text:span></text:p>
      <text:p text:style-name="Standard"><text:span text:style-name="ch2_5f_default.Punctuation"/></text:p>
      <text:p text:style-name="Standard"><text:span text:style-name="ch2_5f_default.Punctuation"/></text:p>
      <text:p text:style-name="Standard"><text:span text:style-name="ch2_5f_default.Punctuation"/></text:p>
      <text:p text:style-name="Standard"><text:span text:style-name="ch2_5f_default.Punctuation"><text:span text:style-name="T1"/></text:span></text:p>
      <text:p text:style-name="P17"><text:span text:style-name="ch2_5f_default.Comment.Preproc"><text:span text:style-name="T11">Sviluppi futuri</text:span></text:span></text:p>
      <text:p text:style-name="P17"><text:span text:style-name="ch2_5f_default.Comment.Preproc"><text:span text:style-name="T23"/></text:span></text:p>
      <text:list xml:id="list2323939299" text:style-name="L6">
        <text:list-item>
          <text:p text:style-name="P24"><text:span text:style-name="ch2_5f_default.Punctuation"><text:span text:style-name="T54">Implementazione su Server Remoto</text:span></text:span><text:span text:style-name="ch2_5f_default.Punctuation"><text:span text:style-name="T52">: Attualmente, il server è configurato per funzionare in locale. Una possibile estensione del progetto sarebbe la sua implementazione su un server remoto </text:span></text:span><text:span text:style-name="ch2_5f_default.Punctuation"><text:span text:style-name="T53">(oracle, aws) così da rendere utile l'implementazione del proxy tor (porta 9051), dovendo uscire dalla rete casalinga.</text:span></text:span></text:p>
        </text:list-item>
        <text:list-item>
          <text:p text:style-name="P24"><text:span text:style-name="ch2_5f_default.Punctuation"><text:span text:style-name="T51">Miglioramento della Grafica</text:span></text:span><text:span text:style-name="ch2_5f_default.Punctuation"><text:span text:style-name="T45">: Il client è attualmente basato su testo e ha un'interfaccia utente molto basilare. </text:span></text:span><text:span text:style-name="ch2_5f_default.Punctuation"><text:span text:style-name="T46">Si potrebbe</text:span></text:span><text:span text:style-name="ch2_5f_default.Punctuation"><text:span text:style-name="T45"> creare un'interfaccia utente più amichevole e interattiva </text:span></text:span><text:span text:style-name="ch2_5f_default.Punctuation"><text:span text:style-name="T46">grazie all’utilizzo di librerie C (anche se non è il massimo)</text:span></text:span></text:p>
        </text:list-item>
        <text:list-item>
          <text:p text:style-name="P24"><text:span text:style-name="ch2_5f_default.Punctuation"><text:span text:style-name="T51">Implementazione del Protocollo SSL</text:span></text:span><text:span text:style-name="ch2_5f_default.Punctuation"><text:span text:style-name="T45">: Per migliorare la sicurezza delle comunicazioni tra client e server, </text:span></text:span><text:span text:style-name="ch2_5f_default.Punctuation"><text:span text:style-name="T46">si potrebbe </text:span></text:span><text:span text:style-name="ch2_5f_default.Punctuation"><text:span text:style-name="T45">implementare il protocollo SSL/TLS per crittografare i dati trasmessi sulla rete. Questo proteggerà i messaggi dai tentativi di intercettazione.</text:span></text:span></text:p>
        </text:list-item>
        <text:list-item>
          <text:p text:style-name="P24"><text:span text:style-name="ch2_5f_default.Punctuation"><text:span text:style-name="T51">Sicurezza degli Accessi</text:span></text:span><text:span text:style-name="ch2_5f_default.Punctuation"><text:span text:style-name="T45">: Implementare un sistema di autenticazione e autorizzazione dei client per garantire che solo gli utenti autorizzati possano accedere alla chat.</text:span></text:span></text:p>
        </text:list-item>
        <text:list-item>
          <text:p text:style-name="P24"><text:span text:style-name="ch2_5f_default.Punctuation"><text:span text:style-name="T51">Storico delle Conversazioni</text:span></text:span><text:span text:style-name="ch2_5f_default.Punctuation"><text:span text:style-name="T45">: Consentire agli utenti di visualizzare il registro delle conversazioni precedenti.</text:span></text:span></text:p>
        </text:list-item>
      </text:list>
      <text:p text:style-name="P17"><text:span text:style-name="ch2_5f_default.Comment.Preproc"><text:span text:style-name="T23"/></text:span></text:p>
      <text:p text:style-name="P17"><text:span text:style-name="ch2_5f_default.Comment.Preproc"><text:span text:style-name="T23"/></text:span></text:p>
      <text:p text:style-name="P17"><text:span text:style-name="ch2_5f_default.Comment.Preproc"><text:span text:style-name="T23"/></text:span></text:p>
      <text:p text:style-name="P17"><text:span text:style-name="ch2_5f_default.Comment.Preproc"><text:span text:style-name="T23"/></text:span></text:p>
      <text:p text:style-name="P17"><text:span text:style-name="ch2_5f_default.Comment.Preproc"><text:span text:style-name="T23"/></text:span></text:p>
      <text:p text:style-name="P17"><text:span text:style-name="ch2_5f_default.Comment.Preproc"><text:span text:style-name="T23"/></text:span></text:p>
      <text:p text:style-name="P18"><text:soft-page-break/><text:span text:style-name="ch2_5f_default.Comment.Preproc"><text:span text:style-name="T12">Prove eseguite con altre tecnologie</text:span></text:span></text:p>
      <text:p text:style-name="P18"><text:span text:style-name="ch2_5f_default.Punctuation"><text:span text:style-name="T19">Per la parte di Tor, dopo aver provato diversi metodi, ho scelto quello più semplice ed efficace: torsocks. </text:span></text:span></text:p>
      <text:p text:style-name="P18"><text:span text:style-name="ch2_5f_default.Punctuation"><text:span text:style-name="T19">Prima di arrivare a questo tool ho provato direttamente ad eseguire (dal codice C client) una connessione tramite proxy al 127.0.0.1:9051 (proxy socks5 di tor). Purtroppo richiedeva l'uso di un server remoto su cui reindirizzare la richiesta (avevo provato anche con un sito onion da me creato).</text:span></text:span></text:p>
      <text:p text:style-name="P18"><text:span text:style-name="ch2_5f_default.Punctuation"><text:span text:style-name="T19">Un'altra idea è stata quella di utilizzare ProxyChain (catena di proxy). </text:span></text:span><text:span text:style-name="ch2_5f_default.Punctuation"><text:span text:style-name="T28">La principale differenza tra ProxyChains e Torsocks è che ProxyChains è più flessibile e adatto a una varietà di casi d'uso, mentre Torsocks è specificamente progettato per l'uso con la rete Tor e fornisce un elevato grado di anonimato, ma con meno flessibilità nelle configurazioni proxy.</text:span></text:span></text:p>
      <text:p text:style-name="P17"><text:span text:style-name="ch2_5f_default.Punctuation"><text:span text:style-name="T10"/></text:span></text:p>
      <text:p text:style-name="P17"><text:span text:style-name="ch2_5f_default.Comment.Preproc"><text:span text:style-name="T10"/></text:span></text:p>
      <text:p text:style-name="P17"><text:span text:style-name="ch2_5f_default.Comment.Preproc"><text:span text:style-name="T10">Conclusioni</text:span></text:span></text:p>
      <text:p text:style-name="Standard"><text:span text:style-name="ch2_5f_default.Punctuation"><text:span text:style-name="T55">E’ </text:span></text:span><text:span text:style-name="ch2_5f_default.Punctuation"><text:span text:style-name="T25">stato sviluppato un sistema di chat client-server in C </text:span></text:span><text:span text:style-name="ch2_5f_default.Punctuation"><text:span text:style-name="T55">usando multithreading e basandosi sulla rete Tor</text:span></text:span><text:span text:style-name="ch2_5f_default.Punctuation"><text:span text:style-name="T25">. Il server è in grado di gestire più client contemporaneamente, consentendo loro di comunicare tra loro tramite il server stesso. La chat supporta messaggi di testo e presenta una funzionalità di base per l'invio di messaggi di benvenuto ai nuovi client. Il client, d'altro canto, si connette al server, invia e riceve messaggi.</text:span></text:span></text:p>
      <text:p text:style-name="Standard"><text:span text:style-name="ch2_5f_default.Punctuation"/></text:p>
      <text:p text:style-name="P17"><text:span text:style-name="ch2_5f_default.Punctuation"><text:span text:style-name="T55">Ringrazio il prof. Ardagna e il dott. Berto per essere stati sempre disponibili a risolvere tutti i dubbi o problemi che si sono presentati durante la progettazione e realizzazione di tutto il codice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DejaVu Math TeX Gyre" svg:font-family="'DejaVu Math TeX Gyre'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 Francisco" svg:font-family="'San Francisco'"/>
    <style:font-face style:name="San francisco" svg:font-family="'San francisco'"/>
    <style:font-face style:name="Sans mono" svg:font-family="'Sans mono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h2_5f_default" style:display-name="ch2_default" style:family="text"/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Comment.Preproc" style:display-name="ch2_default.Comment.Preproc" style:family="text" style:parent-style-name="ch2_5f_default.Comment">
      <style:text-properties fo:color="#9c6500" loext:opacity="100%" fo:font-style="normal"/>
    </style:style>
    <style:style style:name="ch2_5f_default.Comment.PreprocFile" style:display-name="ch2_default.Comment.PreprocFile" style:family="text" style:parent-style-name="ch2_5f_default.Commen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ch2_5f_default.Error" style:display-name="ch2_default.Error" style:family="text" style:parent-style-name="ch2_5f_defaul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Keyword.Reserved" style:display-name="ch2_default.Keyword.Reserved" style:family="text" style:parent-style-name="ch2_5f_default.Keyword"/>
    <style:style style:name="ch2_5f_default.Name" style:display-name="ch2_default.Name" style:family="text" style:parent-style-name="ch2_5f_default"/>
    <style:style style:name="ch2_5f_default.Name.Class" style:display-name="ch2_default.Name.Class" style:family="text" style:parent-style-name="ch2_5f_default.Name">
      <style:text-properties fo:color="#0000ff" loext:opacity="100%" fo:font-weight="bold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2_5f_colorful" style:display-name="ch2_colorful" style:family="text"/>
    <style:style style:name="ch2_5f_colorful.Text" style:display-name="ch2_colorful.Text" style:family="text" style:parent-style-name="ch2_5f_colorful"/>
    <style:style style:name="ch2_5f_colorful.Text.Whitespace" style:display-name="ch2_colorful.Text.Whitespace" style:family="text" style:parent-style-name="ch2_5f_colorful.Text">
      <style:text-properties fo:color="#bbbbbb" loext:opacity="100%"/>
    </style:style>
    <style:style style:name="ch2_5f_default.Comment.Single" style:display-name="ch2_default.Comment.Single" style:family="text" style:parent-style-name="ch2_5f_default.Comment"/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Literal" style:display-name="ch2_default.Literal" style:family="text" style:parent-style-name="ch2_5f_default"/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Integer" style:display-name="ch2_default.Literal.Number.Integer" style:family="text" style:parent-style-name="ch2_5f_default.Literal.Number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Literal.String.Char" style:display-name="ch2_default.Literal.String.Char" style:family="text" style:parent-style-name="ch2_5f_default.Literal.String"/>
    <style:style style:name="ch2_5f_default.Literal.String.Escape" style:display-name="ch2_default.Literal.String.Escape" style:family="text" style:parent-style-name="ch2_5f_default.Literal.String">
      <style:text-properties fo:color="#aa5d1f" loext:opacity="100%" fo:font-weight="bold"/>
    </style:style>
    <style:style style:name="ch2_5f_default.Name.Builtin" style:display-name="ch2_default.Name.Builtin" style:family="text" style:parent-style-name="ch2_5f_default.Name">
      <style:text-properties fo:color="#008000" loext:opacity="100%"/>
    </style:style>
    <style:style style:name="ch2_5f_default.Name.Function" style:display-name="ch2_default.Name.Function" style:family="text" style:parent-style-name="ch2_5f_default.Name">
      <style:text-properties fo:color="#0000ff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8:37:04.173073907</meta:creation-date>
    <dc:date>2023-09-12T12:16:25.970641446</dc:date>
    <meta:editing-duration>PT3H27M29S</meta:editing-duration>
    <meta:editing-cycles>19</meta:editing-cycles>
    <meta:generator>LibreOffice/7.4.7.2$Linux_X86_64 LibreOffice_project/40$Build-2</meta:generator>
    <meta:document-statistic meta:table-count="0" meta:image-count="0" meta:object-count="0" meta:page-count="13" meta:paragraph-count="377" meta:word-count="2608" meta:character-count="20694" meta:non-whitespace-character-count="16501"/>
  </office:meta>
</office:document-meta>
</file>